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03cm"/>
    </style:style>
    <style:style style:name="co2" style:family="table-column">
      <style:table-column-properties fo:break-before="auto" style:column-width="3.09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189cm"/>
    </style:style>
    <style:style style:name="co5" style:family="table-column">
      <style:table-column-properties fo:break-before="auto" style:column-width="3.297cm"/>
    </style:style>
    <style:style style:name="co6" style:family="table-column">
      <style:table-column-properties fo:break-before="auto" style:column-width="3.224cm"/>
    </style:style>
    <style:style style:name="co7" style:family="table-column">
      <style:table-column-properties fo:break-before="auto" style:column-width="2.829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2.796cm"/>
    </style:style>
    <style:style style:name="ro1" style:family="table-row">
      <style:table-row-properties style:row-height="0.512cm" fo:break-before="auto" style:use-optimal-row-height="true"/>
    </style:style>
    <style:style style:name="ta1" style:family="table" style:master-page-name="PageStyle_5f_Sets">
      <style:table-properties table:display="true" style:writing-mode="lr-tb"/>
    </style:style>
    <style:style style:name="ta2" style:family="table" style:master-page-name="PageStyle_5f_Maps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ts" table:style-name="ta1" table:print="false">
        <table:table-column table:style-name="co1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1016" table:default-cell-style-name="Excel_20_Built-in_20_Normal"/>
        <table:table-row table:style-name="ro1">
          <table:table-cell table:number-columns-repeated="7"/>
          <table:table-cell>
            <draw:frame table:end-cell-address="Sets.U36" table:end-x="2.239cm" table:end-y="0.51cm" draw:z-index="0" draw:name="Chart 2" draw:style-name="gr1" svg:width="29.458cm" svg:height="17.86cm" svg:x="2.959cm" svg:y="0.486cm">
              <draw:object draw:notify-on-update-of-ranges="Sets.A5:Sets.A103 Sets.B4:Sets.B4 Sets.B5:Sets.B103 Sets.A5:Sets.A103 Sets.C4:Sets.C4 Sets.C5:Sets.C103 Sets.A5:Sets.A103 Sets.D4:Sets.D4 Sets.D5:Sets.D103 Sets.A5:Sets.A103 Sets.E4:Sets.E4 Sets.E5:Sets.E103 Sets.A5:Sets.A103 Sets.F4:Sets.F4 Sets.F5:Sets.F103 Sets.A5:Sets.A103 Sets.G4:Sets.G4 Sets.G5:Sets.G10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1" office:value-type="string">
            <text:p>Set Memory Tab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>
            <text:p>Number of sets</text:p>
          </table:table-cell>
          <table:table-cell table:style-name="Default" office:value-type="string">
            <text:p>EmptySmallSets</text:p>
          </table:table-cell>
          <table:table-cell table:style-name="Default" office:value-type="string">
            <text:p>EmptyHashSets</text:p>
          </table:table-cell>
          <table:table-cell table:style-name="Default" office:value-type="string">
            <text:p>OneSmallSets</text:p>
          </table:table-cell>
          <table:table-cell table:style-name="Default" office:value-type="string">
            <text:p>OneHashSets</text:p>
          </table:table-cell>
          <table:table-cell table:style-name="Default" office:value-type="string">
            <text:p>PairSmallSets</text:p>
          </table:table-cell>
          <table:table-cell table:style-name="Default" office:value-type="string">
            <text:p>PairHashSets</text:p>
          </table:table-cell>
          <table:table-cell table:number-columns-repeated="1017"/>
        </table:table-row>
        <table:table-row table:style-name="ro1">
          <table:table-cell table:style-name="Default" office:value-type="float" office:value="1000">
            <text:p>1000</text:p>
          </table:table-cell>
          <table:table-cell table:style-name="Default" office:value-type="float" office:value="16000">
            <text:p>16000</text:p>
          </table:table-cell>
          <table:table-cell table:style-name="Default" office:value-type="float" office:value="64000">
            <text:p>64000</text:p>
          </table:table-cell>
          <table:table-cell table:style-name="Default" office:value-type="float" office:value="120000">
            <text:p>120000</text:p>
          </table:table-cell>
          <table:table-cell table:style-name="Default" office:value-type="float" office:value="232000">
            <text:p>232000</text:p>
          </table:table-cell>
          <table:table-cell table:style-name="Default" office:value-type="float" office:value="176000">
            <text:p>176000</text:p>
          </table:table-cell>
          <table:table-cell table:style-name="Default" office:value-type="float" office:value="320000">
            <text:p>32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2000">
            <text:p>2000</text:p>
          </table:table-cell>
          <table:table-cell table:style-name="Default" office:value-type="float" office:value="32000">
            <text:p>32000</text:p>
          </table:table-cell>
          <table:table-cell table:style-name="Default" office:value-type="float" office:value="128000">
            <text:p>128000</text:p>
          </table:table-cell>
          <table:table-cell table:style-name="Default" office:value-type="float" office:value="240000">
            <text:p>240000</text:p>
          </table:table-cell>
          <table:table-cell table:style-name="Default" office:value-type="float" office:value="464000">
            <text:p>464000</text:p>
          </table:table-cell>
          <table:table-cell table:style-name="Default" office:value-type="float" office:value="352000">
            <text:p>352000</text:p>
          </table:table-cell>
          <table:table-cell table:style-name="Default" office:value-type="float" office:value="640000">
            <text:p>64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3000">
            <text:p>3000</text:p>
          </table:table-cell>
          <table:table-cell table:style-name="Default" office:value-type="float" office:value="48000">
            <text:p>48000</text:p>
          </table:table-cell>
          <table:table-cell table:style-name="Default" office:value-type="float" office:value="192000">
            <text:p>192000</text:p>
          </table:table-cell>
          <table:table-cell table:style-name="Default" office:value-type="float" office:value="360000">
            <text:p>360000</text:p>
          </table:table-cell>
          <table:table-cell table:style-name="Default" office:value-type="float" office:value="696088">
            <text:p>696088</text:p>
          </table:table-cell>
          <table:table-cell table:style-name="Default" office:value-type="float" office:value="528000">
            <text:p>528000</text:p>
          </table:table-cell>
          <table:table-cell table:style-name="Default" office:value-type="float" office:value="960000">
            <text:p>96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4000">
            <text:p>4000</text:p>
          </table:table-cell>
          <table:table-cell table:style-name="Default" office:value-type="float" office:value="64000">
            <text:p>64000</text:p>
          </table:table-cell>
          <table:table-cell table:style-name="Default" office:value-type="float" office:value="256000">
            <text:p>256000</text:p>
          </table:table-cell>
          <table:table-cell table:style-name="Default" office:value-type="float" office:value="480112">
            <text:p>480112</text:p>
          </table:table-cell>
          <table:table-cell table:style-name="Default" office:value-type="float" office:value="928344">
            <text:p>928344</text:p>
          </table:table-cell>
          <table:table-cell table:style-name="Default" office:value-type="float" office:value="704000">
            <text:p>704000</text:p>
          </table:table-cell>
          <table:table-cell table:style-name="Default" office:value-type="float" office:value="1280000">
            <text:p>128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5000">
            <text:p>5000</text:p>
          </table:table-cell>
          <table:table-cell table:style-name="Default" office:value-type="float" office:value="80000">
            <text:p>80000</text:p>
          </table:table-cell>
          <table:table-cell table:style-name="Default" office:value-type="float" office:value="320000">
            <text:p>320000</text:p>
          </table:table-cell>
          <table:table-cell table:style-name="Default" office:value-type="float" office:value="600000">
            <text:p>600000</text:p>
          </table:table-cell>
          <table:table-cell table:style-name="Default" office:value-type="float" office:value="1160000">
            <text:p>1160000</text:p>
          </table:table-cell>
          <table:table-cell table:style-name="Default" office:value-type="float" office:value="880000">
            <text:p>880000</text:p>
          </table:table-cell>
          <table:table-cell table:style-name="Default" office:value-type="float" office:value="1600000">
            <text:p>16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6000">
            <text:p>6000</text:p>
          </table:table-cell>
          <table:table-cell table:style-name="Default" office:value-type="float" office:value="96000">
            <text:p>96000</text:p>
          </table:table-cell>
          <table:table-cell table:style-name="Default" office:value-type="float" office:value="384000">
            <text:p>384000</text:p>
          </table:table-cell>
          <table:table-cell table:style-name="Default" office:value-type="float" office:value="720000">
            <text:p>720000</text:p>
          </table:table-cell>
          <table:table-cell table:style-name="Default" office:value-type="float" office:value="1392000">
            <text:p>1392000</text:p>
          </table:table-cell>
          <table:table-cell table:style-name="Default" office:value-type="float" office:value="1056000">
            <text:p>1056000</text:p>
          </table:table-cell>
          <table:table-cell table:style-name="Default" office:value-type="float" office:value="1920000">
            <text:p>192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7000">
            <text:p>7000</text:p>
          </table:table-cell>
          <table:table-cell table:style-name="Default" office:value-type="float" office:value="112000">
            <text:p>112000</text:p>
          </table:table-cell>
          <table:table-cell table:style-name="Default" office:value-type="float" office:value="448000">
            <text:p>448000</text:p>
          </table:table-cell>
          <table:table-cell table:style-name="Default" office:value-type="float" office:value="840000">
            <text:p>840000</text:p>
          </table:table-cell>
          <table:table-cell table:style-name="Default" office:value-type="float" office:value="1624000">
            <text:p>1624000</text:p>
          </table:table-cell>
          <table:table-cell table:style-name="Default" office:value-type="float" office:value="1232000">
            <text:p>1232000</text:p>
          </table:table-cell>
          <table:table-cell table:style-name="Default" office:value-type="float" office:value="2240000">
            <text:p>224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8000">
            <text:p>8000</text:p>
          </table:table-cell>
          <table:table-cell table:style-name="Default" office:value-type="float" office:value="128000">
            <text:p>128000</text:p>
          </table:table-cell>
          <table:table-cell table:style-name="Default" office:value-type="float" office:value="512000">
            <text:p>512000</text:p>
          </table:table-cell>
          <table:table-cell table:style-name="Default" office:value-type="float" office:value="960000">
            <text:p>960000</text:p>
          </table:table-cell>
          <table:table-cell table:style-name="Default" office:value-type="float" office:value="1856000">
            <text:p>1856000</text:p>
          </table:table-cell>
          <table:table-cell table:style-name="Default" office:value-type="float" office:value="1408000">
            <text:p>1408000</text:p>
          </table:table-cell>
          <table:table-cell table:style-name="Default" office:value-type="float" office:value="2560000">
            <text:p>256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9000">
            <text:p>9000</text:p>
          </table:table-cell>
          <table:table-cell table:style-name="Default" office:value-type="float" office:value="144000">
            <text:p>144000</text:p>
          </table:table-cell>
          <table:table-cell table:style-name="Default" office:value-type="float" office:value="576000">
            <text:p>576000</text:p>
          </table:table-cell>
          <table:table-cell table:style-name="Default" office:value-type="float" office:value="1080000">
            <text:p>1080000</text:p>
          </table:table-cell>
          <table:table-cell table:style-name="Default" office:value-type="float" office:value="2088000">
            <text:p>2088000</text:p>
          </table:table-cell>
          <table:table-cell table:style-name="Default" office:value-type="float" office:value="1584000">
            <text:p>1584000</text:p>
          </table:table-cell>
          <table:table-cell table:style-name="Default" office:value-type="float" office:value="2880000">
            <text:p>288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10000">
            <text:p>10000</text:p>
          </table:table-cell>
          <table:table-cell table:style-name="Default" office:value-type="float" office:value="160000">
            <text:p>160000</text:p>
          </table:table-cell>
          <table:table-cell table:style-name="Default" office:value-type="float" office:value="640000">
            <text:p>640000</text:p>
          </table:table-cell>
          <table:table-cell table:style-name="Default" office:value-type="float" office:value="1200000">
            <text:p>1200000</text:p>
          </table:table-cell>
          <table:table-cell table:style-name="Default" office:value-type="float" office:value="2320000">
            <text:p>2320000</text:p>
          </table:table-cell>
          <table:table-cell table:style-name="Default" office:value-type="float" office:value="1760000">
            <text:p>1760000</text:p>
          </table:table-cell>
          <table:table-cell table:style-name="Default" office:value-type="float" office:value="3200000">
            <text:p>32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11000">
            <text:p>11000</text:p>
          </table:table-cell>
          <table:table-cell table:style-name="Default" office:value-type="float" office:value="176000">
            <text:p>176000</text:p>
          </table:table-cell>
          <table:table-cell table:style-name="Default" office:value-type="float" office:value="704000">
            <text:p>704000</text:p>
          </table:table-cell>
          <table:table-cell table:style-name="Default" office:value-type="float" office:value="1320000">
            <text:p>1320000</text:p>
          </table:table-cell>
          <table:table-cell table:style-name="Default" office:value-type="float" office:value="2552000">
            <text:p>2552000</text:p>
          </table:table-cell>
          <table:table-cell table:style-name="Default" office:value-type="float" office:value="1936000">
            <text:p>1936000</text:p>
          </table:table-cell>
          <table:table-cell table:style-name="Default" office:value-type="float" office:value="3520000">
            <text:p>352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12000">
            <text:p>12000</text:p>
          </table:table-cell>
          <table:table-cell table:style-name="Default" office:value-type="float" office:value="192000">
            <text:p>192000</text:p>
          </table:table-cell>
          <table:table-cell table:style-name="Default" office:value-type="float" office:value="768000">
            <text:p>768000</text:p>
          </table:table-cell>
          <table:table-cell table:style-name="Default" office:value-type="float" office:value="1440000">
            <text:p>1440000</text:p>
          </table:table-cell>
          <table:table-cell table:style-name="Default" office:value-type="float" office:value="2784000">
            <text:p>2784000</text:p>
          </table:table-cell>
          <table:table-cell table:style-name="Default" office:value-type="float" office:value="2112000">
            <text:p>2112000</text:p>
          </table:table-cell>
          <table:table-cell table:style-name="Default" office:value-type="float" office:value="3840000">
            <text:p>384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13000">
            <text:p>13000</text:p>
          </table:table-cell>
          <table:table-cell table:style-name="Default" office:value-type="float" office:value="208000">
            <text:p>208000</text:p>
          </table:table-cell>
          <table:table-cell table:style-name="Default" office:value-type="float" office:value="832000">
            <text:p>832000</text:p>
          </table:table-cell>
          <table:table-cell table:style-name="Default" office:value-type="float" office:value="1560000">
            <text:p>1560000</text:p>
          </table:table-cell>
          <table:table-cell table:style-name="Default" office:value-type="float" office:value="3016000">
            <text:p>3016000</text:p>
          </table:table-cell>
          <table:table-cell table:style-name="Default" office:value-type="float" office:value="2288000">
            <text:p>2288000</text:p>
          </table:table-cell>
          <table:table-cell table:style-name="Default" office:value-type="float" office:value="4160000">
            <text:p>416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14000">
            <text:p>14000</text:p>
          </table:table-cell>
          <table:table-cell table:style-name="Default" office:value-type="float" office:value="224000">
            <text:p>224000</text:p>
          </table:table-cell>
          <table:table-cell table:style-name="Default" office:value-type="float" office:value="896000">
            <text:p>896000</text:p>
          </table:table-cell>
          <table:table-cell table:style-name="Default" office:value-type="float" office:value="1680000">
            <text:p>1680000</text:p>
          </table:table-cell>
          <table:table-cell table:style-name="Default" office:value-type="float" office:value="3248000">
            <text:p>3248000</text:p>
          </table:table-cell>
          <table:table-cell table:style-name="Default" office:value-type="float" office:value="2464000">
            <text:p>2464000</text:p>
          </table:table-cell>
          <table:table-cell table:style-name="Default" office:value-type="float" office:value="4480000">
            <text:p>448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15000">
            <text:p>15000</text:p>
          </table:table-cell>
          <table:table-cell table:style-name="Default" office:value-type="float" office:value="240000">
            <text:p>240000</text:p>
          </table:table-cell>
          <table:table-cell table:style-name="Default" office:value-type="float" office:value="960000">
            <text:p>960000</text:p>
          </table:table-cell>
          <table:table-cell table:style-name="Default" office:value-type="float" office:value="1800000">
            <text:p>1800000</text:p>
          </table:table-cell>
          <table:table-cell table:style-name="Default" office:value-type="float" office:value="3480000">
            <text:p>3480000</text:p>
          </table:table-cell>
          <table:table-cell table:style-name="Default" office:value-type="float" office:value="2640000">
            <text:p>2640000</text:p>
          </table:table-cell>
          <table:table-cell table:style-name="Default" office:value-type="float" office:value="4800000">
            <text:p>48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16000">
            <text:p>16000</text:p>
          </table:table-cell>
          <table:table-cell table:style-name="Default" office:value-type="float" office:value="256000">
            <text:p>256000</text:p>
          </table:table-cell>
          <table:table-cell table:style-name="Default" office:value-type="float" office:value="1024000">
            <text:p>1024000</text:p>
          </table:table-cell>
          <table:table-cell table:style-name="Default" office:value-type="float" office:value="1920000">
            <text:p>1920000</text:p>
          </table:table-cell>
          <table:table-cell table:style-name="Default" office:value-type="float" office:value="3712000">
            <text:p>3712000</text:p>
          </table:table-cell>
          <table:table-cell table:style-name="Default" office:value-type="float" office:value="2816000">
            <text:p>2816000</text:p>
          </table:table-cell>
          <table:table-cell table:style-name="Default" office:value-type="float" office:value="5120000">
            <text:p>512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17000">
            <text:p>17000</text:p>
          </table:table-cell>
          <table:table-cell table:style-name="Default" office:value-type="float" office:value="272000">
            <text:p>272000</text:p>
          </table:table-cell>
          <table:table-cell table:style-name="Default" office:value-type="float" office:value="1088000">
            <text:p>1088000</text:p>
          </table:table-cell>
          <table:table-cell table:style-name="Default" office:value-type="float" office:value="2040000">
            <text:p>2040000</text:p>
          </table:table-cell>
          <table:table-cell table:style-name="Default" office:value-type="float" office:value="3944000">
            <text:p>3944000</text:p>
          </table:table-cell>
          <table:table-cell table:style-name="Default" office:value-type="float" office:value="2992000">
            <text:p>2992000</text:p>
          </table:table-cell>
          <table:table-cell table:style-name="Default" office:value-type="float" office:value="5440000">
            <text:p>544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18000">
            <text:p>18000</text:p>
          </table:table-cell>
          <table:table-cell table:style-name="Default" office:value-type="float" office:value="288000">
            <text:p>288000</text:p>
          </table:table-cell>
          <table:table-cell table:style-name="Default" office:value-type="float" office:value="1152000">
            <text:p>1152000</text:p>
          </table:table-cell>
          <table:table-cell table:style-name="Default" office:value-type="float" office:value="2160000">
            <text:p>2160000</text:p>
          </table:table-cell>
          <table:table-cell table:style-name="Default" office:value-type="float" office:value="4176000">
            <text:p>4176000</text:p>
          </table:table-cell>
          <table:table-cell table:style-name="Default" office:value-type="float" office:value="3168000">
            <text:p>3168000</text:p>
          </table:table-cell>
          <table:table-cell table:style-name="Default" office:value-type="float" office:value="5760000">
            <text:p>576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19000">
            <text:p>19000</text:p>
          </table:table-cell>
          <table:table-cell table:style-name="Default" office:value-type="float" office:value="304000">
            <text:p>304000</text:p>
          </table:table-cell>
          <table:table-cell table:style-name="Default" office:value-type="float" office:value="1216000">
            <text:p>1216000</text:p>
          </table:table-cell>
          <table:table-cell table:style-name="Default" office:value-type="float" office:value="2280000">
            <text:p>2280000</text:p>
          </table:table-cell>
          <table:table-cell table:style-name="Default" office:value-type="float" office:value="4408000">
            <text:p>4408000</text:p>
          </table:table-cell>
          <table:table-cell table:style-name="Default" office:value-type="float" office:value="3344000">
            <text:p>3344000</text:p>
          </table:table-cell>
          <table:table-cell table:style-name="Default" office:value-type="float" office:value="6080000">
            <text:p>608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20000">
            <text:p>20000</text:p>
          </table:table-cell>
          <table:table-cell table:style-name="Default" office:value-type="float" office:value="320000">
            <text:p>320000</text:p>
          </table:table-cell>
          <table:table-cell table:style-name="Default" office:value-type="float" office:value="1280000">
            <text:p>1280000</text:p>
          </table:table-cell>
          <table:table-cell table:style-name="Default" office:value-type="float" office:value="2400000">
            <text:p>2400000</text:p>
          </table:table-cell>
          <table:table-cell table:style-name="Default" office:value-type="float" office:value="4640000">
            <text:p>4640000</text:p>
          </table:table-cell>
          <table:table-cell table:style-name="Default" office:value-type="float" office:value="3520000">
            <text:p>3520000</text:p>
          </table:table-cell>
          <table:table-cell table:style-name="Default" office:value-type="float" office:value="6400000">
            <text:p>64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21000">
            <text:p>21000</text:p>
          </table:table-cell>
          <table:table-cell table:style-name="Default" office:value-type="float" office:value="336000">
            <text:p>336000</text:p>
          </table:table-cell>
          <table:table-cell table:style-name="Default" office:value-type="float" office:value="1344000">
            <text:p>1344000</text:p>
          </table:table-cell>
          <table:table-cell table:style-name="Default" office:value-type="float" office:value="2520000">
            <text:p>2520000</text:p>
          </table:table-cell>
          <table:table-cell table:style-name="Default" office:value-type="float" office:value="4872000">
            <text:p>4872000</text:p>
          </table:table-cell>
          <table:table-cell table:style-name="Default" office:value-type="float" office:value="3696000">
            <text:p>3696000</text:p>
          </table:table-cell>
          <table:table-cell table:style-name="Default" office:value-type="float" office:value="6720000">
            <text:p>672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22000">
            <text:p>22000</text:p>
          </table:table-cell>
          <table:table-cell table:style-name="Default" office:value-type="float" office:value="352000">
            <text:p>352000</text:p>
          </table:table-cell>
          <table:table-cell table:style-name="Default" office:value-type="float" office:value="1408000">
            <text:p>1408000</text:p>
          </table:table-cell>
          <table:table-cell table:style-name="Default" office:value-type="float" office:value="2640000">
            <text:p>2640000</text:p>
          </table:table-cell>
          <table:table-cell table:style-name="Default" office:value-type="float" office:value="5104000">
            <text:p>5104000</text:p>
          </table:table-cell>
          <table:table-cell table:style-name="Default" office:value-type="float" office:value="3872000">
            <text:p>3872000</text:p>
          </table:table-cell>
          <table:table-cell table:style-name="Default" office:value-type="float" office:value="7040000">
            <text:p>704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23000">
            <text:p>23000</text:p>
          </table:table-cell>
          <table:table-cell table:style-name="Default" office:value-type="float" office:value="368000">
            <text:p>368000</text:p>
          </table:table-cell>
          <table:table-cell table:style-name="Default" office:value-type="float" office:value="1472000">
            <text:p>1472000</text:p>
          </table:table-cell>
          <table:table-cell table:style-name="Default" office:value-type="float" office:value="2760000">
            <text:p>2760000</text:p>
          </table:table-cell>
          <table:table-cell table:style-name="Default" office:value-type="float" office:value="5336000">
            <text:p>5336000</text:p>
          </table:table-cell>
          <table:table-cell table:style-name="Default" office:value-type="float" office:value="4048000">
            <text:p>4048000</text:p>
          </table:table-cell>
          <table:table-cell table:style-name="Default" office:value-type="float" office:value="7360000">
            <text:p>736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24000">
            <text:p>24000</text:p>
          </table:table-cell>
          <table:table-cell table:style-name="Default" office:value-type="float" office:value="384000">
            <text:p>384000</text:p>
          </table:table-cell>
          <table:table-cell table:style-name="Default" office:value-type="float" office:value="1536000">
            <text:p>1536000</text:p>
          </table:table-cell>
          <table:table-cell table:style-name="Default" office:value-type="float" office:value="2880000">
            <text:p>2880000</text:p>
          </table:table-cell>
          <table:table-cell table:style-name="Default" office:value-type="float" office:value="5568000">
            <text:p>5568000</text:p>
          </table:table-cell>
          <table:table-cell table:style-name="Default" office:value-type="float" office:value="4224000">
            <text:p>4224000</text:p>
          </table:table-cell>
          <table:table-cell table:style-name="Default" office:value-type="float" office:value="7680000">
            <text:p>768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25000">
            <text:p>25000</text:p>
          </table:table-cell>
          <table:table-cell table:style-name="Default" office:value-type="float" office:value="400000">
            <text:p>400000</text:p>
          </table:table-cell>
          <table:table-cell table:style-name="Default" office:value-type="float" office:value="1600000">
            <text:p>1600000</text:p>
          </table:table-cell>
          <table:table-cell table:style-name="Default" office:value-type="float" office:value="3000000">
            <text:p>3000000</text:p>
          </table:table-cell>
          <table:table-cell table:style-name="Default" office:value-type="float" office:value="5800000">
            <text:p>5800000</text:p>
          </table:table-cell>
          <table:table-cell table:style-name="Default" office:value-type="float" office:value="4400000">
            <text:p>4400000</text:p>
          </table:table-cell>
          <table:table-cell table:style-name="Default" office:value-type="float" office:value="8000000">
            <text:p>80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26000">
            <text:p>26000</text:p>
          </table:table-cell>
          <table:table-cell table:style-name="Default" office:value-type="float" office:value="416000">
            <text:p>416000</text:p>
          </table:table-cell>
          <table:table-cell table:style-name="Default" office:value-type="float" office:value="1664000">
            <text:p>1664000</text:p>
          </table:table-cell>
          <table:table-cell table:style-name="Default" office:value-type="float" office:value="3120000">
            <text:p>3120000</text:p>
          </table:table-cell>
          <table:table-cell table:style-name="Default" office:value-type="float" office:value="6032000">
            <text:p>6032000</text:p>
          </table:table-cell>
          <table:table-cell table:style-name="Default" office:value-type="float" office:value="4576000">
            <text:p>4576000</text:p>
          </table:table-cell>
          <table:table-cell table:style-name="Default" office:value-type="float" office:value="8320000">
            <text:p>832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27000">
            <text:p>27000</text:p>
          </table:table-cell>
          <table:table-cell table:style-name="Default" office:value-type="float" office:value="432000">
            <text:p>432000</text:p>
          </table:table-cell>
          <table:table-cell table:style-name="Default" office:value-type="float" office:value="1728000">
            <text:p>1728000</text:p>
          </table:table-cell>
          <table:table-cell table:style-name="Default" office:value-type="float" office:value="3240000">
            <text:p>3240000</text:p>
          </table:table-cell>
          <table:table-cell table:style-name="Default" office:value-type="float" office:value="6264000">
            <text:p>6264000</text:p>
          </table:table-cell>
          <table:table-cell table:style-name="Default" office:value-type="float" office:value="4752000">
            <text:p>4752000</text:p>
          </table:table-cell>
          <table:table-cell table:style-name="Default" office:value-type="float" office:value="8640000">
            <text:p>864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28000">
            <text:p>28000</text:p>
          </table:table-cell>
          <table:table-cell table:style-name="Default" office:value-type="float" office:value="448000">
            <text:p>448000</text:p>
          </table:table-cell>
          <table:table-cell table:style-name="Default" office:value-type="float" office:value="1792000">
            <text:p>1792000</text:p>
          </table:table-cell>
          <table:table-cell table:style-name="Default" office:value-type="float" office:value="3360000">
            <text:p>3360000</text:p>
          </table:table-cell>
          <table:table-cell table:style-name="Default" office:value-type="float" office:value="6496000">
            <text:p>6496000</text:p>
          </table:table-cell>
          <table:table-cell table:style-name="Default" office:value-type="float" office:value="4928000">
            <text:p>4928000</text:p>
          </table:table-cell>
          <table:table-cell table:style-name="Default" office:value-type="float" office:value="8960000">
            <text:p>896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29000">
            <text:p>29000</text:p>
          </table:table-cell>
          <table:table-cell table:style-name="Default" office:value-type="float" office:value="464000">
            <text:p>464000</text:p>
          </table:table-cell>
          <table:table-cell table:style-name="Default" office:value-type="float" office:value="1856000">
            <text:p>1856000</text:p>
          </table:table-cell>
          <table:table-cell table:style-name="Default" office:value-type="float" office:value="3480000">
            <text:p>3480000</text:p>
          </table:table-cell>
          <table:table-cell table:style-name="Default" office:value-type="float" office:value="6728000">
            <text:p>6728000</text:p>
          </table:table-cell>
          <table:table-cell table:style-name="Default" office:value-type="float" office:value="5104000">
            <text:p>5104000</text:p>
          </table:table-cell>
          <table:table-cell table:style-name="Default" office:value-type="float" office:value="9280000">
            <text:p>928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30000">
            <text:p>30000</text:p>
          </table:table-cell>
          <table:table-cell table:style-name="Default" office:value-type="float" office:value="480000">
            <text:p>480000</text:p>
          </table:table-cell>
          <table:table-cell table:style-name="Default" office:value-type="float" office:value="1920000">
            <text:p>1920000</text:p>
          </table:table-cell>
          <table:table-cell table:style-name="Default" office:value-type="float" office:value="3600000">
            <text:p>3600000</text:p>
          </table:table-cell>
          <table:table-cell table:style-name="Default" office:value-type="float" office:value="6960000">
            <text:p>6960000</text:p>
          </table:table-cell>
          <table:table-cell table:style-name="Default" office:value-type="float" office:value="5280000">
            <text:p>5280000</text:p>
          </table:table-cell>
          <table:table-cell table:style-name="Default" office:value-type="float" office:value="9600000">
            <text:p>96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31000">
            <text:p>31000</text:p>
          </table:table-cell>
          <table:table-cell table:style-name="Default" office:value-type="float" office:value="496000">
            <text:p>496000</text:p>
          </table:table-cell>
          <table:table-cell table:style-name="Default" office:value-type="float" office:value="1984000">
            <text:p>1984000</text:p>
          </table:table-cell>
          <table:table-cell table:style-name="Default" office:value-type="float" office:value="3720000">
            <text:p>3720000</text:p>
          </table:table-cell>
          <table:table-cell table:style-name="Default" office:value-type="float" office:value="7192000">
            <text:p>7192000</text:p>
          </table:table-cell>
          <table:table-cell table:style-name="Default" office:value-type="float" office:value="5456000">
            <text:p>5456000</text:p>
          </table:table-cell>
          <table:table-cell table:style-name="Default" office:value-type="float" office:value="9920000">
            <text:p>992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32000">
            <text:p>32000</text:p>
          </table:table-cell>
          <table:table-cell table:style-name="Default" office:value-type="float" office:value="512000">
            <text:p>512000</text:p>
          </table:table-cell>
          <table:table-cell table:style-name="Default" office:value-type="float" office:value="2048000">
            <text:p>2048000</text:p>
          </table:table-cell>
          <table:table-cell table:style-name="Default" office:value-type="float" office:value="3840000">
            <text:p>3840000</text:p>
          </table:table-cell>
          <table:table-cell table:style-name="Default" office:value-type="float" office:value="7424000">
            <text:p>7424000</text:p>
          </table:table-cell>
          <table:table-cell table:style-name="Default" office:value-type="float" office:value="5632000">
            <text:p>5632000</text:p>
          </table:table-cell>
          <table:table-cell table:style-name="Default" office:value-type="float" office:value="10240000">
            <text:p>1024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33000">
            <text:p>33000</text:p>
          </table:table-cell>
          <table:table-cell table:style-name="Default" office:value-type="float" office:value="528000">
            <text:p>528000</text:p>
          </table:table-cell>
          <table:table-cell table:style-name="Default" office:value-type="float" office:value="2112000">
            <text:p>2112000</text:p>
          </table:table-cell>
          <table:table-cell table:style-name="Default" office:value-type="float" office:value="3960000">
            <text:p>3960000</text:p>
          </table:table-cell>
          <table:table-cell table:style-name="Default" office:value-type="float" office:value="7656000">
            <text:p>7656000</text:p>
          </table:table-cell>
          <table:table-cell table:style-name="Default" office:value-type="float" office:value="5808000">
            <text:p>5808000</text:p>
          </table:table-cell>
          <table:table-cell table:style-name="Default" office:value-type="float" office:value="10560000">
            <text:p>1056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34000">
            <text:p>34000</text:p>
          </table:table-cell>
          <table:table-cell table:style-name="Default" office:value-type="float" office:value="544000">
            <text:p>544000</text:p>
          </table:table-cell>
          <table:table-cell table:style-name="Default" office:value-type="float" office:value="2176000">
            <text:p>2176000</text:p>
          </table:table-cell>
          <table:table-cell table:style-name="Default" office:value-type="float" office:value="4080000">
            <text:p>4080000</text:p>
          </table:table-cell>
          <table:table-cell table:style-name="Default" office:value-type="float" office:value="7888000">
            <text:p>7888000</text:p>
          </table:table-cell>
          <table:table-cell table:style-name="Default" office:value-type="float" office:value="5984000">
            <text:p>5984000</text:p>
          </table:table-cell>
          <table:table-cell table:style-name="Default" office:value-type="float" office:value="10880000">
            <text:p>1088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35000">
            <text:p>35000</text:p>
          </table:table-cell>
          <table:table-cell table:style-name="Default" office:value-type="float" office:value="560000">
            <text:p>560000</text:p>
          </table:table-cell>
          <table:table-cell table:style-name="Default" office:value-type="float" office:value="2240000">
            <text:p>2240000</text:p>
          </table:table-cell>
          <table:table-cell table:style-name="Default" office:value-type="float" office:value="4200000">
            <text:p>4200000</text:p>
          </table:table-cell>
          <table:table-cell table:style-name="Default" office:value-type="float" office:value="8120000">
            <text:p>8120000</text:p>
          </table:table-cell>
          <table:table-cell table:style-name="Default" office:value-type="float" office:value="6160000">
            <text:p>6160000</text:p>
          </table:table-cell>
          <table:table-cell table:style-name="Default" office:value-type="float" office:value="11200000">
            <text:p>112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36000">
            <text:p>36000</text:p>
          </table:table-cell>
          <table:table-cell table:style-name="Default" office:value-type="float" office:value="576000">
            <text:p>576000</text:p>
          </table:table-cell>
          <table:table-cell table:style-name="Default" office:value-type="float" office:value="2304000">
            <text:p>2304000</text:p>
          </table:table-cell>
          <table:table-cell table:style-name="Default" office:value-type="float" office:value="4320000">
            <text:p>4320000</text:p>
          </table:table-cell>
          <table:table-cell table:style-name="Default" office:value-type="float" office:value="8352000">
            <text:p>8352000</text:p>
          </table:table-cell>
          <table:table-cell table:style-name="Default" office:value-type="float" office:value="6336000">
            <text:p>6336000</text:p>
          </table:table-cell>
          <table:table-cell table:style-name="Default" office:value-type="float" office:value="11520000">
            <text:p>1152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37000">
            <text:p>37000</text:p>
          </table:table-cell>
          <table:table-cell table:style-name="Default" office:value-type="float" office:value="592000">
            <text:p>592000</text:p>
          </table:table-cell>
          <table:table-cell table:style-name="Default" office:value-type="float" office:value="2368000">
            <text:p>2368000</text:p>
          </table:table-cell>
          <table:table-cell table:style-name="Default" office:value-type="float" office:value="4440000">
            <text:p>4440000</text:p>
          </table:table-cell>
          <table:table-cell table:style-name="Default" office:value-type="float" office:value="8584000">
            <text:p>8584000</text:p>
          </table:table-cell>
          <table:table-cell table:style-name="Default" office:value-type="float" office:value="6512000">
            <text:p>6512000</text:p>
          </table:table-cell>
          <table:table-cell table:style-name="Default" office:value-type="float" office:value="11840000">
            <text:p>1184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38000">
            <text:p>38000</text:p>
          </table:table-cell>
          <table:table-cell table:style-name="Default" office:value-type="float" office:value="608000">
            <text:p>608000</text:p>
          </table:table-cell>
          <table:table-cell table:style-name="Default" office:value-type="float" office:value="2432000">
            <text:p>2432000</text:p>
          </table:table-cell>
          <table:table-cell table:style-name="Default" office:value-type="float" office:value="4560000">
            <text:p>4560000</text:p>
          </table:table-cell>
          <table:table-cell table:style-name="Default" office:value-type="float" office:value="8816000">
            <text:p>8816000</text:p>
          </table:table-cell>
          <table:table-cell table:style-name="Default" office:value-type="float" office:value="6688000">
            <text:p>6688000</text:p>
          </table:table-cell>
          <table:table-cell table:style-name="Default" office:value-type="float" office:value="12160000">
            <text:p>1216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39000">
            <text:p>39000</text:p>
          </table:table-cell>
          <table:table-cell table:style-name="Default" office:value-type="float" office:value="624000">
            <text:p>624000</text:p>
          </table:table-cell>
          <table:table-cell table:style-name="Default" office:value-type="float" office:value="2496000">
            <text:p>2496000</text:p>
          </table:table-cell>
          <table:table-cell table:style-name="Default" office:value-type="float" office:value="4680000">
            <text:p>4680000</text:p>
          </table:table-cell>
          <table:table-cell table:style-name="Default" office:value-type="float" office:value="9048000">
            <text:p>9048000</text:p>
          </table:table-cell>
          <table:table-cell table:style-name="Default" office:value-type="float" office:value="6864000">
            <text:p>6864000</text:p>
          </table:table-cell>
          <table:table-cell table:style-name="Default" office:value-type="float" office:value="12480000">
            <text:p>1248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40000">
            <text:p>40000</text:p>
          </table:table-cell>
          <table:table-cell table:style-name="Default" office:value-type="float" office:value="640000">
            <text:p>640000</text:p>
          </table:table-cell>
          <table:table-cell table:style-name="Default" office:value-type="float" office:value="2560000">
            <text:p>2560000</text:p>
          </table:table-cell>
          <table:table-cell table:style-name="Default" office:value-type="float" office:value="4800000">
            <text:p>4800000</text:p>
          </table:table-cell>
          <table:table-cell table:style-name="Default" office:value-type="float" office:value="9280000">
            <text:p>9280000</text:p>
          </table:table-cell>
          <table:table-cell table:style-name="Default" office:value-type="float" office:value="7040000">
            <text:p>7040000</text:p>
          </table:table-cell>
          <table:table-cell table:style-name="Default" office:value-type="float" office:value="12800000">
            <text:p>128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000">
            <text:p>41000</text:p>
          </table:table-cell>
          <table:table-cell table:style-name="Default" office:value-type="float" office:value="656000">
            <text:p>656000</text:p>
          </table:table-cell>
          <table:table-cell table:style-name="Default" office:value-type="float" office:value="2624000">
            <text:p>2624000</text:p>
          </table:table-cell>
          <table:table-cell table:style-name="Default" office:value-type="float" office:value="4920000">
            <text:p>4920000</text:p>
          </table:table-cell>
          <table:table-cell table:style-name="Default" office:value-type="float" office:value="9512000">
            <text:p>9512000</text:p>
          </table:table-cell>
          <table:table-cell table:style-name="Default" office:value-type="float" office:value="7216000">
            <text:p>7216000</text:p>
          </table:table-cell>
          <table:table-cell table:style-name="Default" office:value-type="float" office:value="13120000">
            <text:p>1312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42000">
            <text:p>42000</text:p>
          </table:table-cell>
          <table:table-cell table:style-name="Default" office:value-type="float" office:value="672000">
            <text:p>672000</text:p>
          </table:table-cell>
          <table:table-cell table:style-name="Default" office:value-type="float" office:value="2688000">
            <text:p>2688000</text:p>
          </table:table-cell>
          <table:table-cell table:style-name="Default" office:value-type="float" office:value="5040000">
            <text:p>5040000</text:p>
          </table:table-cell>
          <table:table-cell table:style-name="Default" office:value-type="float" office:value="9744000">
            <text:p>9744000</text:p>
          </table:table-cell>
          <table:table-cell table:style-name="Default" office:value-type="float" office:value="7392000">
            <text:p>7392000</text:p>
          </table:table-cell>
          <table:table-cell table:style-name="Default" office:value-type="float" office:value="13440000">
            <text:p>1344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43000">
            <text:p>43000</text:p>
          </table:table-cell>
          <table:table-cell table:style-name="Default" office:value-type="float" office:value="688000">
            <text:p>688000</text:p>
          </table:table-cell>
          <table:table-cell table:style-name="Default" office:value-type="float" office:value="2752000">
            <text:p>2752000</text:p>
          </table:table-cell>
          <table:table-cell table:style-name="Default" office:value-type="float" office:value="5160000">
            <text:p>5160000</text:p>
          </table:table-cell>
          <table:table-cell table:style-name="Default" office:value-type="float" office:value="9976000">
            <text:p>9976000</text:p>
          </table:table-cell>
          <table:table-cell table:style-name="Default" office:value-type="float" office:value="7568000">
            <text:p>7568000</text:p>
          </table:table-cell>
          <table:table-cell table:style-name="Default" office:value-type="float" office:value="13760000">
            <text:p>1376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44000">
            <text:p>44000</text:p>
          </table:table-cell>
          <table:table-cell table:style-name="Default" office:value-type="float" office:value="704000">
            <text:p>704000</text:p>
          </table:table-cell>
          <table:table-cell table:style-name="Default" office:value-type="float" office:value="2816000">
            <text:p>2816000</text:p>
          </table:table-cell>
          <table:table-cell table:style-name="Default" office:value-type="float" office:value="5280000">
            <text:p>5280000</text:p>
          </table:table-cell>
          <table:table-cell table:style-name="Default" office:value-type="float" office:value="10208000">
            <text:p>10208000</text:p>
          </table:table-cell>
          <table:table-cell table:style-name="Default" office:value-type="float" office:value="7744000">
            <text:p>7744000</text:p>
          </table:table-cell>
          <table:table-cell table:style-name="Default" office:value-type="float" office:value="14080000">
            <text:p>1408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45000">
            <text:p>45000</text:p>
          </table:table-cell>
          <table:table-cell table:style-name="Default" office:value-type="float" office:value="720000">
            <text:p>720000</text:p>
          </table:table-cell>
          <table:table-cell table:style-name="Default" office:value-type="float" office:value="2880000">
            <text:p>2880000</text:p>
          </table:table-cell>
          <table:table-cell table:style-name="Default" office:value-type="float" office:value="5400000">
            <text:p>5400000</text:p>
          </table:table-cell>
          <table:table-cell table:style-name="Default" office:value-type="float" office:value="10440000">
            <text:p>10440000</text:p>
          </table:table-cell>
          <table:table-cell table:style-name="Default" office:value-type="float" office:value="7920000">
            <text:p>7920000</text:p>
          </table:table-cell>
          <table:table-cell table:style-name="Default" office:value-type="float" office:value="14400000">
            <text:p>144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46000">
            <text:p>46000</text:p>
          </table:table-cell>
          <table:table-cell table:style-name="Default" office:value-type="float" office:value="736000">
            <text:p>736000</text:p>
          </table:table-cell>
          <table:table-cell table:style-name="Default" office:value-type="float" office:value="2944000">
            <text:p>2944000</text:p>
          </table:table-cell>
          <table:table-cell table:style-name="Default" office:value-type="float" office:value="5520000">
            <text:p>5520000</text:p>
          </table:table-cell>
          <table:table-cell table:style-name="Default" office:value-type="float" office:value="10672000">
            <text:p>10672000</text:p>
          </table:table-cell>
          <table:table-cell table:style-name="Default" office:value-type="float" office:value="8096000">
            <text:p>8096000</text:p>
          </table:table-cell>
          <table:table-cell table:style-name="Default" office:value-type="float" office:value="14720000">
            <text:p>1472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47000">
            <text:p>47000</text:p>
          </table:table-cell>
          <table:table-cell table:style-name="Default" office:value-type="float" office:value="752000">
            <text:p>752000</text:p>
          </table:table-cell>
          <table:table-cell table:style-name="Default" office:value-type="float" office:value="3008000">
            <text:p>3008000</text:p>
          </table:table-cell>
          <table:table-cell table:style-name="Default" office:value-type="float" office:value="5640000">
            <text:p>5640000</text:p>
          </table:table-cell>
          <table:table-cell table:style-name="Default" office:value-type="float" office:value="10904000">
            <text:p>10904000</text:p>
          </table:table-cell>
          <table:table-cell table:style-name="Default" office:value-type="float" office:value="8272000">
            <text:p>8272000</text:p>
          </table:table-cell>
          <table:table-cell table:style-name="Default" office:value-type="float" office:value="15040000">
            <text:p>1504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48000">
            <text:p>48000</text:p>
          </table:table-cell>
          <table:table-cell table:style-name="Default" office:value-type="float" office:value="768000">
            <text:p>768000</text:p>
          </table:table-cell>
          <table:table-cell table:style-name="Default" office:value-type="float" office:value="3072000">
            <text:p>3072000</text:p>
          </table:table-cell>
          <table:table-cell table:style-name="Default" office:value-type="float" office:value="5760000">
            <text:p>5760000</text:p>
          </table:table-cell>
          <table:table-cell table:style-name="Default" office:value-type="float" office:value="11136000">
            <text:p>11136000</text:p>
          </table:table-cell>
          <table:table-cell table:style-name="Default" office:value-type="float" office:value="8448000">
            <text:p>8448000</text:p>
          </table:table-cell>
          <table:table-cell table:style-name="Default" office:value-type="float" office:value="15360000">
            <text:p>1536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49000">
            <text:p>49000</text:p>
          </table:table-cell>
          <table:table-cell table:style-name="Default" office:value-type="float" office:value="784000">
            <text:p>784000</text:p>
          </table:table-cell>
          <table:table-cell table:style-name="Default" office:value-type="float" office:value="3136000">
            <text:p>3136000</text:p>
          </table:table-cell>
          <table:table-cell table:style-name="Default" office:value-type="float" office:value="5880000">
            <text:p>5880000</text:p>
          </table:table-cell>
          <table:table-cell table:style-name="Default" office:value-type="float" office:value="11368000">
            <text:p>11368000</text:p>
          </table:table-cell>
          <table:table-cell table:style-name="Default" office:value-type="float" office:value="8624000">
            <text:p>8624000</text:p>
          </table:table-cell>
          <table:table-cell table:style-name="Default" office:value-type="float" office:value="15680000">
            <text:p>1568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50000">
            <text:p>50000</text:p>
          </table:table-cell>
          <table:table-cell table:style-name="Default" office:value-type="float" office:value="800000">
            <text:p>800000</text:p>
          </table:table-cell>
          <table:table-cell table:style-name="Default" office:value-type="float" office:value="3200000">
            <text:p>3200000</text:p>
          </table:table-cell>
          <table:table-cell table:style-name="Default" office:value-type="float" office:value="6000000">
            <text:p>6000000</text:p>
          </table:table-cell>
          <table:table-cell table:style-name="Default" office:value-type="float" office:value="11600000">
            <text:p>11600000</text:p>
          </table:table-cell>
          <table:table-cell table:style-name="Default" office:value-type="float" office:value="8800000">
            <text:p>8800000</text:p>
          </table:table-cell>
          <table:table-cell table:style-name="Default" office:value-type="float" office:value="16000000">
            <text:p>160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51000">
            <text:p>51000</text:p>
          </table:table-cell>
          <table:table-cell table:style-name="Default" office:value-type="float" office:value="816000">
            <text:p>816000</text:p>
          </table:table-cell>
          <table:table-cell table:style-name="Default" office:value-type="float" office:value="3264000">
            <text:p>3264000</text:p>
          </table:table-cell>
          <table:table-cell table:style-name="Default" office:value-type="float" office:value="6120000">
            <text:p>6120000</text:p>
          </table:table-cell>
          <table:table-cell table:style-name="Default" office:value-type="float" office:value="11832000">
            <text:p>11832000</text:p>
          </table:table-cell>
          <table:table-cell table:style-name="Default" office:value-type="float" office:value="8976000">
            <text:p>8976000</text:p>
          </table:table-cell>
          <table:table-cell table:style-name="Default" office:value-type="float" office:value="16320000">
            <text:p>1632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52000">
            <text:p>52000</text:p>
          </table:table-cell>
          <table:table-cell table:style-name="Default" office:value-type="float" office:value="832000">
            <text:p>832000</text:p>
          </table:table-cell>
          <table:table-cell table:style-name="Default" office:value-type="float" office:value="3328000">
            <text:p>3328000</text:p>
          </table:table-cell>
          <table:table-cell table:style-name="Default" office:value-type="float" office:value="6240000">
            <text:p>6240000</text:p>
          </table:table-cell>
          <table:table-cell table:style-name="Default" office:value-type="float" office:value="12064000">
            <text:p>12064000</text:p>
          </table:table-cell>
          <table:table-cell table:style-name="Default" office:value-type="float" office:value="9152000">
            <text:p>9152000</text:p>
          </table:table-cell>
          <table:table-cell table:style-name="Default" office:value-type="float" office:value="16640000">
            <text:p>1664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53000">
            <text:p>53000</text:p>
          </table:table-cell>
          <table:table-cell table:style-name="Default" office:value-type="float" office:value="848000">
            <text:p>848000</text:p>
          </table:table-cell>
          <table:table-cell table:style-name="Default" office:value-type="float" office:value="3392000">
            <text:p>3392000</text:p>
          </table:table-cell>
          <table:table-cell table:style-name="Default" office:value-type="float" office:value="6360000">
            <text:p>6360000</text:p>
          </table:table-cell>
          <table:table-cell table:style-name="Default" office:value-type="float" office:value="12296000">
            <text:p>12296000</text:p>
          </table:table-cell>
          <table:table-cell table:style-name="Default" office:value-type="float" office:value="9328000">
            <text:p>9328000</text:p>
          </table:table-cell>
          <table:table-cell table:style-name="Default" office:value-type="float" office:value="16960000">
            <text:p>1696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54000">
            <text:p>54000</text:p>
          </table:table-cell>
          <table:table-cell table:style-name="Default" office:value-type="float" office:value="864000">
            <text:p>864000</text:p>
          </table:table-cell>
          <table:table-cell table:style-name="Default" office:value-type="float" office:value="3456000">
            <text:p>3456000</text:p>
          </table:table-cell>
          <table:table-cell table:style-name="Default" office:value-type="float" office:value="6480000">
            <text:p>6480000</text:p>
          </table:table-cell>
          <table:table-cell table:style-name="Default" office:value-type="float" office:value="12528000">
            <text:p>12528000</text:p>
          </table:table-cell>
          <table:table-cell table:style-name="Default" office:value-type="float" office:value="9504000">
            <text:p>9504000</text:p>
          </table:table-cell>
          <table:table-cell table:style-name="Default" office:value-type="float" office:value="17280000">
            <text:p>1728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55000">
            <text:p>55000</text:p>
          </table:table-cell>
          <table:table-cell table:style-name="Default" office:value-type="float" office:value="880000">
            <text:p>880000</text:p>
          </table:table-cell>
          <table:table-cell table:style-name="Default" office:value-type="float" office:value="3520000">
            <text:p>3520000</text:p>
          </table:table-cell>
          <table:table-cell table:style-name="Default" office:value-type="float" office:value="6600000">
            <text:p>6600000</text:p>
          </table:table-cell>
          <table:table-cell table:style-name="Default" office:value-type="float" office:value="12760000">
            <text:p>12760000</text:p>
          </table:table-cell>
          <table:table-cell table:style-name="Default" office:value-type="float" office:value="9680000">
            <text:p>9680000</text:p>
          </table:table-cell>
          <table:table-cell table:style-name="Default" office:value-type="float" office:value="17600000">
            <text:p>176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56000">
            <text:p>56000</text:p>
          </table:table-cell>
          <table:table-cell table:style-name="Default" office:value-type="float" office:value="896000">
            <text:p>896000</text:p>
          </table:table-cell>
          <table:table-cell table:style-name="Default" office:value-type="float" office:value="3584000">
            <text:p>3584000</text:p>
          </table:table-cell>
          <table:table-cell table:style-name="Default" office:value-type="float" office:value="6720000">
            <text:p>6720000</text:p>
          </table:table-cell>
          <table:table-cell table:style-name="Default" office:value-type="float" office:value="12992000">
            <text:p>12992000</text:p>
          </table:table-cell>
          <table:table-cell table:style-name="Default" office:value-type="float" office:value="9856000">
            <text:p>9856000</text:p>
          </table:table-cell>
          <table:table-cell table:style-name="Default" office:value-type="float" office:value="17920000">
            <text:p>1792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57000">
            <text:p>57000</text:p>
          </table:table-cell>
          <table:table-cell table:style-name="Default" office:value-type="float" office:value="912000">
            <text:p>912000</text:p>
          </table:table-cell>
          <table:table-cell table:style-name="Default" office:value-type="float" office:value="3648000">
            <text:p>3648000</text:p>
          </table:table-cell>
          <table:table-cell table:style-name="Default" office:value-type="float" office:value="6840000">
            <text:p>6840000</text:p>
          </table:table-cell>
          <table:table-cell table:style-name="Default" office:value-type="float" office:value="13224000">
            <text:p>13224000</text:p>
          </table:table-cell>
          <table:table-cell table:style-name="Default" office:value-type="float" office:value="10032000">
            <text:p>10032000</text:p>
          </table:table-cell>
          <table:table-cell table:style-name="Default" office:value-type="float" office:value="18240000">
            <text:p>1824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58000">
            <text:p>58000</text:p>
          </table:table-cell>
          <table:table-cell table:style-name="Default" office:value-type="float" office:value="928000">
            <text:p>928000</text:p>
          </table:table-cell>
          <table:table-cell table:style-name="Default" office:value-type="float" office:value="3712000">
            <text:p>3712000</text:p>
          </table:table-cell>
          <table:table-cell table:style-name="Default" office:value-type="float" office:value="6960000">
            <text:p>6960000</text:p>
          </table:table-cell>
          <table:table-cell table:style-name="Default" office:value-type="float" office:value="13456000">
            <text:p>13456000</text:p>
          </table:table-cell>
          <table:table-cell table:style-name="Default" office:value-type="float" office:value="10208000">
            <text:p>10208000</text:p>
          </table:table-cell>
          <table:table-cell table:style-name="Default" office:value-type="float" office:value="18560000">
            <text:p>1856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59000">
            <text:p>59000</text:p>
          </table:table-cell>
          <table:table-cell table:style-name="Default" office:value-type="float" office:value="944000">
            <text:p>944000</text:p>
          </table:table-cell>
          <table:table-cell table:style-name="Default" office:value-type="float" office:value="3776000">
            <text:p>3776000</text:p>
          </table:table-cell>
          <table:table-cell table:style-name="Default" office:value-type="float" office:value="7080000">
            <text:p>7080000</text:p>
          </table:table-cell>
          <table:table-cell table:style-name="Default" office:value-type="float" office:value="13688000">
            <text:p>13688000</text:p>
          </table:table-cell>
          <table:table-cell table:style-name="Default" office:value-type="float" office:value="10384000">
            <text:p>10384000</text:p>
          </table:table-cell>
          <table:table-cell table:style-name="Default" office:value-type="float" office:value="18880000">
            <text:p>1888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60000">
            <text:p>60000</text:p>
          </table:table-cell>
          <table:table-cell table:style-name="Default" office:value-type="float" office:value="960000">
            <text:p>960000</text:p>
          </table:table-cell>
          <table:table-cell table:style-name="Default" office:value-type="float" office:value="3840000">
            <text:p>3840000</text:p>
          </table:table-cell>
          <table:table-cell table:style-name="Default" office:value-type="float" office:value="7200000">
            <text:p>7200000</text:p>
          </table:table-cell>
          <table:table-cell table:style-name="Default" office:value-type="float" office:value="13920000">
            <text:p>13920000</text:p>
          </table:table-cell>
          <table:table-cell table:style-name="Default" office:value-type="float" office:value="10560000">
            <text:p>10560000</text:p>
          </table:table-cell>
          <table:table-cell table:style-name="Default" office:value-type="float" office:value="19200000">
            <text:p>192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61000">
            <text:p>61000</text:p>
          </table:table-cell>
          <table:table-cell table:style-name="Default" office:value-type="float" office:value="976000">
            <text:p>976000</text:p>
          </table:table-cell>
          <table:table-cell table:style-name="Default" office:value-type="float" office:value="3904000">
            <text:p>3904000</text:p>
          </table:table-cell>
          <table:table-cell table:style-name="Default" office:value-type="float" office:value="7320000">
            <text:p>7320000</text:p>
          </table:table-cell>
          <table:table-cell table:style-name="Default" office:value-type="float" office:value="14152000">
            <text:p>14152000</text:p>
          </table:table-cell>
          <table:table-cell table:style-name="Default" office:value-type="float" office:value="10736000">
            <text:p>10736000</text:p>
          </table:table-cell>
          <table:table-cell table:style-name="Default" office:value-type="float" office:value="19520000">
            <text:p>1952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62000">
            <text:p>62000</text:p>
          </table:table-cell>
          <table:table-cell table:style-name="Default" office:value-type="float" office:value="992000">
            <text:p>992000</text:p>
          </table:table-cell>
          <table:table-cell table:style-name="Default" office:value-type="float" office:value="3968000">
            <text:p>3968000</text:p>
          </table:table-cell>
          <table:table-cell table:style-name="Default" office:value-type="float" office:value="7440000">
            <text:p>7440000</text:p>
          </table:table-cell>
          <table:table-cell table:style-name="Default" office:value-type="float" office:value="14384000">
            <text:p>14384000</text:p>
          </table:table-cell>
          <table:table-cell table:style-name="Default" office:value-type="float" office:value="10912000">
            <text:p>10912000</text:p>
          </table:table-cell>
          <table:table-cell table:style-name="Default" office:value-type="float" office:value="19840000">
            <text:p>1984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63000">
            <text:p>63000</text:p>
          </table:table-cell>
          <table:table-cell table:style-name="Default" office:value-type="float" office:value="1008000">
            <text:p>1008000</text:p>
          </table:table-cell>
          <table:table-cell table:style-name="Default" office:value-type="float" office:value="4032000">
            <text:p>4032000</text:p>
          </table:table-cell>
          <table:table-cell table:style-name="Default" office:value-type="float" office:value="7560000">
            <text:p>7560000</text:p>
          </table:table-cell>
          <table:table-cell table:style-name="Default" office:value-type="float" office:value="14616000">
            <text:p>14616000</text:p>
          </table:table-cell>
          <table:table-cell table:style-name="Default" office:value-type="float" office:value="11088000">
            <text:p>11088000</text:p>
          </table:table-cell>
          <table:table-cell table:style-name="Default" office:value-type="float" office:value="20160000">
            <text:p>2016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64000">
            <text:p>64000</text:p>
          </table:table-cell>
          <table:table-cell table:style-name="Default" office:value-type="float" office:value="1024000">
            <text:p>1024000</text:p>
          </table:table-cell>
          <table:table-cell table:style-name="Default" office:value-type="float" office:value="4096000">
            <text:p>4096000</text:p>
          </table:table-cell>
          <table:table-cell table:style-name="Default" office:value-type="float" office:value="7680000">
            <text:p>7680000</text:p>
          </table:table-cell>
          <table:table-cell table:style-name="Default" office:value-type="float" office:value="14848000">
            <text:p>14848000</text:p>
          </table:table-cell>
          <table:table-cell table:style-name="Default" office:value-type="float" office:value="11264000">
            <text:p>11264000</text:p>
          </table:table-cell>
          <table:table-cell table:style-name="Default" office:value-type="float" office:value="20480000">
            <text:p>2048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65000">
            <text:p>65000</text:p>
          </table:table-cell>
          <table:table-cell table:style-name="Default" office:value-type="float" office:value="1040000">
            <text:p>1040000</text:p>
          </table:table-cell>
          <table:table-cell table:style-name="Default" office:value-type="float" office:value="4160000">
            <text:p>4160000</text:p>
          </table:table-cell>
          <table:table-cell table:style-name="Default" office:value-type="float" office:value="7800000">
            <text:p>7800000</text:p>
          </table:table-cell>
          <table:table-cell table:style-name="Default" office:value-type="float" office:value="15080000">
            <text:p>15080000</text:p>
          </table:table-cell>
          <table:table-cell table:style-name="Default" office:value-type="float" office:value="11440000">
            <text:p>11440000</text:p>
          </table:table-cell>
          <table:table-cell table:style-name="Default" office:value-type="float" office:value="20800000">
            <text:p>208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66000">
            <text:p>66000</text:p>
          </table:table-cell>
          <table:table-cell table:style-name="Default" office:value-type="float" office:value="1056000">
            <text:p>1056000</text:p>
          </table:table-cell>
          <table:table-cell table:style-name="Default" office:value-type="float" office:value="4224000">
            <text:p>4224000</text:p>
          </table:table-cell>
          <table:table-cell table:style-name="Default" office:value-type="float" office:value="7920000">
            <text:p>7920000</text:p>
          </table:table-cell>
          <table:table-cell table:style-name="Default" office:value-type="float" office:value="15312000">
            <text:p>15312000</text:p>
          </table:table-cell>
          <table:table-cell table:style-name="Default" office:value-type="float" office:value="11616000">
            <text:p>11616000</text:p>
          </table:table-cell>
          <table:table-cell table:style-name="Default" office:value-type="float" office:value="21120000">
            <text:p>2112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67000">
            <text:p>67000</text:p>
          </table:table-cell>
          <table:table-cell table:style-name="Default" office:value-type="float" office:value="1072000">
            <text:p>1072000</text:p>
          </table:table-cell>
          <table:table-cell table:style-name="Default" office:value-type="float" office:value="4288000">
            <text:p>4288000</text:p>
          </table:table-cell>
          <table:table-cell table:style-name="Default" office:value-type="float" office:value="8040000">
            <text:p>8040000</text:p>
          </table:table-cell>
          <table:table-cell table:style-name="Default" office:value-type="float" office:value="15544000">
            <text:p>15544000</text:p>
          </table:table-cell>
          <table:table-cell table:style-name="Default" office:value-type="float" office:value="11792000">
            <text:p>11792000</text:p>
          </table:table-cell>
          <table:table-cell table:style-name="Default" office:value-type="float" office:value="21440000">
            <text:p>2144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68000">
            <text:p>68000</text:p>
          </table:table-cell>
          <table:table-cell table:style-name="Default" office:value-type="float" office:value="1088000">
            <text:p>1088000</text:p>
          </table:table-cell>
          <table:table-cell table:style-name="Default" office:value-type="float" office:value="4352000">
            <text:p>4352000</text:p>
          </table:table-cell>
          <table:table-cell table:style-name="Default" office:value-type="float" office:value="8160000">
            <text:p>8160000</text:p>
          </table:table-cell>
          <table:table-cell table:style-name="Default" office:value-type="float" office:value="15776000">
            <text:p>15776000</text:p>
          </table:table-cell>
          <table:table-cell table:style-name="Default" office:value-type="float" office:value="11968000">
            <text:p>11968000</text:p>
          </table:table-cell>
          <table:table-cell table:style-name="Default" office:value-type="float" office:value="21760000">
            <text:p>2176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69000">
            <text:p>69000</text:p>
          </table:table-cell>
          <table:table-cell table:style-name="Default" office:value-type="float" office:value="1104000">
            <text:p>1104000</text:p>
          </table:table-cell>
          <table:table-cell table:style-name="Default" office:value-type="float" office:value="4416000">
            <text:p>4416000</text:p>
          </table:table-cell>
          <table:table-cell table:style-name="Default" office:value-type="float" office:value="8280000">
            <text:p>8280000</text:p>
          </table:table-cell>
          <table:table-cell table:style-name="Default" office:value-type="float" office:value="16008000">
            <text:p>16008000</text:p>
          </table:table-cell>
          <table:table-cell table:style-name="Default" office:value-type="float" office:value="12144000">
            <text:p>12144000</text:p>
          </table:table-cell>
          <table:table-cell table:style-name="Default" office:value-type="float" office:value="22080000">
            <text:p>2208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70000">
            <text:p>70000</text:p>
          </table:table-cell>
          <table:table-cell table:style-name="Default" office:value-type="float" office:value="1120000">
            <text:p>1120000</text:p>
          </table:table-cell>
          <table:table-cell table:style-name="Default" office:value-type="float" office:value="4480000">
            <text:p>4480000</text:p>
          </table:table-cell>
          <table:table-cell table:style-name="Default" office:value-type="float" office:value="8400000">
            <text:p>8400000</text:p>
          </table:table-cell>
          <table:table-cell table:style-name="Default" office:value-type="float" office:value="16240000">
            <text:p>16240000</text:p>
          </table:table-cell>
          <table:table-cell table:style-name="Default" office:value-type="float" office:value="12320000">
            <text:p>12320000</text:p>
          </table:table-cell>
          <table:table-cell table:style-name="Default" office:value-type="float" office:value="22400000">
            <text:p>224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71000">
            <text:p>71000</text:p>
          </table:table-cell>
          <table:table-cell table:style-name="Default" office:value-type="float" office:value="1136000">
            <text:p>1136000</text:p>
          </table:table-cell>
          <table:table-cell table:style-name="Default" office:value-type="float" office:value="4544000">
            <text:p>4544000</text:p>
          </table:table-cell>
          <table:table-cell table:style-name="Default" office:value-type="float" office:value="8520000">
            <text:p>8520000</text:p>
          </table:table-cell>
          <table:table-cell table:style-name="Default" office:value-type="float" office:value="16472000">
            <text:p>16472000</text:p>
          </table:table-cell>
          <table:table-cell table:style-name="Default" office:value-type="float" office:value="12496000">
            <text:p>12496000</text:p>
          </table:table-cell>
          <table:table-cell table:style-name="Default" office:value-type="float" office:value="22720000">
            <text:p>2272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72000">
            <text:p>72000</text:p>
          </table:table-cell>
          <table:table-cell table:style-name="Default" office:value-type="float" office:value="1152000">
            <text:p>1152000</text:p>
          </table:table-cell>
          <table:table-cell table:style-name="Default" office:value-type="float" office:value="4608000">
            <text:p>4608000</text:p>
          </table:table-cell>
          <table:table-cell table:style-name="Default" office:value-type="float" office:value="8640000">
            <text:p>8640000</text:p>
          </table:table-cell>
          <table:table-cell table:style-name="Default" office:value-type="float" office:value="16704000">
            <text:p>16704000</text:p>
          </table:table-cell>
          <table:table-cell table:style-name="Default" office:value-type="float" office:value="12672000">
            <text:p>12672000</text:p>
          </table:table-cell>
          <table:table-cell table:style-name="Default" office:value-type="float" office:value="23040000">
            <text:p>2304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73000">
            <text:p>73000</text:p>
          </table:table-cell>
          <table:table-cell table:style-name="Default" office:value-type="float" office:value="1168000">
            <text:p>1168000</text:p>
          </table:table-cell>
          <table:table-cell table:style-name="Default" office:value-type="float" office:value="4672000">
            <text:p>4672000</text:p>
          </table:table-cell>
          <table:table-cell table:style-name="Default" office:value-type="float" office:value="8760000">
            <text:p>8760000</text:p>
          </table:table-cell>
          <table:table-cell table:style-name="Default" office:value-type="float" office:value="16936000">
            <text:p>16936000</text:p>
          </table:table-cell>
          <table:table-cell table:style-name="Default" office:value-type="float" office:value="12848000">
            <text:p>12848000</text:p>
          </table:table-cell>
          <table:table-cell table:style-name="Default" office:value-type="float" office:value="23360000">
            <text:p>2336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74000">
            <text:p>74000</text:p>
          </table:table-cell>
          <table:table-cell table:style-name="Default" office:value-type="float" office:value="1184000">
            <text:p>1184000</text:p>
          </table:table-cell>
          <table:table-cell table:style-name="Default" office:value-type="float" office:value="4736000">
            <text:p>4736000</text:p>
          </table:table-cell>
          <table:table-cell table:style-name="Default" office:value-type="float" office:value="8880000">
            <text:p>8880000</text:p>
          </table:table-cell>
          <table:table-cell table:style-name="Default" office:value-type="float" office:value="17168000">
            <text:p>17168000</text:p>
          </table:table-cell>
          <table:table-cell table:style-name="Default" office:value-type="float" office:value="13024000">
            <text:p>13024000</text:p>
          </table:table-cell>
          <table:table-cell table:style-name="Default" office:value-type="float" office:value="23680000">
            <text:p>2368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75000">
            <text:p>75000</text:p>
          </table:table-cell>
          <table:table-cell table:style-name="Default" office:value-type="float" office:value="1200000">
            <text:p>1200000</text:p>
          </table:table-cell>
          <table:table-cell table:style-name="Default" office:value-type="float" office:value="4800000">
            <text:p>4800000</text:p>
          </table:table-cell>
          <table:table-cell table:style-name="Default" office:value-type="float" office:value="9000000">
            <text:p>9000000</text:p>
          </table:table-cell>
          <table:table-cell table:style-name="Default" office:value-type="float" office:value="17400000">
            <text:p>17400000</text:p>
          </table:table-cell>
          <table:table-cell table:style-name="Default" office:value-type="float" office:value="13200000">
            <text:p>13200000</text:p>
          </table:table-cell>
          <table:table-cell table:style-name="Default" office:value-type="float" office:value="24000000">
            <text:p>240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76000">
            <text:p>76000</text:p>
          </table:table-cell>
          <table:table-cell table:style-name="Default" office:value-type="float" office:value="1216000">
            <text:p>1216000</text:p>
          </table:table-cell>
          <table:table-cell table:style-name="Default" office:value-type="float" office:value="4864000">
            <text:p>4864000</text:p>
          </table:table-cell>
          <table:table-cell table:style-name="Default" office:value-type="float" office:value="9120000">
            <text:p>9120000</text:p>
          </table:table-cell>
          <table:table-cell table:style-name="Default" office:value-type="float" office:value="17632000">
            <text:p>17632000</text:p>
          </table:table-cell>
          <table:table-cell table:style-name="Default" office:value-type="float" office:value="13376000">
            <text:p>13376000</text:p>
          </table:table-cell>
          <table:table-cell table:style-name="Default" office:value-type="float" office:value="24320000">
            <text:p>2432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77000">
            <text:p>77000</text:p>
          </table:table-cell>
          <table:table-cell table:style-name="Default" office:value-type="float" office:value="1232000">
            <text:p>1232000</text:p>
          </table:table-cell>
          <table:table-cell table:style-name="Default" office:value-type="float" office:value="4928000">
            <text:p>4928000</text:p>
          </table:table-cell>
          <table:table-cell table:style-name="Default" office:value-type="float" office:value="9240000">
            <text:p>9240000</text:p>
          </table:table-cell>
          <table:table-cell table:style-name="Default" office:value-type="float" office:value="17864000">
            <text:p>17864000</text:p>
          </table:table-cell>
          <table:table-cell table:style-name="Default" office:value-type="float" office:value="13552000">
            <text:p>13552000</text:p>
          </table:table-cell>
          <table:table-cell table:style-name="Default" office:value-type="float" office:value="24640000">
            <text:p>2464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78000">
            <text:p>78000</text:p>
          </table:table-cell>
          <table:table-cell table:style-name="Default" office:value-type="float" office:value="1248000">
            <text:p>1248000</text:p>
          </table:table-cell>
          <table:table-cell table:style-name="Default" office:value-type="float" office:value="4992000">
            <text:p>4992000</text:p>
          </table:table-cell>
          <table:table-cell table:style-name="Default" office:value-type="float" office:value="9360000">
            <text:p>9360000</text:p>
          </table:table-cell>
          <table:table-cell table:style-name="Default" office:value-type="float" office:value="18096000">
            <text:p>18096000</text:p>
          </table:table-cell>
          <table:table-cell table:style-name="Default" office:value-type="float" office:value="13728000">
            <text:p>13728000</text:p>
          </table:table-cell>
          <table:table-cell table:style-name="Default" office:value-type="float" office:value="24960000">
            <text:p>2496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79000">
            <text:p>79000</text:p>
          </table:table-cell>
          <table:table-cell table:style-name="Default" office:value-type="float" office:value="1264000">
            <text:p>1264000</text:p>
          </table:table-cell>
          <table:table-cell table:style-name="Default" office:value-type="float" office:value="5056000">
            <text:p>5056000</text:p>
          </table:table-cell>
          <table:table-cell table:style-name="Default" office:value-type="float" office:value="9480000">
            <text:p>9480000</text:p>
          </table:table-cell>
          <table:table-cell table:style-name="Default" office:value-type="float" office:value="18328000">
            <text:p>18328000</text:p>
          </table:table-cell>
          <table:table-cell table:style-name="Default" office:value-type="float" office:value="13904000">
            <text:p>13904000</text:p>
          </table:table-cell>
          <table:table-cell table:style-name="Default" office:value-type="float" office:value="25280000">
            <text:p>2528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80000">
            <text:p>80000</text:p>
          </table:table-cell>
          <table:table-cell table:style-name="Default" office:value-type="float" office:value="1280000">
            <text:p>1280000</text:p>
          </table:table-cell>
          <table:table-cell table:style-name="Default" office:value-type="float" office:value="5120000">
            <text:p>5120000</text:p>
          </table:table-cell>
          <table:table-cell table:style-name="Default" office:value-type="float" office:value="9600000">
            <text:p>9600000</text:p>
          </table:table-cell>
          <table:table-cell table:style-name="Default" office:value-type="float" office:value="18560000">
            <text:p>18560000</text:p>
          </table:table-cell>
          <table:table-cell table:style-name="Default" office:value-type="float" office:value="14080000">
            <text:p>14080000</text:p>
          </table:table-cell>
          <table:table-cell table:style-name="Default" office:value-type="float" office:value="25600000">
            <text:p>256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81000">
            <text:p>81000</text:p>
          </table:table-cell>
          <table:table-cell table:style-name="Default" office:value-type="float" office:value="1296000">
            <text:p>1296000</text:p>
          </table:table-cell>
          <table:table-cell table:style-name="Default" office:value-type="float" office:value="5184000">
            <text:p>5184000</text:p>
          </table:table-cell>
          <table:table-cell table:style-name="Default" office:value-type="float" office:value="9720000">
            <text:p>9720000</text:p>
          </table:table-cell>
          <table:table-cell table:style-name="Default" office:value-type="float" office:value="18792000">
            <text:p>18792000</text:p>
          </table:table-cell>
          <table:table-cell table:style-name="Default" office:value-type="float" office:value="14256000">
            <text:p>14256000</text:p>
          </table:table-cell>
          <table:table-cell table:style-name="Default" office:value-type="float" office:value="25920000">
            <text:p>2592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82000">
            <text:p>82000</text:p>
          </table:table-cell>
          <table:table-cell table:style-name="Default" office:value-type="float" office:value="1312000">
            <text:p>1312000</text:p>
          </table:table-cell>
          <table:table-cell table:style-name="Default" office:value-type="float" office:value="5248000">
            <text:p>5248000</text:p>
          </table:table-cell>
          <table:table-cell table:style-name="Default" office:value-type="float" office:value="9840000">
            <text:p>9840000</text:p>
          </table:table-cell>
          <table:table-cell table:style-name="Default" office:value-type="float" office:value="19024000">
            <text:p>19024000</text:p>
          </table:table-cell>
          <table:table-cell table:style-name="Default" office:value-type="float" office:value="14432000">
            <text:p>14432000</text:p>
          </table:table-cell>
          <table:table-cell table:style-name="Default" office:value-type="float" office:value="26240000">
            <text:p>2624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83000">
            <text:p>83000</text:p>
          </table:table-cell>
          <table:table-cell table:style-name="Default" office:value-type="float" office:value="1328000">
            <text:p>1328000</text:p>
          </table:table-cell>
          <table:table-cell table:style-name="Default" office:value-type="float" office:value="5312000">
            <text:p>5312000</text:p>
          </table:table-cell>
          <table:table-cell table:style-name="Default" office:value-type="float" office:value="9960000">
            <text:p>9960000</text:p>
          </table:table-cell>
          <table:table-cell table:style-name="Default" office:value-type="float" office:value="19256000">
            <text:p>19256000</text:p>
          </table:table-cell>
          <table:table-cell table:style-name="Default" office:value-type="float" office:value="14608000">
            <text:p>14608000</text:p>
          </table:table-cell>
          <table:table-cell table:style-name="Default" office:value-type="float" office:value="26560000">
            <text:p>2656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84000">
            <text:p>84000</text:p>
          </table:table-cell>
          <table:table-cell table:style-name="Default" office:value-type="float" office:value="1344000">
            <text:p>1344000</text:p>
          </table:table-cell>
          <table:table-cell table:style-name="Default" office:value-type="float" office:value="5376000">
            <text:p>5376000</text:p>
          </table:table-cell>
          <table:table-cell table:style-name="Default" office:value-type="float" office:value="10080000">
            <text:p>10080000</text:p>
          </table:table-cell>
          <table:table-cell table:style-name="Default" office:value-type="float" office:value="19488000">
            <text:p>19488000</text:p>
          </table:table-cell>
          <table:table-cell table:style-name="Default" office:value-type="float" office:value="14784000">
            <text:p>14784000</text:p>
          </table:table-cell>
          <table:table-cell table:style-name="Default" office:value-type="float" office:value="26880000">
            <text:p>2688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85000">
            <text:p>85000</text:p>
          </table:table-cell>
          <table:table-cell table:style-name="Default" office:value-type="float" office:value="1360000">
            <text:p>1360000</text:p>
          </table:table-cell>
          <table:table-cell table:style-name="Default" office:value-type="float" office:value="5440000">
            <text:p>5440000</text:p>
          </table:table-cell>
          <table:table-cell table:style-name="Default" office:value-type="float" office:value="10200000">
            <text:p>10200000</text:p>
          </table:table-cell>
          <table:table-cell table:style-name="Default" office:value-type="float" office:value="19720000">
            <text:p>19720000</text:p>
          </table:table-cell>
          <table:table-cell table:style-name="Default" office:value-type="float" office:value="14960000">
            <text:p>14960000</text:p>
          </table:table-cell>
          <table:table-cell table:style-name="Default" office:value-type="float" office:value="27200000">
            <text:p>272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86000">
            <text:p>86000</text:p>
          </table:table-cell>
          <table:table-cell table:style-name="Default" office:value-type="float" office:value="1376000">
            <text:p>1376000</text:p>
          </table:table-cell>
          <table:table-cell table:style-name="Default" office:value-type="float" office:value="5504000">
            <text:p>5504000</text:p>
          </table:table-cell>
          <table:table-cell table:style-name="Default" office:value-type="float" office:value="10320000">
            <text:p>10320000</text:p>
          </table:table-cell>
          <table:table-cell table:style-name="Default" office:value-type="float" office:value="19952000">
            <text:p>19952000</text:p>
          </table:table-cell>
          <table:table-cell table:style-name="Default" office:value-type="float" office:value="15136000">
            <text:p>15136000</text:p>
          </table:table-cell>
          <table:table-cell table:style-name="Default" office:value-type="float" office:value="27520000">
            <text:p>2752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87000">
            <text:p>87000</text:p>
          </table:table-cell>
          <table:table-cell table:style-name="Default" office:value-type="float" office:value="1392000">
            <text:p>1392000</text:p>
          </table:table-cell>
          <table:table-cell table:style-name="Default" office:value-type="float" office:value="5568000">
            <text:p>5568000</text:p>
          </table:table-cell>
          <table:table-cell table:style-name="Default" office:value-type="float" office:value="10440000">
            <text:p>10440000</text:p>
          </table:table-cell>
          <table:table-cell table:style-name="Default" office:value-type="float" office:value="20184000">
            <text:p>20184000</text:p>
          </table:table-cell>
          <table:table-cell table:style-name="Default" office:value-type="float" office:value="15312000">
            <text:p>15312000</text:p>
          </table:table-cell>
          <table:table-cell table:style-name="Default" office:value-type="float" office:value="27840000">
            <text:p>2784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88000">
            <text:p>88000</text:p>
          </table:table-cell>
          <table:table-cell table:style-name="Default" office:value-type="float" office:value="1408000">
            <text:p>1408000</text:p>
          </table:table-cell>
          <table:table-cell table:style-name="Default" office:value-type="float" office:value="5632000">
            <text:p>5632000</text:p>
          </table:table-cell>
          <table:table-cell table:style-name="Default" office:value-type="float" office:value="10560000">
            <text:p>10560000</text:p>
          </table:table-cell>
          <table:table-cell table:style-name="Default" office:value-type="float" office:value="20416000">
            <text:p>20416000</text:p>
          </table:table-cell>
          <table:table-cell table:style-name="Default" office:value-type="float" office:value="15488000">
            <text:p>15488000</text:p>
          </table:table-cell>
          <table:table-cell table:style-name="Default" office:value-type="float" office:value="28160000">
            <text:p>2816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89000">
            <text:p>89000</text:p>
          </table:table-cell>
          <table:table-cell table:style-name="Default" office:value-type="float" office:value="1424000">
            <text:p>1424000</text:p>
          </table:table-cell>
          <table:table-cell table:style-name="Default" office:value-type="float" office:value="5696000">
            <text:p>5696000</text:p>
          </table:table-cell>
          <table:table-cell table:style-name="Default" office:value-type="float" office:value="10680000">
            <text:p>10680000</text:p>
          </table:table-cell>
          <table:table-cell table:style-name="Default" office:value-type="float" office:value="20648000">
            <text:p>20648000</text:p>
          </table:table-cell>
          <table:table-cell table:style-name="Default" office:value-type="float" office:value="15664000">
            <text:p>15664000</text:p>
          </table:table-cell>
          <table:table-cell table:style-name="Default" office:value-type="float" office:value="28480000">
            <text:p>2848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90000">
            <text:p>90000</text:p>
          </table:table-cell>
          <table:table-cell table:style-name="Default" office:value-type="float" office:value="1440000">
            <text:p>1440000</text:p>
          </table:table-cell>
          <table:table-cell table:style-name="Default" office:value-type="float" office:value="5760000">
            <text:p>5760000</text:p>
          </table:table-cell>
          <table:table-cell table:style-name="Default" office:value-type="float" office:value="10800000">
            <text:p>10800000</text:p>
          </table:table-cell>
          <table:table-cell table:style-name="Default" office:value-type="float" office:value="20880000">
            <text:p>20880000</text:p>
          </table:table-cell>
          <table:table-cell table:style-name="Default" office:value-type="float" office:value="15840000">
            <text:p>15840000</text:p>
          </table:table-cell>
          <table:table-cell table:style-name="Default" office:value-type="float" office:value="28800000">
            <text:p>288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91000">
            <text:p>91000</text:p>
          </table:table-cell>
          <table:table-cell table:style-name="Default" office:value-type="float" office:value="1456000">
            <text:p>1456000</text:p>
          </table:table-cell>
          <table:table-cell table:style-name="Default" office:value-type="float" office:value="5824000">
            <text:p>5824000</text:p>
          </table:table-cell>
          <table:table-cell table:style-name="Default" office:value-type="float" office:value="10920000">
            <text:p>10920000</text:p>
          </table:table-cell>
          <table:table-cell table:style-name="Default" office:value-type="float" office:value="21112000">
            <text:p>21112000</text:p>
          </table:table-cell>
          <table:table-cell table:style-name="Default" office:value-type="float" office:value="16016000">
            <text:p>16016000</text:p>
          </table:table-cell>
          <table:table-cell table:style-name="Default" office:value-type="float" office:value="29120000">
            <text:p>2912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92000">
            <text:p>92000</text:p>
          </table:table-cell>
          <table:table-cell table:style-name="Default" office:value-type="float" office:value="1472000">
            <text:p>1472000</text:p>
          </table:table-cell>
          <table:table-cell table:style-name="Default" office:value-type="float" office:value="5888000">
            <text:p>5888000</text:p>
          </table:table-cell>
          <table:table-cell table:style-name="Default" office:value-type="float" office:value="11040000">
            <text:p>11040000</text:p>
          </table:table-cell>
          <table:table-cell table:style-name="Default" office:value-type="float" office:value="21344000">
            <text:p>21344000</text:p>
          </table:table-cell>
          <table:table-cell table:style-name="Default" office:value-type="float" office:value="16192000">
            <text:p>16192000</text:p>
          </table:table-cell>
          <table:table-cell table:style-name="Default" office:value-type="float" office:value="29440000">
            <text:p>2944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93000">
            <text:p>93000</text:p>
          </table:table-cell>
          <table:table-cell table:style-name="Default" office:value-type="float" office:value="1488000">
            <text:p>1488000</text:p>
          </table:table-cell>
          <table:table-cell table:style-name="Default" office:value-type="float" office:value="5952000">
            <text:p>5952000</text:p>
          </table:table-cell>
          <table:table-cell table:style-name="Default" office:value-type="float" office:value="11160000">
            <text:p>11160000</text:p>
          </table:table-cell>
          <table:table-cell table:style-name="Default" office:value-type="float" office:value="21576000">
            <text:p>21576000</text:p>
          </table:table-cell>
          <table:table-cell table:style-name="Default" office:value-type="float" office:value="16368000">
            <text:p>16368000</text:p>
          </table:table-cell>
          <table:table-cell table:style-name="Default" office:value-type="float" office:value="29760000">
            <text:p>2976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94000">
            <text:p>94000</text:p>
          </table:table-cell>
          <table:table-cell table:style-name="Default" office:value-type="float" office:value="1504000">
            <text:p>1504000</text:p>
          </table:table-cell>
          <table:table-cell table:style-name="Default" office:value-type="float" office:value="6016000">
            <text:p>6016000</text:p>
          </table:table-cell>
          <table:table-cell table:style-name="Default" office:value-type="float" office:value="11280000">
            <text:p>11280000</text:p>
          </table:table-cell>
          <table:table-cell table:style-name="Default" office:value-type="float" office:value="21808000">
            <text:p>21808000</text:p>
          </table:table-cell>
          <table:table-cell table:style-name="Default" office:value-type="float" office:value="16544000">
            <text:p>16544000</text:p>
          </table:table-cell>
          <table:table-cell table:style-name="Default" office:value-type="float" office:value="30080000">
            <text:p>3008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95000">
            <text:p>95000</text:p>
          </table:table-cell>
          <table:table-cell table:style-name="Default" office:value-type="float" office:value="1520000">
            <text:p>1520000</text:p>
          </table:table-cell>
          <table:table-cell table:style-name="Default" office:value-type="float" office:value="6080000">
            <text:p>6080000</text:p>
          </table:table-cell>
          <table:table-cell table:style-name="Default" office:value-type="float" office:value="11400000">
            <text:p>11400000</text:p>
          </table:table-cell>
          <table:table-cell table:style-name="Default" office:value-type="float" office:value="22040000">
            <text:p>22040000</text:p>
          </table:table-cell>
          <table:table-cell table:style-name="Default" office:value-type="float" office:value="16720000">
            <text:p>16720000</text:p>
          </table:table-cell>
          <table:table-cell table:style-name="Default" office:value-type="float" office:value="30400000">
            <text:p>304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96000">
            <text:p>96000</text:p>
          </table:table-cell>
          <table:table-cell table:style-name="Default" office:value-type="float" office:value="1536000">
            <text:p>1536000</text:p>
          </table:table-cell>
          <table:table-cell table:style-name="Default" office:value-type="float" office:value="6144000">
            <text:p>6144000</text:p>
          </table:table-cell>
          <table:table-cell table:style-name="Default" office:value-type="float" office:value="11520000">
            <text:p>11520000</text:p>
          </table:table-cell>
          <table:table-cell table:style-name="Default" office:value-type="float" office:value="22272000">
            <text:p>22272000</text:p>
          </table:table-cell>
          <table:table-cell table:style-name="Default" office:value-type="float" office:value="16896000">
            <text:p>16896000</text:p>
          </table:table-cell>
          <table:table-cell table:style-name="Default" office:value-type="float" office:value="30720000">
            <text:p>3072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97000">
            <text:p>97000</text:p>
          </table:table-cell>
          <table:table-cell table:style-name="Default" office:value-type="float" office:value="1552000">
            <text:p>1552000</text:p>
          </table:table-cell>
          <table:table-cell table:style-name="Default" office:value-type="float" office:value="6208000">
            <text:p>6208000</text:p>
          </table:table-cell>
          <table:table-cell table:style-name="Default" office:value-type="float" office:value="11640000">
            <text:p>11640000</text:p>
          </table:table-cell>
          <table:table-cell table:style-name="Default" office:value-type="float" office:value="22504000">
            <text:p>22504000</text:p>
          </table:table-cell>
          <table:table-cell table:style-name="Default" office:value-type="float" office:value="17072000">
            <text:p>17072000</text:p>
          </table:table-cell>
          <table:table-cell table:style-name="Default" office:value-type="float" office:value="31040000">
            <text:p>3104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98000">
            <text:p>98000</text:p>
          </table:table-cell>
          <table:table-cell table:style-name="Default" office:value-type="float" office:value="1568000">
            <text:p>1568000</text:p>
          </table:table-cell>
          <table:table-cell table:style-name="Default" office:value-type="float" office:value="6272000">
            <text:p>6272000</text:p>
          </table:table-cell>
          <table:table-cell table:style-name="Default" office:value-type="float" office:value="11760000">
            <text:p>11760000</text:p>
          </table:table-cell>
          <table:table-cell table:style-name="Default" office:value-type="float" office:value="22736000">
            <text:p>22736000</text:p>
          </table:table-cell>
          <table:table-cell table:style-name="Default" office:value-type="float" office:value="17248000">
            <text:p>17248000</text:p>
          </table:table-cell>
          <table:table-cell table:style-name="Default" office:value-type="float" office:value="31360000">
            <text:p>3136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99000">
            <text:p>99000</text:p>
          </table:table-cell>
          <table:table-cell table:style-name="Default" office:value-type="float" office:value="1584000">
            <text:p>1584000</text:p>
          </table:table-cell>
          <table:table-cell table:style-name="Default" office:value-type="float" office:value="6336000">
            <text:p>6336000</text:p>
          </table:table-cell>
          <table:table-cell table:style-name="Default" office:value-type="float" office:value="11880000">
            <text:p>11880000</text:p>
          </table:table-cell>
          <table:table-cell table:style-name="Default" office:value-type="float" office:value="22968000">
            <text:p>22968000</text:p>
          </table:table-cell>
          <table:table-cell table:style-name="Default" office:value-type="float" office:value="17424000">
            <text:p>17424000</text:p>
          </table:table-cell>
          <table:table-cell table:style-name="Default" office:value-type="float" office:value="31680000">
            <text:p>31680000</text:p>
          </table:table-cell>
          <table:table-cell table:number-columns-repeated="1017"/>
        </table:table-row>
        <table:table-row table:style-name="ro1" table:number-rows-repeated="65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s" table:style-name="ta2" table:print="false"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table:number-columns-repeated="7"/>
          <table:table-cell>
            <draw:frame table:end-cell-address="Maps.U36" table:end-x="2.193cm" table:end-y="0.464cm" draw:z-index="0" draw:name="Chart 1" draw:style-name="gr1" svg:width="29.362cm" svg:height="17.834cm" svg:x="2.186cm" svg:y="0.466cm">
              <draw:object draw:notify-on-update-of-ranges="Maps.A5:Maps.A103 Maps.B4:Maps.B4 Maps.B5:Maps.B103 Maps.A5:Maps.A103 Maps.C4:Maps.C4 Maps.C5:Maps.C103 Maps.A5:Maps.A103 Maps.D4:Maps.D4 Maps.D5:Maps.D103 Maps.A5:Maps.A103 Maps.E4:Maps.E4 Maps.E5:Maps.E103 Maps.A5:Maps.A103 Maps.F4:Maps.F4 Maps.F5:Maps.F103 Maps.A5:Maps.A103 Maps.G4:Maps.G4 Maps.G5:Maps.G10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1" office:value-type="string">
            <text:p>Map Memory Tab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>
            <text:p>Number of maps</text:p>
          </table:table-cell>
          <table:table-cell table:style-name="Default" office:value-type="string">
            <text:p>EmptySmallMaps</text:p>
          </table:table-cell>
          <table:table-cell table:style-name="Default" office:value-type="string">
            <text:p>EmptyHashMaps</text:p>
          </table:table-cell>
          <table:table-cell table:style-name="Default" office:value-type="string">
            <text:p>OneSmallMaps</text:p>
          </table:table-cell>
          <table:table-cell table:style-name="Default" office:value-type="string">
            <text:p>OneHashMaps</text:p>
          </table:table-cell>
          <table:table-cell table:style-name="Default" office:value-type="string">
            <text:p>PairSmallMaps</text:p>
          </table:table-cell>
          <table:table-cell table:style-name="Default" office:value-type="string">
            <text:p>PairHashMaps</text:p>
          </table:table-cell>
          <table:table-cell table:number-columns-repeated="1017"/>
        </table:table-row>
        <table:table-row table:style-name="ro1">
          <table:table-cell table:style-name="Default" office:value-type="float" office:value="1000">
            <text:p>1000</text:p>
          </table:table-cell>
          <table:table-cell table:style-name="Default" office:value-type="float" office:value="32000">
            <text:p>32000</text:p>
          </table:table-cell>
          <table:table-cell table:style-name="Default" office:value-type="float" office:value="48000">
            <text:p>48000</text:p>
          </table:table-cell>
          <table:table-cell table:style-name="Default" office:value-type="float" office:value="232000">
            <text:p>232000</text:p>
          </table:table-cell>
          <table:table-cell table:style-name="Default" office:value-type="float" office:value="264000">
            <text:p>264000</text:p>
          </table:table-cell>
          <table:table-cell table:style-name="Default" office:value-type="float" office:value="336000">
            <text:p>336000</text:p>
          </table:table-cell>
          <table:table-cell table:style-name="Default" office:value-type="float" office:value="400000">
            <text:p>4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2000">
            <text:p>2000</text:p>
          </table:table-cell>
          <table:table-cell table:style-name="Default" office:value-type="float" office:value="64000">
            <text:p>64000</text:p>
          </table:table-cell>
          <table:table-cell table:style-name="Default" office:value-type="float" office:value="96000">
            <text:p>96000</text:p>
          </table:table-cell>
          <table:table-cell table:style-name="Default" office:value-type="float" office:value="464000">
            <text:p>464000</text:p>
          </table:table-cell>
          <table:table-cell table:style-name="Default" office:value-type="float" office:value="528000">
            <text:p>528000</text:p>
          </table:table-cell>
          <table:table-cell table:style-name="Default" office:value-type="float" office:value="672000">
            <text:p>672000</text:p>
          </table:table-cell>
          <table:table-cell table:style-name="Default" office:value-type="float" office:value="800000">
            <text:p>8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3000">
            <text:p>3000</text:p>
          </table:table-cell>
          <table:table-cell table:style-name="Default" office:value-type="float" office:value="96000">
            <text:p>96000</text:p>
          </table:table-cell>
          <table:table-cell table:style-name="Default" office:value-type="float" office:value="144000">
            <text:p>144000</text:p>
          </table:table-cell>
          <table:table-cell table:style-name="Default" office:value-type="float" office:value="696000">
            <text:p>696000</text:p>
          </table:table-cell>
          <table:table-cell table:style-name="Default" office:value-type="float" office:value="792344">
            <text:p>792344</text:p>
          </table:table-cell>
          <table:table-cell table:style-name="Default" office:value-type="float" office:value="1008000">
            <text:p>1008000</text:p>
          </table:table-cell>
          <table:table-cell table:style-name="Default" office:value-type="float" office:value="1200000">
            <text:p>12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4000">
            <text:p>4000</text:p>
          </table:table-cell>
          <table:table-cell table:style-name="Default" office:value-type="float" office:value="128000">
            <text:p>128000</text:p>
          </table:table-cell>
          <table:table-cell table:style-name="Default" office:value-type="float" office:value="192000">
            <text:p>192000</text:p>
          </table:table-cell>
          <table:table-cell table:style-name="Default" office:value-type="float" office:value="928000">
            <text:p>928000</text:p>
          </table:table-cell>
          <table:table-cell table:style-name="Default" office:value-type="float" office:value="1056000">
            <text:p>1056000</text:p>
          </table:table-cell>
          <table:table-cell table:style-name="Default" office:value-type="float" office:value="1344000">
            <text:p>1344000</text:p>
          </table:table-cell>
          <table:table-cell table:style-name="Default" office:value-type="float" office:value="1600000">
            <text:p>16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5000">
            <text:p>5000</text:p>
          </table:table-cell>
          <table:table-cell table:style-name="Default" office:value-type="float" office:value="160000">
            <text:p>160000</text:p>
          </table:table-cell>
          <table:table-cell table:style-name="Default" office:value-type="float" office:value="240000">
            <text:p>240000</text:p>
          </table:table-cell>
          <table:table-cell table:style-name="Default" office:value-type="float" office:value="1160000">
            <text:p>1160000</text:p>
          </table:table-cell>
          <table:table-cell table:style-name="Default" office:value-type="float" office:value="1320000">
            <text:p>1320000</text:p>
          </table:table-cell>
          <table:table-cell table:style-name="Default" office:value-type="float" office:value="1680000">
            <text:p>1680000</text:p>
          </table:table-cell>
          <table:table-cell table:style-name="Default" office:value-type="float" office:value="2000000">
            <text:p>20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6000">
            <text:p>6000</text:p>
          </table:table-cell>
          <table:table-cell table:style-name="Default" office:value-type="float" office:value="192000">
            <text:p>192000</text:p>
          </table:table-cell>
          <table:table-cell table:style-name="Default" office:value-type="float" office:value="288000">
            <text:p>288000</text:p>
          </table:table-cell>
          <table:table-cell table:style-name="Default" office:value-type="float" office:value="1392000">
            <text:p>1392000</text:p>
          </table:table-cell>
          <table:table-cell table:style-name="Default" office:value-type="float" office:value="1584000">
            <text:p>1584000</text:p>
          </table:table-cell>
          <table:table-cell table:style-name="Default" office:value-type="float" office:value="2016000">
            <text:p>2016000</text:p>
          </table:table-cell>
          <table:table-cell table:style-name="Default" office:value-type="float" office:value="2400000">
            <text:p>24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7000">
            <text:p>7000</text:p>
          </table:table-cell>
          <table:table-cell table:style-name="Default" office:value-type="float" office:value="224000">
            <text:p>224000</text:p>
          </table:table-cell>
          <table:table-cell table:style-name="Default" office:value-type="float" office:value="336000">
            <text:p>336000</text:p>
          </table:table-cell>
          <table:table-cell table:style-name="Default" office:value-type="float" office:value="1624000">
            <text:p>1624000</text:p>
          </table:table-cell>
          <table:table-cell table:style-name="Default" office:value-type="float" office:value="1848000">
            <text:p>1848000</text:p>
          </table:table-cell>
          <table:table-cell table:style-name="Default" office:value-type="float" office:value="2352000">
            <text:p>2352000</text:p>
          </table:table-cell>
          <table:table-cell table:style-name="Default" office:value-type="float" office:value="2800000">
            <text:p>28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8000">
            <text:p>8000</text:p>
          </table:table-cell>
          <table:table-cell table:style-name="Default" office:value-type="float" office:value="256000">
            <text:p>256000</text:p>
          </table:table-cell>
          <table:table-cell table:style-name="Default" office:value-type="float" office:value="384000">
            <text:p>384000</text:p>
          </table:table-cell>
          <table:table-cell table:style-name="Default" office:value-type="float" office:value="1856000">
            <text:p>1856000</text:p>
          </table:table-cell>
          <table:table-cell table:style-name="Default" office:value-type="float" office:value="2112000">
            <text:p>2112000</text:p>
          </table:table-cell>
          <table:table-cell table:style-name="Default" office:value-type="float" office:value="2688000">
            <text:p>2688000</text:p>
          </table:table-cell>
          <table:table-cell table:style-name="Default" office:value-type="float" office:value="3200000">
            <text:p>32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9000">
            <text:p>9000</text:p>
          </table:table-cell>
          <table:table-cell table:style-name="Default" office:value-type="float" office:value="288000">
            <text:p>288000</text:p>
          </table:table-cell>
          <table:table-cell table:style-name="Default" office:value-type="float" office:value="432000">
            <text:p>432000</text:p>
          </table:table-cell>
          <table:table-cell table:style-name="Default" office:value-type="float" office:value="2088000">
            <text:p>2088000</text:p>
          </table:table-cell>
          <table:table-cell table:style-name="Default" office:value-type="float" office:value="2376000">
            <text:p>2376000</text:p>
          </table:table-cell>
          <table:table-cell table:style-name="Default" office:value-type="float" office:value="3024000">
            <text:p>3024000</text:p>
          </table:table-cell>
          <table:table-cell table:style-name="Default" office:value-type="float" office:value="3600000">
            <text:p>36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10000">
            <text:p>10000</text:p>
          </table:table-cell>
          <table:table-cell table:style-name="Default" office:value-type="float" office:value="320000">
            <text:p>320000</text:p>
          </table:table-cell>
          <table:table-cell table:style-name="Default" office:value-type="float" office:value="480000">
            <text:p>480000</text:p>
          </table:table-cell>
          <table:table-cell table:style-name="Default" office:value-type="float" office:value="2320000">
            <text:p>2320000</text:p>
          </table:table-cell>
          <table:table-cell table:style-name="Default" office:value-type="float" office:value="2640000">
            <text:p>2640000</text:p>
          </table:table-cell>
          <table:table-cell table:style-name="Default" office:value-type="float" office:value="3360000">
            <text:p>3360000</text:p>
          </table:table-cell>
          <table:table-cell table:style-name="Default" office:value-type="float" office:value="4000000">
            <text:p>40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11000">
            <text:p>11000</text:p>
          </table:table-cell>
          <table:table-cell table:style-name="Default" office:value-type="float" office:value="352000">
            <text:p>352000</text:p>
          </table:table-cell>
          <table:table-cell table:style-name="Default" office:value-type="float" office:value="528000">
            <text:p>528000</text:p>
          </table:table-cell>
          <table:table-cell table:style-name="Default" office:value-type="float" office:value="2552000">
            <text:p>2552000</text:p>
          </table:table-cell>
          <table:table-cell table:style-name="Default" office:value-type="float" office:value="2904000">
            <text:p>2904000</text:p>
          </table:table-cell>
          <table:table-cell table:style-name="Default" office:value-type="float" office:value="3696000">
            <text:p>3696000</text:p>
          </table:table-cell>
          <table:table-cell table:style-name="Default" office:value-type="float" office:value="4400000">
            <text:p>44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12000">
            <text:p>12000</text:p>
          </table:table-cell>
          <table:table-cell table:style-name="Default" office:value-type="float" office:value="384000">
            <text:p>384000</text:p>
          </table:table-cell>
          <table:table-cell table:style-name="Default" office:value-type="float" office:value="576000">
            <text:p>576000</text:p>
          </table:table-cell>
          <table:table-cell table:style-name="Default" office:value-type="float" office:value="2784000">
            <text:p>2784000</text:p>
          </table:table-cell>
          <table:table-cell table:style-name="Default" office:value-type="float" office:value="3168000">
            <text:p>3168000</text:p>
          </table:table-cell>
          <table:table-cell table:style-name="Default" office:value-type="float" office:value="4032000">
            <text:p>4032000</text:p>
          </table:table-cell>
          <table:table-cell table:style-name="Default" office:value-type="float" office:value="4800000">
            <text:p>48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13000">
            <text:p>13000</text:p>
          </table:table-cell>
          <table:table-cell table:style-name="Default" office:value-type="float" office:value="416000">
            <text:p>416000</text:p>
          </table:table-cell>
          <table:table-cell table:style-name="Default" office:value-type="float" office:value="624000">
            <text:p>624000</text:p>
          </table:table-cell>
          <table:table-cell table:style-name="Default" office:value-type="float" office:value="3016000">
            <text:p>3016000</text:p>
          </table:table-cell>
          <table:table-cell table:style-name="Default" office:value-type="float" office:value="3432000">
            <text:p>3432000</text:p>
          </table:table-cell>
          <table:table-cell table:style-name="Default" office:value-type="float" office:value="4368000">
            <text:p>4368000</text:p>
          </table:table-cell>
          <table:table-cell table:style-name="Default" office:value-type="float" office:value="5200000">
            <text:p>52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14000">
            <text:p>14000</text:p>
          </table:table-cell>
          <table:table-cell table:style-name="Default" office:value-type="float" office:value="448000">
            <text:p>448000</text:p>
          </table:table-cell>
          <table:table-cell table:style-name="Default" office:value-type="float" office:value="672000">
            <text:p>672000</text:p>
          </table:table-cell>
          <table:table-cell table:style-name="Default" office:value-type="float" office:value="3248000">
            <text:p>3248000</text:p>
          </table:table-cell>
          <table:table-cell table:style-name="Default" office:value-type="float" office:value="3696000">
            <text:p>3696000</text:p>
          </table:table-cell>
          <table:table-cell table:style-name="Default" office:value-type="float" office:value="4704000">
            <text:p>4704000</text:p>
          </table:table-cell>
          <table:table-cell table:style-name="Default" office:value-type="float" office:value="5600000">
            <text:p>56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15000">
            <text:p>15000</text:p>
          </table:table-cell>
          <table:table-cell table:style-name="Default" office:value-type="float" office:value="480000">
            <text:p>480000</text:p>
          </table:table-cell>
          <table:table-cell table:style-name="Default" office:value-type="float" office:value="720000">
            <text:p>720000</text:p>
          </table:table-cell>
          <table:table-cell table:style-name="Default" office:value-type="float" office:value="3480000">
            <text:p>3480000</text:p>
          </table:table-cell>
          <table:table-cell table:style-name="Default" office:value-type="float" office:value="3960000">
            <text:p>3960000</text:p>
          </table:table-cell>
          <table:table-cell table:style-name="Default" office:value-type="float" office:value="5040000">
            <text:p>5040000</text:p>
          </table:table-cell>
          <table:table-cell table:style-name="Default" office:value-type="float" office:value="6000000">
            <text:p>60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16000">
            <text:p>16000</text:p>
          </table:table-cell>
          <table:table-cell table:style-name="Default" office:value-type="float" office:value="512000">
            <text:p>512000</text:p>
          </table:table-cell>
          <table:table-cell table:style-name="Default" office:value-type="float" office:value="768000">
            <text:p>768000</text:p>
          </table:table-cell>
          <table:table-cell table:style-name="Default" office:value-type="float" office:value="3712000">
            <text:p>3712000</text:p>
          </table:table-cell>
          <table:table-cell table:style-name="Default" office:value-type="float" office:value="4224000">
            <text:p>4224000</text:p>
          </table:table-cell>
          <table:table-cell table:style-name="Default" office:value-type="float" office:value="5376000">
            <text:p>5376000</text:p>
          </table:table-cell>
          <table:table-cell table:style-name="Default" office:value-type="float" office:value="6400000">
            <text:p>64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17000">
            <text:p>17000</text:p>
          </table:table-cell>
          <table:table-cell table:style-name="Default" office:value-type="float" office:value="544000">
            <text:p>544000</text:p>
          </table:table-cell>
          <table:table-cell table:style-name="Default" office:value-type="float" office:value="816000">
            <text:p>816000</text:p>
          </table:table-cell>
          <table:table-cell table:style-name="Default" office:value-type="float" office:value="3944000">
            <text:p>3944000</text:p>
          </table:table-cell>
          <table:table-cell table:style-name="Default" office:value-type="float" office:value="4488000">
            <text:p>4488000</text:p>
          </table:table-cell>
          <table:table-cell table:style-name="Default" office:value-type="float" office:value="5712000">
            <text:p>5712000</text:p>
          </table:table-cell>
          <table:table-cell table:style-name="Default" office:value-type="float" office:value="6800000">
            <text:p>68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18000">
            <text:p>18000</text:p>
          </table:table-cell>
          <table:table-cell table:style-name="Default" office:value-type="float" office:value="576000">
            <text:p>576000</text:p>
          </table:table-cell>
          <table:table-cell table:style-name="Default" office:value-type="float" office:value="864000">
            <text:p>864000</text:p>
          </table:table-cell>
          <table:table-cell table:style-name="Default" office:value-type="float" office:value="4176000">
            <text:p>4176000</text:p>
          </table:table-cell>
          <table:table-cell table:style-name="Default" office:value-type="float" office:value="4752000">
            <text:p>4752000</text:p>
          </table:table-cell>
          <table:table-cell table:style-name="Default" office:value-type="float" office:value="6048000">
            <text:p>6048000</text:p>
          </table:table-cell>
          <table:table-cell table:style-name="Default" office:value-type="float" office:value="7200000">
            <text:p>72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19000">
            <text:p>19000</text:p>
          </table:table-cell>
          <table:table-cell table:style-name="Default" office:value-type="float" office:value="608000">
            <text:p>608000</text:p>
          </table:table-cell>
          <table:table-cell table:style-name="Default" office:value-type="float" office:value="912000">
            <text:p>912000</text:p>
          </table:table-cell>
          <table:table-cell table:style-name="Default" office:value-type="float" office:value="4408000">
            <text:p>4408000</text:p>
          </table:table-cell>
          <table:table-cell table:style-name="Default" office:value-type="float" office:value="5016000">
            <text:p>5016000</text:p>
          </table:table-cell>
          <table:table-cell table:style-name="Default" office:value-type="float" office:value="6384000">
            <text:p>6384000</text:p>
          </table:table-cell>
          <table:table-cell table:style-name="Default" office:value-type="float" office:value="7600000">
            <text:p>76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20000">
            <text:p>20000</text:p>
          </table:table-cell>
          <table:table-cell table:style-name="Default" office:value-type="float" office:value="640000">
            <text:p>640000</text:p>
          </table:table-cell>
          <table:table-cell table:style-name="Default" office:value-type="float" office:value="960000">
            <text:p>960000</text:p>
          </table:table-cell>
          <table:table-cell table:style-name="Default" office:value-type="float" office:value="4640000">
            <text:p>4640000</text:p>
          </table:table-cell>
          <table:table-cell table:style-name="Default" office:value-type="float" office:value="5280000">
            <text:p>5280000</text:p>
          </table:table-cell>
          <table:table-cell table:style-name="Default" office:value-type="float" office:value="6720000">
            <text:p>6720000</text:p>
          </table:table-cell>
          <table:table-cell table:style-name="Default" office:value-type="float" office:value="8000000">
            <text:p>80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21000">
            <text:p>21000</text:p>
          </table:table-cell>
          <table:table-cell table:style-name="Default" office:value-type="float" office:value="672000">
            <text:p>672000</text:p>
          </table:table-cell>
          <table:table-cell table:style-name="Default" office:value-type="float" office:value="1008000">
            <text:p>1008000</text:p>
          </table:table-cell>
          <table:table-cell table:style-name="Default" office:value-type="float" office:value="4872000">
            <text:p>4872000</text:p>
          </table:table-cell>
          <table:table-cell table:style-name="Default" office:value-type="float" office:value="5544000">
            <text:p>5544000</text:p>
          </table:table-cell>
          <table:table-cell table:style-name="Default" office:value-type="float" office:value="7056000">
            <text:p>7056000</text:p>
          </table:table-cell>
          <table:table-cell table:style-name="Default" office:value-type="float" office:value="8400000">
            <text:p>84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22000">
            <text:p>22000</text:p>
          </table:table-cell>
          <table:table-cell table:style-name="Default" office:value-type="float" office:value="704000">
            <text:p>704000</text:p>
          </table:table-cell>
          <table:table-cell table:style-name="Default" office:value-type="float" office:value="1056000">
            <text:p>1056000</text:p>
          </table:table-cell>
          <table:table-cell table:style-name="Default" office:value-type="float" office:value="5104000">
            <text:p>5104000</text:p>
          </table:table-cell>
          <table:table-cell table:style-name="Default" office:value-type="float" office:value="5808000">
            <text:p>5808000</text:p>
          </table:table-cell>
          <table:table-cell table:style-name="Default" office:value-type="float" office:value="7392000">
            <text:p>7392000</text:p>
          </table:table-cell>
          <table:table-cell table:style-name="Default" office:value-type="float" office:value="8800000">
            <text:p>88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23000">
            <text:p>23000</text:p>
          </table:table-cell>
          <table:table-cell table:style-name="Default" office:value-type="float" office:value="736000">
            <text:p>736000</text:p>
          </table:table-cell>
          <table:table-cell table:style-name="Default" office:value-type="float" office:value="1104000">
            <text:p>1104000</text:p>
          </table:table-cell>
          <table:table-cell table:style-name="Default" office:value-type="float" office:value="5336000">
            <text:p>5336000</text:p>
          </table:table-cell>
          <table:table-cell table:style-name="Default" office:value-type="float" office:value="6072000">
            <text:p>6072000</text:p>
          </table:table-cell>
          <table:table-cell table:style-name="Default" office:value-type="float" office:value="7728000">
            <text:p>7728000</text:p>
          </table:table-cell>
          <table:table-cell table:style-name="Default" office:value-type="float" office:value="9200000">
            <text:p>92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24000">
            <text:p>24000</text:p>
          </table:table-cell>
          <table:table-cell table:style-name="Default" office:value-type="float" office:value="768000">
            <text:p>768000</text:p>
          </table:table-cell>
          <table:table-cell table:style-name="Default" office:value-type="float" office:value="1152000">
            <text:p>1152000</text:p>
          </table:table-cell>
          <table:table-cell table:style-name="Default" office:value-type="float" office:value="5568000">
            <text:p>5568000</text:p>
          </table:table-cell>
          <table:table-cell table:style-name="Default" office:value-type="float" office:value="6336000">
            <text:p>6336000</text:p>
          </table:table-cell>
          <table:table-cell table:style-name="Default" office:value-type="float" office:value="8064000">
            <text:p>8064000</text:p>
          </table:table-cell>
          <table:table-cell table:style-name="Default" office:value-type="float" office:value="9600000">
            <text:p>96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25000">
            <text:p>25000</text:p>
          </table:table-cell>
          <table:table-cell table:style-name="Default" office:value-type="float" office:value="800000">
            <text:p>800000</text:p>
          </table:table-cell>
          <table:table-cell table:style-name="Default" office:value-type="float" office:value="1200000">
            <text:p>1200000</text:p>
          </table:table-cell>
          <table:table-cell table:style-name="Default" office:value-type="float" office:value="5800000">
            <text:p>5800000</text:p>
          </table:table-cell>
          <table:table-cell table:style-name="Default" office:value-type="float" office:value="6600000">
            <text:p>6600000</text:p>
          </table:table-cell>
          <table:table-cell table:style-name="Default" office:value-type="float" office:value="8400000">
            <text:p>8400000</text:p>
          </table:table-cell>
          <table:table-cell table:style-name="Default" office:value-type="float" office:value="10000000">
            <text:p>100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26000">
            <text:p>26000</text:p>
          </table:table-cell>
          <table:table-cell table:style-name="Default" office:value-type="float" office:value="832000">
            <text:p>832000</text:p>
          </table:table-cell>
          <table:table-cell table:style-name="Default" office:value-type="float" office:value="1248000">
            <text:p>1248000</text:p>
          </table:table-cell>
          <table:table-cell table:style-name="Default" office:value-type="float" office:value="6032000">
            <text:p>6032000</text:p>
          </table:table-cell>
          <table:table-cell table:style-name="Default" office:value-type="float" office:value="6864000">
            <text:p>6864000</text:p>
          </table:table-cell>
          <table:table-cell table:style-name="Default" office:value-type="float" office:value="8736000">
            <text:p>8736000</text:p>
          </table:table-cell>
          <table:table-cell table:style-name="Default" office:value-type="float" office:value="10400000">
            <text:p>104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27000">
            <text:p>27000</text:p>
          </table:table-cell>
          <table:table-cell table:style-name="Default" office:value-type="float" office:value="864000">
            <text:p>864000</text:p>
          </table:table-cell>
          <table:table-cell table:style-name="Default" office:value-type="float" office:value="1296000">
            <text:p>1296000</text:p>
          </table:table-cell>
          <table:table-cell table:style-name="Default" office:value-type="float" office:value="6264000">
            <text:p>6264000</text:p>
          </table:table-cell>
          <table:table-cell table:style-name="Default" office:value-type="float" office:value="7128000">
            <text:p>7128000</text:p>
          </table:table-cell>
          <table:table-cell table:style-name="Default" office:value-type="float" office:value="9072000">
            <text:p>9072000</text:p>
          </table:table-cell>
          <table:table-cell table:style-name="Default" office:value-type="float" office:value="10800000">
            <text:p>108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28000">
            <text:p>28000</text:p>
          </table:table-cell>
          <table:table-cell table:style-name="Default" office:value-type="float" office:value="896000">
            <text:p>896000</text:p>
          </table:table-cell>
          <table:table-cell table:style-name="Default" office:value-type="float" office:value="1344000">
            <text:p>1344000</text:p>
          </table:table-cell>
          <table:table-cell table:style-name="Default" office:value-type="float" office:value="6496000">
            <text:p>6496000</text:p>
          </table:table-cell>
          <table:table-cell table:style-name="Default" office:value-type="float" office:value="7392000">
            <text:p>7392000</text:p>
          </table:table-cell>
          <table:table-cell table:style-name="Default" office:value-type="float" office:value="9408000">
            <text:p>9408000</text:p>
          </table:table-cell>
          <table:table-cell table:style-name="Default" office:value-type="float" office:value="11200000">
            <text:p>112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29000">
            <text:p>29000</text:p>
          </table:table-cell>
          <table:table-cell table:style-name="Default" office:value-type="float" office:value="928000">
            <text:p>928000</text:p>
          </table:table-cell>
          <table:table-cell table:style-name="Default" office:value-type="float" office:value="1392000">
            <text:p>1392000</text:p>
          </table:table-cell>
          <table:table-cell table:style-name="Default" office:value-type="float" office:value="6728000">
            <text:p>6728000</text:p>
          </table:table-cell>
          <table:table-cell table:style-name="Default" office:value-type="float" office:value="7656000">
            <text:p>7656000</text:p>
          </table:table-cell>
          <table:table-cell table:style-name="Default" office:value-type="float" office:value="9744000">
            <text:p>9744000</text:p>
          </table:table-cell>
          <table:table-cell table:style-name="Default" office:value-type="float" office:value="11600000">
            <text:p>116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30000">
            <text:p>30000</text:p>
          </table:table-cell>
          <table:table-cell table:style-name="Default" office:value-type="float" office:value="960000">
            <text:p>960000</text:p>
          </table:table-cell>
          <table:table-cell table:style-name="Default" office:value-type="float" office:value="1440000">
            <text:p>1440000</text:p>
          </table:table-cell>
          <table:table-cell table:style-name="Default" office:value-type="float" office:value="6960000">
            <text:p>6960000</text:p>
          </table:table-cell>
          <table:table-cell table:style-name="Default" office:value-type="float" office:value="7920000">
            <text:p>7920000</text:p>
          </table:table-cell>
          <table:table-cell table:style-name="Default" office:value-type="float" office:value="10080000">
            <text:p>10080000</text:p>
          </table:table-cell>
          <table:table-cell table:style-name="Default" office:value-type="float" office:value="12000000">
            <text:p>120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31000">
            <text:p>31000</text:p>
          </table:table-cell>
          <table:table-cell table:style-name="Default" office:value-type="float" office:value="992000">
            <text:p>992000</text:p>
          </table:table-cell>
          <table:table-cell table:style-name="Default" office:value-type="float" office:value="1488000">
            <text:p>1488000</text:p>
          </table:table-cell>
          <table:table-cell table:style-name="Default" office:value-type="float" office:value="7192000">
            <text:p>7192000</text:p>
          </table:table-cell>
          <table:table-cell table:style-name="Default" office:value-type="float" office:value="8184000">
            <text:p>8184000</text:p>
          </table:table-cell>
          <table:table-cell table:style-name="Default" office:value-type="float" office:value="10416000">
            <text:p>10416000</text:p>
          </table:table-cell>
          <table:table-cell table:style-name="Default" office:value-type="float" office:value="12400000">
            <text:p>124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32000">
            <text:p>32000</text:p>
          </table:table-cell>
          <table:table-cell table:style-name="Default" office:value-type="float" office:value="1024000">
            <text:p>1024000</text:p>
          </table:table-cell>
          <table:table-cell table:style-name="Default" office:value-type="float" office:value="1536000">
            <text:p>1536000</text:p>
          </table:table-cell>
          <table:table-cell table:style-name="Default" office:value-type="float" office:value="7424000">
            <text:p>7424000</text:p>
          </table:table-cell>
          <table:table-cell table:style-name="Default" office:value-type="float" office:value="8448000">
            <text:p>8448000</text:p>
          </table:table-cell>
          <table:table-cell table:style-name="Default" office:value-type="float" office:value="10752000">
            <text:p>10752000</text:p>
          </table:table-cell>
          <table:table-cell table:style-name="Default" office:value-type="float" office:value="12800000">
            <text:p>128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33000">
            <text:p>33000</text:p>
          </table:table-cell>
          <table:table-cell table:style-name="Default" office:value-type="float" office:value="1056000">
            <text:p>1056000</text:p>
          </table:table-cell>
          <table:table-cell table:style-name="Default" office:value-type="float" office:value="1584000">
            <text:p>1584000</text:p>
          </table:table-cell>
          <table:table-cell table:style-name="Default" office:value-type="float" office:value="7656000">
            <text:p>7656000</text:p>
          </table:table-cell>
          <table:table-cell table:style-name="Default" office:value-type="float" office:value="8712000">
            <text:p>8712000</text:p>
          </table:table-cell>
          <table:table-cell table:style-name="Default" office:value-type="float" office:value="11088000">
            <text:p>11088000</text:p>
          </table:table-cell>
          <table:table-cell table:style-name="Default" office:value-type="float" office:value="13200000">
            <text:p>132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34000">
            <text:p>34000</text:p>
          </table:table-cell>
          <table:table-cell table:style-name="Default" office:value-type="float" office:value="1088000">
            <text:p>1088000</text:p>
          </table:table-cell>
          <table:table-cell table:style-name="Default" office:value-type="float" office:value="1632000">
            <text:p>1632000</text:p>
          </table:table-cell>
          <table:table-cell table:style-name="Default" office:value-type="float" office:value="7888000">
            <text:p>7888000</text:p>
          </table:table-cell>
          <table:table-cell table:style-name="Default" office:value-type="float" office:value="8976000">
            <text:p>8976000</text:p>
          </table:table-cell>
          <table:table-cell table:style-name="Default" office:value-type="float" office:value="11424000">
            <text:p>11424000</text:p>
          </table:table-cell>
          <table:table-cell table:style-name="Default" office:value-type="float" office:value="13600000">
            <text:p>136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35000">
            <text:p>35000</text:p>
          </table:table-cell>
          <table:table-cell table:style-name="Default" office:value-type="float" office:value="1120000">
            <text:p>1120000</text:p>
          </table:table-cell>
          <table:table-cell table:style-name="Default" office:value-type="float" office:value="1680000">
            <text:p>1680000</text:p>
          </table:table-cell>
          <table:table-cell table:style-name="Default" office:value-type="float" office:value="8120000">
            <text:p>8120000</text:p>
          </table:table-cell>
          <table:table-cell table:style-name="Default" office:value-type="float" office:value="9240000">
            <text:p>9240000</text:p>
          </table:table-cell>
          <table:table-cell table:style-name="Default" office:value-type="float" office:value="11760000">
            <text:p>11760000</text:p>
          </table:table-cell>
          <table:table-cell table:style-name="Default" office:value-type="float" office:value="14000000">
            <text:p>140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36000">
            <text:p>36000</text:p>
          </table:table-cell>
          <table:table-cell table:style-name="Default" office:value-type="float" office:value="1152000">
            <text:p>1152000</text:p>
          </table:table-cell>
          <table:table-cell table:style-name="Default" office:value-type="float" office:value="1728000">
            <text:p>1728000</text:p>
          </table:table-cell>
          <table:table-cell table:style-name="Default" office:value-type="float" office:value="8352000">
            <text:p>8352000</text:p>
          </table:table-cell>
          <table:table-cell table:style-name="Default" office:value-type="float" office:value="9504000">
            <text:p>9504000</text:p>
          </table:table-cell>
          <table:table-cell table:style-name="Default" office:value-type="float" office:value="12096000">
            <text:p>12096000</text:p>
          </table:table-cell>
          <table:table-cell table:style-name="Default" office:value-type="float" office:value="14400000">
            <text:p>144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37000">
            <text:p>37000</text:p>
          </table:table-cell>
          <table:table-cell table:style-name="Default" office:value-type="float" office:value="1184000">
            <text:p>1184000</text:p>
          </table:table-cell>
          <table:table-cell table:style-name="Default" office:value-type="float" office:value="1776000">
            <text:p>1776000</text:p>
          </table:table-cell>
          <table:table-cell table:style-name="Default" office:value-type="float" office:value="8584000">
            <text:p>8584000</text:p>
          </table:table-cell>
          <table:table-cell table:style-name="Default" office:value-type="float" office:value="9768000">
            <text:p>9768000</text:p>
          </table:table-cell>
          <table:table-cell table:style-name="Default" office:value-type="float" office:value="12432000">
            <text:p>12432000</text:p>
          </table:table-cell>
          <table:table-cell table:style-name="Default" office:value-type="float" office:value="14800000">
            <text:p>148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38000">
            <text:p>38000</text:p>
          </table:table-cell>
          <table:table-cell table:style-name="Default" office:value-type="float" office:value="1216000">
            <text:p>1216000</text:p>
          </table:table-cell>
          <table:table-cell table:style-name="Default" office:value-type="float" office:value="1824000">
            <text:p>1824000</text:p>
          </table:table-cell>
          <table:table-cell table:style-name="Default" office:value-type="float" office:value="8816000">
            <text:p>8816000</text:p>
          </table:table-cell>
          <table:table-cell table:style-name="Default" office:value-type="float" office:value="10032000">
            <text:p>10032000</text:p>
          </table:table-cell>
          <table:table-cell table:style-name="Default" office:value-type="float" office:value="12768000">
            <text:p>12768000</text:p>
          </table:table-cell>
          <table:table-cell table:style-name="Default" office:value-type="float" office:value="15200000">
            <text:p>152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39000">
            <text:p>39000</text:p>
          </table:table-cell>
          <table:table-cell table:style-name="Default" office:value-type="float" office:value="1248000">
            <text:p>1248000</text:p>
          </table:table-cell>
          <table:table-cell table:style-name="Default" office:value-type="float" office:value="1872000">
            <text:p>1872000</text:p>
          </table:table-cell>
          <table:table-cell table:style-name="Default" office:value-type="float" office:value="9048000">
            <text:p>9048000</text:p>
          </table:table-cell>
          <table:table-cell table:style-name="Default" office:value-type="float" office:value="10296000">
            <text:p>10296000</text:p>
          </table:table-cell>
          <table:table-cell table:style-name="Default" office:value-type="float" office:value="13104000">
            <text:p>13104000</text:p>
          </table:table-cell>
          <table:table-cell table:style-name="Default" office:value-type="float" office:value="15600000">
            <text:p>156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40000">
            <text:p>40000</text:p>
          </table:table-cell>
          <table:table-cell table:style-name="Default" office:value-type="float" office:value="1280000">
            <text:p>1280000</text:p>
          </table:table-cell>
          <table:table-cell table:style-name="Default" office:value-type="float" office:value="1920000">
            <text:p>1920000</text:p>
          </table:table-cell>
          <table:table-cell table:style-name="Default" office:value-type="float" office:value="9280000">
            <text:p>9280000</text:p>
          </table:table-cell>
          <table:table-cell table:style-name="Default" office:value-type="float" office:value="10560000">
            <text:p>10560000</text:p>
          </table:table-cell>
          <table:table-cell table:style-name="Default" office:value-type="float" office:value="13440000">
            <text:p>13440000</text:p>
          </table:table-cell>
          <table:table-cell table:style-name="Default" office:value-type="float" office:value="16000000">
            <text:p>160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000">
            <text:p>41000</text:p>
          </table:table-cell>
          <table:table-cell table:style-name="Default" office:value-type="float" office:value="1312000">
            <text:p>1312000</text:p>
          </table:table-cell>
          <table:table-cell table:style-name="Default" office:value-type="float" office:value="1968000">
            <text:p>1968000</text:p>
          </table:table-cell>
          <table:table-cell table:style-name="Default" office:value-type="float" office:value="9512000">
            <text:p>9512000</text:p>
          </table:table-cell>
          <table:table-cell table:style-name="Default" office:value-type="float" office:value="10824000">
            <text:p>10824000</text:p>
          </table:table-cell>
          <table:table-cell table:style-name="Default" office:value-type="float" office:value="13776000">
            <text:p>13776000</text:p>
          </table:table-cell>
          <table:table-cell table:style-name="Default" office:value-type="float" office:value="16400000">
            <text:p>164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42000">
            <text:p>42000</text:p>
          </table:table-cell>
          <table:table-cell table:style-name="Default" office:value-type="float" office:value="1344000">
            <text:p>1344000</text:p>
          </table:table-cell>
          <table:table-cell table:style-name="Default" office:value-type="float" office:value="2016000">
            <text:p>2016000</text:p>
          </table:table-cell>
          <table:table-cell table:style-name="Default" office:value-type="float" office:value="9744000">
            <text:p>9744000</text:p>
          </table:table-cell>
          <table:table-cell table:style-name="Default" office:value-type="float" office:value="11088000">
            <text:p>11088000</text:p>
          </table:table-cell>
          <table:table-cell table:style-name="Default" office:value-type="float" office:value="14112000">
            <text:p>14112000</text:p>
          </table:table-cell>
          <table:table-cell table:style-name="Default" office:value-type="float" office:value="16800000">
            <text:p>168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43000">
            <text:p>43000</text:p>
          </table:table-cell>
          <table:table-cell table:style-name="Default" office:value-type="float" office:value="1376000">
            <text:p>1376000</text:p>
          </table:table-cell>
          <table:table-cell table:style-name="Default" office:value-type="float" office:value="2064000">
            <text:p>2064000</text:p>
          </table:table-cell>
          <table:table-cell table:style-name="Default" office:value-type="float" office:value="9976000">
            <text:p>9976000</text:p>
          </table:table-cell>
          <table:table-cell table:style-name="Default" office:value-type="float" office:value="11352000">
            <text:p>11352000</text:p>
          </table:table-cell>
          <table:table-cell table:style-name="Default" office:value-type="float" office:value="14448000">
            <text:p>14448000</text:p>
          </table:table-cell>
          <table:table-cell table:style-name="Default" office:value-type="float" office:value="17200000">
            <text:p>172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44000">
            <text:p>44000</text:p>
          </table:table-cell>
          <table:table-cell table:style-name="Default" office:value-type="float" office:value="1408000">
            <text:p>1408000</text:p>
          </table:table-cell>
          <table:table-cell table:style-name="Default" office:value-type="float" office:value="2112000">
            <text:p>2112000</text:p>
          </table:table-cell>
          <table:table-cell table:style-name="Default" office:value-type="float" office:value="10208000">
            <text:p>10208000</text:p>
          </table:table-cell>
          <table:table-cell table:style-name="Default" office:value-type="float" office:value="11616000">
            <text:p>11616000</text:p>
          </table:table-cell>
          <table:table-cell table:style-name="Default" office:value-type="float" office:value="14784000">
            <text:p>14784000</text:p>
          </table:table-cell>
          <table:table-cell table:style-name="Default" office:value-type="float" office:value="17600000">
            <text:p>176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45000">
            <text:p>45000</text:p>
          </table:table-cell>
          <table:table-cell table:style-name="Default" office:value-type="float" office:value="1440000">
            <text:p>1440000</text:p>
          </table:table-cell>
          <table:table-cell table:style-name="Default" office:value-type="float" office:value="2160000">
            <text:p>2160000</text:p>
          </table:table-cell>
          <table:table-cell table:style-name="Default" office:value-type="float" office:value="10440000">
            <text:p>10440000</text:p>
          </table:table-cell>
          <table:table-cell table:style-name="Default" office:value-type="float" office:value="11880000">
            <text:p>11880000</text:p>
          </table:table-cell>
          <table:table-cell table:style-name="Default" office:value-type="float" office:value="15120000">
            <text:p>15120000</text:p>
          </table:table-cell>
          <table:table-cell table:style-name="Default" office:value-type="float" office:value="18000000">
            <text:p>180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46000">
            <text:p>46000</text:p>
          </table:table-cell>
          <table:table-cell table:style-name="Default" office:value-type="float" office:value="1472000">
            <text:p>1472000</text:p>
          </table:table-cell>
          <table:table-cell table:style-name="Default" office:value-type="float" office:value="2208000">
            <text:p>2208000</text:p>
          </table:table-cell>
          <table:table-cell table:style-name="Default" office:value-type="float" office:value="10672000">
            <text:p>10672000</text:p>
          </table:table-cell>
          <table:table-cell table:style-name="Default" office:value-type="float" office:value="12144000">
            <text:p>12144000</text:p>
          </table:table-cell>
          <table:table-cell table:style-name="Default" office:value-type="float" office:value="15456000">
            <text:p>15456000</text:p>
          </table:table-cell>
          <table:table-cell table:style-name="Default" office:value-type="float" office:value="18400000">
            <text:p>184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47000">
            <text:p>47000</text:p>
          </table:table-cell>
          <table:table-cell table:style-name="Default" office:value-type="float" office:value="1504000">
            <text:p>1504000</text:p>
          </table:table-cell>
          <table:table-cell table:style-name="Default" office:value-type="float" office:value="2256000">
            <text:p>2256000</text:p>
          </table:table-cell>
          <table:table-cell table:style-name="Default" office:value-type="float" office:value="10904000">
            <text:p>10904000</text:p>
          </table:table-cell>
          <table:table-cell table:style-name="Default" office:value-type="float" office:value="12408000">
            <text:p>12408000</text:p>
          </table:table-cell>
          <table:table-cell table:style-name="Default" office:value-type="float" office:value="15792000">
            <text:p>15792000</text:p>
          </table:table-cell>
          <table:table-cell table:style-name="Default" office:value-type="float" office:value="18800000">
            <text:p>188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48000">
            <text:p>48000</text:p>
          </table:table-cell>
          <table:table-cell table:style-name="Default" office:value-type="float" office:value="1536000">
            <text:p>1536000</text:p>
          </table:table-cell>
          <table:table-cell table:style-name="Default" office:value-type="float" office:value="2304000">
            <text:p>2304000</text:p>
          </table:table-cell>
          <table:table-cell table:style-name="Default" office:value-type="float" office:value="11136000">
            <text:p>11136000</text:p>
          </table:table-cell>
          <table:table-cell table:style-name="Default" office:value-type="float" office:value="12672000">
            <text:p>12672000</text:p>
          </table:table-cell>
          <table:table-cell table:style-name="Default" office:value-type="float" office:value="16128000">
            <text:p>16128000</text:p>
          </table:table-cell>
          <table:table-cell table:style-name="Default" office:value-type="float" office:value="19200000">
            <text:p>192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49000">
            <text:p>49000</text:p>
          </table:table-cell>
          <table:table-cell table:style-name="Default" office:value-type="float" office:value="1568000">
            <text:p>1568000</text:p>
          </table:table-cell>
          <table:table-cell table:style-name="Default" office:value-type="float" office:value="2352000">
            <text:p>2352000</text:p>
          </table:table-cell>
          <table:table-cell table:style-name="Default" office:value-type="float" office:value="11368000">
            <text:p>11368000</text:p>
          </table:table-cell>
          <table:table-cell table:style-name="Default" office:value-type="float" office:value="12936000">
            <text:p>12936000</text:p>
          </table:table-cell>
          <table:table-cell table:style-name="Default" office:value-type="float" office:value="16464000">
            <text:p>16464000</text:p>
          </table:table-cell>
          <table:table-cell table:style-name="Default" office:value-type="float" office:value="19600000">
            <text:p>196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50000">
            <text:p>50000</text:p>
          </table:table-cell>
          <table:table-cell table:style-name="Default" office:value-type="float" office:value="1600000">
            <text:p>1600000</text:p>
          </table:table-cell>
          <table:table-cell table:style-name="Default" office:value-type="float" office:value="2400000">
            <text:p>2400000</text:p>
          </table:table-cell>
          <table:table-cell table:style-name="Default" office:value-type="float" office:value="11600000">
            <text:p>11600000</text:p>
          </table:table-cell>
          <table:table-cell table:style-name="Default" office:value-type="float" office:value="13200000">
            <text:p>13200000</text:p>
          </table:table-cell>
          <table:table-cell table:style-name="Default" office:value-type="float" office:value="16800000">
            <text:p>16800000</text:p>
          </table:table-cell>
          <table:table-cell table:style-name="Default" office:value-type="float" office:value="20000000">
            <text:p>200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51000">
            <text:p>51000</text:p>
          </table:table-cell>
          <table:table-cell table:style-name="Default" office:value-type="float" office:value="1632000">
            <text:p>1632000</text:p>
          </table:table-cell>
          <table:table-cell table:style-name="Default" office:value-type="float" office:value="2448000">
            <text:p>2448000</text:p>
          </table:table-cell>
          <table:table-cell table:style-name="Default" office:value-type="float" office:value="11832000">
            <text:p>11832000</text:p>
          </table:table-cell>
          <table:table-cell table:style-name="Default" office:value-type="float" office:value="13464000">
            <text:p>13464000</text:p>
          </table:table-cell>
          <table:table-cell table:style-name="Default" office:value-type="float" office:value="17136000">
            <text:p>17136000</text:p>
          </table:table-cell>
          <table:table-cell table:style-name="Default" office:value-type="float" office:value="20400000">
            <text:p>204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52000">
            <text:p>52000</text:p>
          </table:table-cell>
          <table:table-cell table:style-name="Default" office:value-type="float" office:value="1664000">
            <text:p>1664000</text:p>
          </table:table-cell>
          <table:table-cell table:style-name="Default" office:value-type="float" office:value="2496000">
            <text:p>2496000</text:p>
          </table:table-cell>
          <table:table-cell table:style-name="Default" office:value-type="float" office:value="12064000">
            <text:p>12064000</text:p>
          </table:table-cell>
          <table:table-cell table:style-name="Default" office:value-type="float" office:value="13728000">
            <text:p>13728000</text:p>
          </table:table-cell>
          <table:table-cell table:style-name="Default" office:value-type="float" office:value="17472000">
            <text:p>17472000</text:p>
          </table:table-cell>
          <table:table-cell table:style-name="Default" office:value-type="float" office:value="20800000">
            <text:p>208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53000">
            <text:p>53000</text:p>
          </table:table-cell>
          <table:table-cell table:style-name="Default" office:value-type="float" office:value="1696000">
            <text:p>1696000</text:p>
          </table:table-cell>
          <table:table-cell table:style-name="Default" office:value-type="float" office:value="2544000">
            <text:p>2544000</text:p>
          </table:table-cell>
          <table:table-cell table:style-name="Default" office:value-type="float" office:value="12296000">
            <text:p>12296000</text:p>
          </table:table-cell>
          <table:table-cell table:style-name="Default" office:value-type="float" office:value="13992000">
            <text:p>13992000</text:p>
          </table:table-cell>
          <table:table-cell table:style-name="Default" office:value-type="float" office:value="17808000">
            <text:p>17808000</text:p>
          </table:table-cell>
          <table:table-cell table:style-name="Default" office:value-type="float" office:value="21200000">
            <text:p>212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54000">
            <text:p>54000</text:p>
          </table:table-cell>
          <table:table-cell table:style-name="Default" office:value-type="float" office:value="1728000">
            <text:p>1728000</text:p>
          </table:table-cell>
          <table:table-cell table:style-name="Default" office:value-type="float" office:value="2592000">
            <text:p>2592000</text:p>
          </table:table-cell>
          <table:table-cell table:style-name="Default" office:value-type="float" office:value="12528000">
            <text:p>12528000</text:p>
          </table:table-cell>
          <table:table-cell table:style-name="Default" office:value-type="float" office:value="14256000">
            <text:p>14256000</text:p>
          </table:table-cell>
          <table:table-cell table:style-name="Default" office:value-type="float" office:value="18144000">
            <text:p>18144000</text:p>
          </table:table-cell>
          <table:table-cell table:style-name="Default" office:value-type="float" office:value="21600000">
            <text:p>216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55000">
            <text:p>55000</text:p>
          </table:table-cell>
          <table:table-cell table:style-name="Default" office:value-type="float" office:value="1760000">
            <text:p>1760000</text:p>
          </table:table-cell>
          <table:table-cell table:style-name="Default" office:value-type="float" office:value="2640000">
            <text:p>2640000</text:p>
          </table:table-cell>
          <table:table-cell table:style-name="Default" office:value-type="float" office:value="12760000">
            <text:p>12760000</text:p>
          </table:table-cell>
          <table:table-cell table:style-name="Default" office:value-type="float" office:value="14520000">
            <text:p>14520000</text:p>
          </table:table-cell>
          <table:table-cell table:style-name="Default" office:value-type="float" office:value="18480000">
            <text:p>18480000</text:p>
          </table:table-cell>
          <table:table-cell table:style-name="Default" office:value-type="float" office:value="22000000">
            <text:p>220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56000">
            <text:p>56000</text:p>
          </table:table-cell>
          <table:table-cell table:style-name="Default" office:value-type="float" office:value="1792000">
            <text:p>1792000</text:p>
          </table:table-cell>
          <table:table-cell table:style-name="Default" office:value-type="float" office:value="2688000">
            <text:p>2688000</text:p>
          </table:table-cell>
          <table:table-cell table:style-name="Default" office:value-type="float" office:value="12992000">
            <text:p>12992000</text:p>
          </table:table-cell>
          <table:table-cell table:style-name="Default" office:value-type="float" office:value="14784000">
            <text:p>14784000</text:p>
          </table:table-cell>
          <table:table-cell table:style-name="Default" office:value-type="float" office:value="18816000">
            <text:p>18816000</text:p>
          </table:table-cell>
          <table:table-cell table:style-name="Default" office:value-type="float" office:value="22400000">
            <text:p>224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57000">
            <text:p>57000</text:p>
          </table:table-cell>
          <table:table-cell table:style-name="Default" office:value-type="float" office:value="1824000">
            <text:p>1824000</text:p>
          </table:table-cell>
          <table:table-cell table:style-name="Default" office:value-type="float" office:value="2736000">
            <text:p>2736000</text:p>
          </table:table-cell>
          <table:table-cell table:style-name="Default" office:value-type="float" office:value="13224000">
            <text:p>13224000</text:p>
          </table:table-cell>
          <table:table-cell table:style-name="Default" office:value-type="float" office:value="15048000">
            <text:p>15048000</text:p>
          </table:table-cell>
          <table:table-cell table:style-name="Default" office:value-type="float" office:value="19152000">
            <text:p>19152000</text:p>
          </table:table-cell>
          <table:table-cell table:style-name="Default" office:value-type="float" office:value="22800000">
            <text:p>228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58000">
            <text:p>58000</text:p>
          </table:table-cell>
          <table:table-cell table:style-name="Default" office:value-type="float" office:value="1856000">
            <text:p>1856000</text:p>
          </table:table-cell>
          <table:table-cell table:style-name="Default" office:value-type="float" office:value="2784000">
            <text:p>2784000</text:p>
          </table:table-cell>
          <table:table-cell table:style-name="Default" office:value-type="float" office:value="13456000">
            <text:p>13456000</text:p>
          </table:table-cell>
          <table:table-cell table:style-name="Default" office:value-type="float" office:value="15312000">
            <text:p>15312000</text:p>
          </table:table-cell>
          <table:table-cell table:style-name="Default" office:value-type="float" office:value="19488000">
            <text:p>19488000</text:p>
          </table:table-cell>
          <table:table-cell table:style-name="Default" office:value-type="float" office:value="23200000">
            <text:p>232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59000">
            <text:p>59000</text:p>
          </table:table-cell>
          <table:table-cell table:style-name="Default" office:value-type="float" office:value="1888000">
            <text:p>1888000</text:p>
          </table:table-cell>
          <table:table-cell table:style-name="Default" office:value-type="float" office:value="2832000">
            <text:p>2832000</text:p>
          </table:table-cell>
          <table:table-cell table:style-name="Default" office:value-type="float" office:value="13688000">
            <text:p>13688000</text:p>
          </table:table-cell>
          <table:table-cell table:style-name="Default" office:value-type="float" office:value="15576000">
            <text:p>15576000</text:p>
          </table:table-cell>
          <table:table-cell table:style-name="Default" office:value-type="float" office:value="19824000">
            <text:p>19824000</text:p>
          </table:table-cell>
          <table:table-cell table:style-name="Default" office:value-type="float" office:value="23600000">
            <text:p>236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60000">
            <text:p>60000</text:p>
          </table:table-cell>
          <table:table-cell table:style-name="Default" office:value-type="float" office:value="1920000">
            <text:p>1920000</text:p>
          </table:table-cell>
          <table:table-cell table:style-name="Default" office:value-type="float" office:value="2880000">
            <text:p>2880000</text:p>
          </table:table-cell>
          <table:table-cell table:style-name="Default" office:value-type="float" office:value="13920000">
            <text:p>13920000</text:p>
          </table:table-cell>
          <table:table-cell table:style-name="Default" office:value-type="float" office:value="15840000">
            <text:p>15840000</text:p>
          </table:table-cell>
          <table:table-cell table:style-name="Default" office:value-type="float" office:value="20160000">
            <text:p>20160000</text:p>
          </table:table-cell>
          <table:table-cell table:style-name="Default" office:value-type="float" office:value="24000000">
            <text:p>240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61000">
            <text:p>61000</text:p>
          </table:table-cell>
          <table:table-cell table:style-name="Default" office:value-type="float" office:value="1952000">
            <text:p>1952000</text:p>
          </table:table-cell>
          <table:table-cell table:style-name="Default" office:value-type="float" office:value="2928000">
            <text:p>2928000</text:p>
          </table:table-cell>
          <table:table-cell table:style-name="Default" office:value-type="float" office:value="14152000">
            <text:p>14152000</text:p>
          </table:table-cell>
          <table:table-cell table:style-name="Default" office:value-type="float" office:value="16104000">
            <text:p>16104000</text:p>
          </table:table-cell>
          <table:table-cell table:style-name="Default" office:value-type="float" office:value="20496000">
            <text:p>20496000</text:p>
          </table:table-cell>
          <table:table-cell table:style-name="Default" office:value-type="float" office:value="24400000">
            <text:p>244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62000">
            <text:p>62000</text:p>
          </table:table-cell>
          <table:table-cell table:style-name="Default" office:value-type="float" office:value="1984000">
            <text:p>1984000</text:p>
          </table:table-cell>
          <table:table-cell table:style-name="Default" office:value-type="float" office:value="2976000">
            <text:p>2976000</text:p>
          </table:table-cell>
          <table:table-cell table:style-name="Default" office:value-type="float" office:value="14384000">
            <text:p>14384000</text:p>
          </table:table-cell>
          <table:table-cell table:style-name="Default" office:value-type="float" office:value="16368000">
            <text:p>16368000</text:p>
          </table:table-cell>
          <table:table-cell table:style-name="Default" office:value-type="float" office:value="20832000">
            <text:p>20832000</text:p>
          </table:table-cell>
          <table:table-cell table:style-name="Default" office:value-type="float" office:value="24800000">
            <text:p>248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63000">
            <text:p>63000</text:p>
          </table:table-cell>
          <table:table-cell table:style-name="Default" office:value-type="float" office:value="2016000">
            <text:p>2016000</text:p>
          </table:table-cell>
          <table:table-cell table:style-name="Default" office:value-type="float" office:value="3024000">
            <text:p>3024000</text:p>
          </table:table-cell>
          <table:table-cell table:style-name="Default" office:value-type="float" office:value="14616000">
            <text:p>14616000</text:p>
          </table:table-cell>
          <table:table-cell table:style-name="Default" office:value-type="float" office:value="16632000">
            <text:p>16632000</text:p>
          </table:table-cell>
          <table:table-cell table:style-name="Default" office:value-type="float" office:value="21168000">
            <text:p>21168000</text:p>
          </table:table-cell>
          <table:table-cell table:style-name="Default" office:value-type="float" office:value="25200000">
            <text:p>252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64000">
            <text:p>64000</text:p>
          </table:table-cell>
          <table:table-cell table:style-name="Default" office:value-type="float" office:value="2048000">
            <text:p>2048000</text:p>
          </table:table-cell>
          <table:table-cell table:style-name="Default" office:value-type="float" office:value="3072000">
            <text:p>3072000</text:p>
          </table:table-cell>
          <table:table-cell table:style-name="Default" office:value-type="float" office:value="14848000">
            <text:p>14848000</text:p>
          </table:table-cell>
          <table:table-cell table:style-name="Default" office:value-type="float" office:value="16896000">
            <text:p>16896000</text:p>
          </table:table-cell>
          <table:table-cell table:style-name="Default" office:value-type="float" office:value="21504000">
            <text:p>21504000</text:p>
          </table:table-cell>
          <table:table-cell table:style-name="Default" office:value-type="float" office:value="25600000">
            <text:p>256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65000">
            <text:p>65000</text:p>
          </table:table-cell>
          <table:table-cell table:style-name="Default" office:value-type="float" office:value="2080000">
            <text:p>2080000</text:p>
          </table:table-cell>
          <table:table-cell table:style-name="Default" office:value-type="float" office:value="3120000">
            <text:p>3120000</text:p>
          </table:table-cell>
          <table:table-cell table:style-name="Default" office:value-type="float" office:value="15080000">
            <text:p>15080000</text:p>
          </table:table-cell>
          <table:table-cell table:style-name="Default" office:value-type="float" office:value="17160000">
            <text:p>17160000</text:p>
          </table:table-cell>
          <table:table-cell table:style-name="Default" office:value-type="float" office:value="21840000">
            <text:p>21840000</text:p>
          </table:table-cell>
          <table:table-cell table:style-name="Default" office:value-type="float" office:value="26000000">
            <text:p>260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66000">
            <text:p>66000</text:p>
          </table:table-cell>
          <table:table-cell table:style-name="Default" office:value-type="float" office:value="2112000">
            <text:p>2112000</text:p>
          </table:table-cell>
          <table:table-cell table:style-name="Default" office:value-type="float" office:value="3168000">
            <text:p>3168000</text:p>
          </table:table-cell>
          <table:table-cell table:style-name="Default" office:value-type="float" office:value="15312000">
            <text:p>15312000</text:p>
          </table:table-cell>
          <table:table-cell table:style-name="Default" office:value-type="float" office:value="17424000">
            <text:p>17424000</text:p>
          </table:table-cell>
          <table:table-cell table:style-name="Default" office:value-type="float" office:value="22176000">
            <text:p>22176000</text:p>
          </table:table-cell>
          <table:table-cell table:style-name="Default" office:value-type="float" office:value="26400000">
            <text:p>264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67000">
            <text:p>67000</text:p>
          </table:table-cell>
          <table:table-cell table:style-name="Default" office:value-type="float" office:value="2144000">
            <text:p>2144000</text:p>
          </table:table-cell>
          <table:table-cell table:style-name="Default" office:value-type="float" office:value="3216000">
            <text:p>3216000</text:p>
          </table:table-cell>
          <table:table-cell table:style-name="Default" office:value-type="float" office:value="15544000">
            <text:p>15544000</text:p>
          </table:table-cell>
          <table:table-cell table:style-name="Default" office:value-type="float" office:value="17688000">
            <text:p>17688000</text:p>
          </table:table-cell>
          <table:table-cell table:style-name="Default" office:value-type="float" office:value="22512000">
            <text:p>22512000</text:p>
          </table:table-cell>
          <table:table-cell table:style-name="Default" office:value-type="float" office:value="26800000">
            <text:p>268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68000">
            <text:p>68000</text:p>
          </table:table-cell>
          <table:table-cell table:style-name="Default" office:value-type="float" office:value="2176000">
            <text:p>2176000</text:p>
          </table:table-cell>
          <table:table-cell table:style-name="Default" office:value-type="float" office:value="3264000">
            <text:p>3264000</text:p>
          </table:table-cell>
          <table:table-cell table:style-name="Default" office:value-type="float" office:value="15776000">
            <text:p>15776000</text:p>
          </table:table-cell>
          <table:table-cell table:style-name="Default" office:value-type="float" office:value="17952000">
            <text:p>17952000</text:p>
          </table:table-cell>
          <table:table-cell table:style-name="Default" office:value-type="float" office:value="22848000">
            <text:p>22848000</text:p>
          </table:table-cell>
          <table:table-cell table:style-name="Default" office:value-type="float" office:value="27200000">
            <text:p>272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69000">
            <text:p>69000</text:p>
          </table:table-cell>
          <table:table-cell table:style-name="Default" office:value-type="float" office:value="2208000">
            <text:p>2208000</text:p>
          </table:table-cell>
          <table:table-cell table:style-name="Default" office:value-type="float" office:value="3312000">
            <text:p>3312000</text:p>
          </table:table-cell>
          <table:table-cell table:style-name="Default" office:value-type="float" office:value="16008000">
            <text:p>16008000</text:p>
          </table:table-cell>
          <table:table-cell table:style-name="Default" office:value-type="float" office:value="18216000">
            <text:p>18216000</text:p>
          </table:table-cell>
          <table:table-cell table:style-name="Default" office:value-type="float" office:value="23184000">
            <text:p>23184000</text:p>
          </table:table-cell>
          <table:table-cell table:style-name="Default" office:value-type="float" office:value="27600000">
            <text:p>276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70000">
            <text:p>70000</text:p>
          </table:table-cell>
          <table:table-cell table:style-name="Default" office:value-type="float" office:value="2240000">
            <text:p>2240000</text:p>
          </table:table-cell>
          <table:table-cell table:style-name="Default" office:value-type="float" office:value="3360000">
            <text:p>3360000</text:p>
          </table:table-cell>
          <table:table-cell table:style-name="Default" office:value-type="float" office:value="16240000">
            <text:p>16240000</text:p>
          </table:table-cell>
          <table:table-cell table:style-name="Default" office:value-type="float" office:value="18480000">
            <text:p>18480000</text:p>
          </table:table-cell>
          <table:table-cell table:style-name="Default" office:value-type="float" office:value="23520000">
            <text:p>23520000</text:p>
          </table:table-cell>
          <table:table-cell table:style-name="Default" office:value-type="float" office:value="28000000">
            <text:p>280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71000">
            <text:p>71000</text:p>
          </table:table-cell>
          <table:table-cell table:style-name="Default" office:value-type="float" office:value="2272000">
            <text:p>2272000</text:p>
          </table:table-cell>
          <table:table-cell table:style-name="Default" office:value-type="float" office:value="3408000">
            <text:p>3408000</text:p>
          </table:table-cell>
          <table:table-cell table:style-name="Default" office:value-type="float" office:value="16472000">
            <text:p>16472000</text:p>
          </table:table-cell>
          <table:table-cell table:style-name="Default" office:value-type="float" office:value="18744000">
            <text:p>18744000</text:p>
          </table:table-cell>
          <table:table-cell table:style-name="Default" office:value-type="float" office:value="23856000">
            <text:p>23856000</text:p>
          </table:table-cell>
          <table:table-cell table:style-name="Default" office:value-type="float" office:value="28400000">
            <text:p>284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72000">
            <text:p>72000</text:p>
          </table:table-cell>
          <table:table-cell table:style-name="Default" office:value-type="float" office:value="2304000">
            <text:p>2304000</text:p>
          </table:table-cell>
          <table:table-cell table:style-name="Default" office:value-type="float" office:value="3456000">
            <text:p>3456000</text:p>
          </table:table-cell>
          <table:table-cell table:style-name="Default" office:value-type="float" office:value="16704000">
            <text:p>16704000</text:p>
          </table:table-cell>
          <table:table-cell table:style-name="Default" office:value-type="float" office:value="19008000">
            <text:p>19008000</text:p>
          </table:table-cell>
          <table:table-cell table:style-name="Default" office:value-type="float" office:value="24192000">
            <text:p>24192000</text:p>
          </table:table-cell>
          <table:table-cell table:style-name="Default" office:value-type="float" office:value="28800000">
            <text:p>288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73000">
            <text:p>73000</text:p>
          </table:table-cell>
          <table:table-cell table:style-name="Default" office:value-type="float" office:value="2336000">
            <text:p>2336000</text:p>
          </table:table-cell>
          <table:table-cell table:style-name="Default" office:value-type="float" office:value="3504000">
            <text:p>3504000</text:p>
          </table:table-cell>
          <table:table-cell table:style-name="Default" office:value-type="float" office:value="16936000">
            <text:p>16936000</text:p>
          </table:table-cell>
          <table:table-cell table:style-name="Default" office:value-type="float" office:value="19272000">
            <text:p>19272000</text:p>
          </table:table-cell>
          <table:table-cell table:style-name="Default" office:value-type="float" office:value="24528000">
            <text:p>24528000</text:p>
          </table:table-cell>
          <table:table-cell table:style-name="Default" office:value-type="float" office:value="29200000">
            <text:p>292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74000">
            <text:p>74000</text:p>
          </table:table-cell>
          <table:table-cell table:style-name="Default" office:value-type="float" office:value="2368000">
            <text:p>2368000</text:p>
          </table:table-cell>
          <table:table-cell table:style-name="Default" office:value-type="float" office:value="3552000">
            <text:p>3552000</text:p>
          </table:table-cell>
          <table:table-cell table:style-name="Default" office:value-type="float" office:value="17168000">
            <text:p>17168000</text:p>
          </table:table-cell>
          <table:table-cell table:style-name="Default" office:value-type="float" office:value="19536000">
            <text:p>19536000</text:p>
          </table:table-cell>
          <table:table-cell table:style-name="Default" office:value-type="float" office:value="24864000">
            <text:p>24864000</text:p>
          </table:table-cell>
          <table:table-cell table:style-name="Default" office:value-type="float" office:value="29600000">
            <text:p>296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75000">
            <text:p>75000</text:p>
          </table:table-cell>
          <table:table-cell table:style-name="Default" office:value-type="float" office:value="2400000">
            <text:p>2400000</text:p>
          </table:table-cell>
          <table:table-cell table:style-name="Default" office:value-type="float" office:value="3600000">
            <text:p>3600000</text:p>
          </table:table-cell>
          <table:table-cell table:style-name="Default" office:value-type="float" office:value="17400000">
            <text:p>17400000</text:p>
          </table:table-cell>
          <table:table-cell table:style-name="Default" office:value-type="float" office:value="19800000">
            <text:p>19800000</text:p>
          </table:table-cell>
          <table:table-cell table:style-name="Default" office:value-type="float" office:value="25200000">
            <text:p>25200000</text:p>
          </table:table-cell>
          <table:table-cell table:style-name="Default" office:value-type="float" office:value="30000000">
            <text:p>300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76000">
            <text:p>76000</text:p>
          </table:table-cell>
          <table:table-cell table:style-name="Default" office:value-type="float" office:value="2432000">
            <text:p>2432000</text:p>
          </table:table-cell>
          <table:table-cell table:style-name="Default" office:value-type="float" office:value="3648000">
            <text:p>3648000</text:p>
          </table:table-cell>
          <table:table-cell table:style-name="Default" office:value-type="float" office:value="17632000">
            <text:p>17632000</text:p>
          </table:table-cell>
          <table:table-cell table:style-name="Default" office:value-type="float" office:value="20064000">
            <text:p>20064000</text:p>
          </table:table-cell>
          <table:table-cell table:style-name="Default" office:value-type="float" office:value="25536000">
            <text:p>25536000</text:p>
          </table:table-cell>
          <table:table-cell table:style-name="Default" office:value-type="float" office:value="30400000">
            <text:p>304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77000">
            <text:p>77000</text:p>
          </table:table-cell>
          <table:table-cell table:style-name="Default" office:value-type="float" office:value="2464000">
            <text:p>2464000</text:p>
          </table:table-cell>
          <table:table-cell table:style-name="Default" office:value-type="float" office:value="3696000">
            <text:p>3696000</text:p>
          </table:table-cell>
          <table:table-cell table:style-name="Default" office:value-type="float" office:value="17864000">
            <text:p>17864000</text:p>
          </table:table-cell>
          <table:table-cell table:style-name="Default" office:value-type="float" office:value="20328000">
            <text:p>20328000</text:p>
          </table:table-cell>
          <table:table-cell table:style-name="Default" office:value-type="float" office:value="25872000">
            <text:p>25872000</text:p>
          </table:table-cell>
          <table:table-cell table:style-name="Default" office:value-type="float" office:value="30800000">
            <text:p>308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78000">
            <text:p>78000</text:p>
          </table:table-cell>
          <table:table-cell table:style-name="Default" office:value-type="float" office:value="2496000">
            <text:p>2496000</text:p>
          </table:table-cell>
          <table:table-cell table:style-name="Default" office:value-type="float" office:value="3744000">
            <text:p>3744000</text:p>
          </table:table-cell>
          <table:table-cell table:style-name="Default" office:value-type="float" office:value="18096000">
            <text:p>18096000</text:p>
          </table:table-cell>
          <table:table-cell table:style-name="Default" office:value-type="float" office:value="20592000">
            <text:p>20592000</text:p>
          </table:table-cell>
          <table:table-cell table:style-name="Default" office:value-type="float" office:value="26208000">
            <text:p>26208000</text:p>
          </table:table-cell>
          <table:table-cell table:style-name="Default" office:value-type="float" office:value="31200000">
            <text:p>312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79000">
            <text:p>79000</text:p>
          </table:table-cell>
          <table:table-cell table:style-name="Default" office:value-type="float" office:value="2528000">
            <text:p>2528000</text:p>
          </table:table-cell>
          <table:table-cell table:style-name="Default" office:value-type="float" office:value="3792000">
            <text:p>3792000</text:p>
          </table:table-cell>
          <table:table-cell table:style-name="Default" office:value-type="float" office:value="18328000">
            <text:p>18328000</text:p>
          </table:table-cell>
          <table:table-cell table:style-name="Default" office:value-type="float" office:value="20856000">
            <text:p>20856000</text:p>
          </table:table-cell>
          <table:table-cell table:style-name="Default" office:value-type="float" office:value="26544000">
            <text:p>26544000</text:p>
          </table:table-cell>
          <table:table-cell table:style-name="Default" office:value-type="float" office:value="31600000">
            <text:p>316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80000">
            <text:p>80000</text:p>
          </table:table-cell>
          <table:table-cell table:style-name="Default" office:value-type="float" office:value="2560000">
            <text:p>2560000</text:p>
          </table:table-cell>
          <table:table-cell table:style-name="Default" office:value-type="float" office:value="3840000">
            <text:p>3840000</text:p>
          </table:table-cell>
          <table:table-cell table:style-name="Default" office:value-type="float" office:value="18560000">
            <text:p>18560000</text:p>
          </table:table-cell>
          <table:table-cell table:style-name="Default" office:value-type="float" office:value="21120000">
            <text:p>21120000</text:p>
          </table:table-cell>
          <table:table-cell table:style-name="Default" office:value-type="float" office:value="26880000">
            <text:p>26880000</text:p>
          </table:table-cell>
          <table:table-cell table:style-name="Default" office:value-type="float" office:value="32000000">
            <text:p>320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81000">
            <text:p>81000</text:p>
          </table:table-cell>
          <table:table-cell table:style-name="Default" office:value-type="float" office:value="2592000">
            <text:p>2592000</text:p>
          </table:table-cell>
          <table:table-cell table:style-name="Default" office:value-type="float" office:value="3888000">
            <text:p>3888000</text:p>
          </table:table-cell>
          <table:table-cell table:style-name="Default" office:value-type="float" office:value="18792000">
            <text:p>18792000</text:p>
          </table:table-cell>
          <table:table-cell table:style-name="Default" office:value-type="float" office:value="21384000">
            <text:p>21384000</text:p>
          </table:table-cell>
          <table:table-cell table:style-name="Default" office:value-type="float" office:value="27216000">
            <text:p>27216000</text:p>
          </table:table-cell>
          <table:table-cell table:style-name="Default" office:value-type="float" office:value="32400000">
            <text:p>324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82000">
            <text:p>82000</text:p>
          </table:table-cell>
          <table:table-cell table:style-name="Default" office:value-type="float" office:value="2624000">
            <text:p>2624000</text:p>
          </table:table-cell>
          <table:table-cell table:style-name="Default" office:value-type="float" office:value="3936000">
            <text:p>3936000</text:p>
          </table:table-cell>
          <table:table-cell table:style-name="Default" office:value-type="float" office:value="19024000">
            <text:p>19024000</text:p>
          </table:table-cell>
          <table:table-cell table:style-name="Default" office:value-type="float" office:value="21648000">
            <text:p>21648000</text:p>
          </table:table-cell>
          <table:table-cell table:style-name="Default" office:value-type="float" office:value="27552000">
            <text:p>27552000</text:p>
          </table:table-cell>
          <table:table-cell table:style-name="Default" office:value-type="float" office:value="32800000">
            <text:p>328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83000">
            <text:p>83000</text:p>
          </table:table-cell>
          <table:table-cell table:style-name="Default" office:value-type="float" office:value="2656000">
            <text:p>2656000</text:p>
          </table:table-cell>
          <table:table-cell table:style-name="Default" office:value-type="float" office:value="3984000">
            <text:p>3984000</text:p>
          </table:table-cell>
          <table:table-cell table:style-name="Default" office:value-type="float" office:value="19256000">
            <text:p>19256000</text:p>
          </table:table-cell>
          <table:table-cell table:style-name="Default" office:value-type="float" office:value="21912000">
            <text:p>21912000</text:p>
          </table:table-cell>
          <table:table-cell table:style-name="Default" office:value-type="float" office:value="27888000">
            <text:p>27888000</text:p>
          </table:table-cell>
          <table:table-cell table:style-name="Default" office:value-type="float" office:value="33200000">
            <text:p>332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84000">
            <text:p>84000</text:p>
          </table:table-cell>
          <table:table-cell table:style-name="Default" office:value-type="float" office:value="2688000">
            <text:p>2688000</text:p>
          </table:table-cell>
          <table:table-cell table:style-name="Default" office:value-type="float" office:value="4032000">
            <text:p>4032000</text:p>
          </table:table-cell>
          <table:table-cell table:style-name="Default" office:value-type="float" office:value="19488000">
            <text:p>19488000</text:p>
          </table:table-cell>
          <table:table-cell table:style-name="Default" office:value-type="float" office:value="22176000">
            <text:p>22176000</text:p>
          </table:table-cell>
          <table:table-cell table:style-name="Default" office:value-type="float" office:value="28224000">
            <text:p>28224000</text:p>
          </table:table-cell>
          <table:table-cell table:style-name="Default" office:value-type="float" office:value="33600000">
            <text:p>336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85000">
            <text:p>85000</text:p>
          </table:table-cell>
          <table:table-cell table:style-name="Default" office:value-type="float" office:value="2720000">
            <text:p>2720000</text:p>
          </table:table-cell>
          <table:table-cell table:style-name="Default" office:value-type="float" office:value="4080000">
            <text:p>4080000</text:p>
          </table:table-cell>
          <table:table-cell table:style-name="Default" office:value-type="float" office:value="19720000">
            <text:p>19720000</text:p>
          </table:table-cell>
          <table:table-cell table:style-name="Default" office:value-type="float" office:value="22440000">
            <text:p>22440000</text:p>
          </table:table-cell>
          <table:table-cell table:style-name="Default" office:value-type="float" office:value="28560000">
            <text:p>28560000</text:p>
          </table:table-cell>
          <table:table-cell table:style-name="Default" office:value-type="float" office:value="34000000">
            <text:p>340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86000">
            <text:p>86000</text:p>
          </table:table-cell>
          <table:table-cell table:style-name="Default" office:value-type="float" office:value="2752000">
            <text:p>2752000</text:p>
          </table:table-cell>
          <table:table-cell table:style-name="Default" office:value-type="float" office:value="4128000">
            <text:p>4128000</text:p>
          </table:table-cell>
          <table:table-cell table:style-name="Default" office:value-type="float" office:value="19952000">
            <text:p>19952000</text:p>
          </table:table-cell>
          <table:table-cell table:style-name="Default" office:value-type="float" office:value="22704000">
            <text:p>22704000</text:p>
          </table:table-cell>
          <table:table-cell table:style-name="Default" office:value-type="float" office:value="28896000">
            <text:p>28896000</text:p>
          </table:table-cell>
          <table:table-cell table:style-name="Default" office:value-type="float" office:value="34400000">
            <text:p>344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87000">
            <text:p>87000</text:p>
          </table:table-cell>
          <table:table-cell table:style-name="Default" office:value-type="float" office:value="2784000">
            <text:p>2784000</text:p>
          </table:table-cell>
          <table:table-cell table:style-name="Default" office:value-type="float" office:value="4176000">
            <text:p>4176000</text:p>
          </table:table-cell>
          <table:table-cell table:style-name="Default" office:value-type="float" office:value="20184000">
            <text:p>20184000</text:p>
          </table:table-cell>
          <table:table-cell table:style-name="Default" office:value-type="float" office:value="22968000">
            <text:p>22968000</text:p>
          </table:table-cell>
          <table:table-cell table:style-name="Default" office:value-type="float" office:value="29232000">
            <text:p>29232000</text:p>
          </table:table-cell>
          <table:table-cell table:style-name="Default" office:value-type="float" office:value="34800000">
            <text:p>348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88000">
            <text:p>88000</text:p>
          </table:table-cell>
          <table:table-cell table:style-name="Default" office:value-type="float" office:value="2816000">
            <text:p>2816000</text:p>
          </table:table-cell>
          <table:table-cell table:style-name="Default" office:value-type="float" office:value="4224000">
            <text:p>4224000</text:p>
          </table:table-cell>
          <table:table-cell table:style-name="Default" office:value-type="float" office:value="20416000">
            <text:p>20416000</text:p>
          </table:table-cell>
          <table:table-cell table:style-name="Default" office:value-type="float" office:value="23232000">
            <text:p>23232000</text:p>
          </table:table-cell>
          <table:table-cell table:style-name="Default" office:value-type="float" office:value="29568000">
            <text:p>29568000</text:p>
          </table:table-cell>
          <table:table-cell table:style-name="Default" office:value-type="float" office:value="35200000">
            <text:p>352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89000">
            <text:p>89000</text:p>
          </table:table-cell>
          <table:table-cell table:style-name="Default" office:value-type="float" office:value="2848000">
            <text:p>2848000</text:p>
          </table:table-cell>
          <table:table-cell table:style-name="Default" office:value-type="float" office:value="4272000">
            <text:p>4272000</text:p>
          </table:table-cell>
          <table:table-cell table:style-name="Default" office:value-type="float" office:value="20648000">
            <text:p>20648000</text:p>
          </table:table-cell>
          <table:table-cell table:style-name="Default" office:value-type="float" office:value="23496000">
            <text:p>23496000</text:p>
          </table:table-cell>
          <table:table-cell table:style-name="Default" office:value-type="float" office:value="29904000">
            <text:p>29904000</text:p>
          </table:table-cell>
          <table:table-cell table:style-name="Default" office:value-type="float" office:value="35600000">
            <text:p>356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90000">
            <text:p>90000</text:p>
          </table:table-cell>
          <table:table-cell table:style-name="Default" office:value-type="float" office:value="2880000">
            <text:p>2880000</text:p>
          </table:table-cell>
          <table:table-cell table:style-name="Default" office:value-type="float" office:value="4320000">
            <text:p>4320000</text:p>
          </table:table-cell>
          <table:table-cell table:style-name="Default" office:value-type="float" office:value="20880000">
            <text:p>20880000</text:p>
          </table:table-cell>
          <table:table-cell table:style-name="Default" office:value-type="float" office:value="23760000">
            <text:p>23760000</text:p>
          </table:table-cell>
          <table:table-cell table:style-name="Default" office:value-type="float" office:value="30240000">
            <text:p>30240000</text:p>
          </table:table-cell>
          <table:table-cell table:style-name="Default" office:value-type="float" office:value="36000000">
            <text:p>360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91000">
            <text:p>91000</text:p>
          </table:table-cell>
          <table:table-cell table:style-name="Default" office:value-type="float" office:value="2912000">
            <text:p>2912000</text:p>
          </table:table-cell>
          <table:table-cell table:style-name="Default" office:value-type="float" office:value="4368000">
            <text:p>4368000</text:p>
          </table:table-cell>
          <table:table-cell table:style-name="Default" office:value-type="float" office:value="21112000">
            <text:p>21112000</text:p>
          </table:table-cell>
          <table:table-cell table:style-name="Default" office:value-type="float" office:value="24024000">
            <text:p>24024000</text:p>
          </table:table-cell>
          <table:table-cell table:style-name="Default" office:value-type="float" office:value="30576000">
            <text:p>30576000</text:p>
          </table:table-cell>
          <table:table-cell table:style-name="Default" office:value-type="float" office:value="36400000">
            <text:p>364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92000">
            <text:p>92000</text:p>
          </table:table-cell>
          <table:table-cell table:style-name="Default" office:value-type="float" office:value="2944000">
            <text:p>2944000</text:p>
          </table:table-cell>
          <table:table-cell table:style-name="Default" office:value-type="float" office:value="4416000">
            <text:p>4416000</text:p>
          </table:table-cell>
          <table:table-cell table:style-name="Default" office:value-type="float" office:value="21344000">
            <text:p>21344000</text:p>
          </table:table-cell>
          <table:table-cell table:style-name="Default" office:value-type="float" office:value="24288000">
            <text:p>24288000</text:p>
          </table:table-cell>
          <table:table-cell table:style-name="Default" office:value-type="float" office:value="30912000">
            <text:p>30912000</text:p>
          </table:table-cell>
          <table:table-cell table:style-name="Default" office:value-type="float" office:value="36800000">
            <text:p>368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93000">
            <text:p>93000</text:p>
          </table:table-cell>
          <table:table-cell table:style-name="Default" office:value-type="float" office:value="2976000">
            <text:p>2976000</text:p>
          </table:table-cell>
          <table:table-cell table:style-name="Default" office:value-type="float" office:value="4464000">
            <text:p>4464000</text:p>
          </table:table-cell>
          <table:table-cell table:style-name="Default" office:value-type="float" office:value="21576000">
            <text:p>21576000</text:p>
          </table:table-cell>
          <table:table-cell table:style-name="Default" office:value-type="float" office:value="24552000">
            <text:p>24552000</text:p>
          </table:table-cell>
          <table:table-cell table:style-name="Default" office:value-type="float" office:value="31248000">
            <text:p>31248000</text:p>
          </table:table-cell>
          <table:table-cell table:style-name="Default" office:value-type="float" office:value="37200000">
            <text:p>372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94000">
            <text:p>94000</text:p>
          </table:table-cell>
          <table:table-cell table:style-name="Default" office:value-type="float" office:value="3008000">
            <text:p>3008000</text:p>
          </table:table-cell>
          <table:table-cell table:style-name="Default" office:value-type="float" office:value="4512000">
            <text:p>4512000</text:p>
          </table:table-cell>
          <table:table-cell table:style-name="Default" office:value-type="float" office:value="21808000">
            <text:p>21808000</text:p>
          </table:table-cell>
          <table:table-cell table:style-name="Default" office:value-type="float" office:value="24816000">
            <text:p>24816000</text:p>
          </table:table-cell>
          <table:table-cell table:style-name="Default" office:value-type="float" office:value="31584000">
            <text:p>31584000</text:p>
          </table:table-cell>
          <table:table-cell table:style-name="Default" office:value-type="float" office:value="37600000">
            <text:p>376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95000">
            <text:p>95000</text:p>
          </table:table-cell>
          <table:table-cell table:style-name="Default" office:value-type="float" office:value="3040000">
            <text:p>3040000</text:p>
          </table:table-cell>
          <table:table-cell table:style-name="Default" office:value-type="float" office:value="4560000">
            <text:p>4560000</text:p>
          </table:table-cell>
          <table:table-cell table:style-name="Default" office:value-type="float" office:value="22040000">
            <text:p>22040000</text:p>
          </table:table-cell>
          <table:table-cell table:style-name="Default" office:value-type="float" office:value="25080000">
            <text:p>25080000</text:p>
          </table:table-cell>
          <table:table-cell table:style-name="Default" office:value-type="float" office:value="31920000">
            <text:p>31920000</text:p>
          </table:table-cell>
          <table:table-cell table:style-name="Default" office:value-type="float" office:value="38000000">
            <text:p>380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96000">
            <text:p>96000</text:p>
          </table:table-cell>
          <table:table-cell table:style-name="Default" office:value-type="float" office:value="3072000">
            <text:p>3072000</text:p>
          </table:table-cell>
          <table:table-cell table:style-name="Default" office:value-type="float" office:value="4608000">
            <text:p>4608000</text:p>
          </table:table-cell>
          <table:table-cell table:style-name="Default" office:value-type="float" office:value="22272000">
            <text:p>22272000</text:p>
          </table:table-cell>
          <table:table-cell table:style-name="Default" office:value-type="float" office:value="25344000">
            <text:p>25344000</text:p>
          </table:table-cell>
          <table:table-cell table:style-name="Default" office:value-type="float" office:value="32256000">
            <text:p>32256000</text:p>
          </table:table-cell>
          <table:table-cell table:style-name="Default" office:value-type="float" office:value="38400000">
            <text:p>384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97000">
            <text:p>97000</text:p>
          </table:table-cell>
          <table:table-cell table:style-name="Default" office:value-type="float" office:value="3104000">
            <text:p>3104000</text:p>
          </table:table-cell>
          <table:table-cell table:style-name="Default" office:value-type="float" office:value="4656000">
            <text:p>4656000</text:p>
          </table:table-cell>
          <table:table-cell table:style-name="Default" office:value-type="float" office:value="22504000">
            <text:p>22504000</text:p>
          </table:table-cell>
          <table:table-cell table:style-name="Default" office:value-type="float" office:value="25608000">
            <text:p>25608000</text:p>
          </table:table-cell>
          <table:table-cell table:style-name="Default" office:value-type="float" office:value="32592000">
            <text:p>32592000</text:p>
          </table:table-cell>
          <table:table-cell table:style-name="Default" office:value-type="float" office:value="38800000">
            <text:p>388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98000">
            <text:p>98000</text:p>
          </table:table-cell>
          <table:table-cell table:style-name="Default" office:value-type="float" office:value="3136000">
            <text:p>3136000</text:p>
          </table:table-cell>
          <table:table-cell table:style-name="Default" office:value-type="float" office:value="4704000">
            <text:p>4704000</text:p>
          </table:table-cell>
          <table:table-cell table:style-name="Default" office:value-type="float" office:value="22736000">
            <text:p>22736000</text:p>
          </table:table-cell>
          <table:table-cell table:style-name="Default" office:value-type="float" office:value="25872000">
            <text:p>25872000</text:p>
          </table:table-cell>
          <table:table-cell table:style-name="Default" office:value-type="float" office:value="32928000">
            <text:p>32928000</text:p>
          </table:table-cell>
          <table:table-cell table:style-name="Default" office:value-type="float" office:value="39200000">
            <text:p>39200000</text:p>
          </table:table-cell>
          <table:table-cell table:number-columns-repeated="1017"/>
        </table:table-row>
        <table:table-row table:style-name="ro1">
          <table:table-cell table:style-name="Default" office:value-type="float" office:value="99000">
            <text:p>99000</text:p>
          </table:table-cell>
          <table:table-cell table:style-name="Default" office:value-type="float" office:value="3168000">
            <text:p>3168000</text:p>
          </table:table-cell>
          <table:table-cell table:style-name="Default" office:value-type="float" office:value="4752000">
            <text:p>4752000</text:p>
          </table:table-cell>
          <table:table-cell table:style-name="Default" office:value-type="float" office:value="22968000">
            <text:p>22968000</text:p>
          </table:table-cell>
          <table:table-cell table:style-name="Default" office:value-type="float" office:value="26136000">
            <text:p>26136000</text:p>
          </table:table-cell>
          <table:table-cell table:style-name="Default" office:value-type="float" office:value="33264000">
            <text:p>33264000</text:p>
          </table:table-cell>
          <table:table-cell table:style-name="Default" office:value-type="float" office:value="39600000">
            <text:p>39600000</text:p>
          </table:table-cell>
          <table:table-cell table:number-columns-repeated="1017"/>
        </table:table-row>
        <table:table-row table:style-name="ro1" table:number-rows-repeated="654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MapMemTable_2" table:base-cell-address="$Sets.$A$1" table:expression="maps!#ref!"/>
        <table:named-range table:name="MapMemTable_1_2" table:base-cell-address="$Sets.$A$1" table:cell-range-address="$Maps.$A$4:.$G$103"/>
        <table:named-expression table:name="MemTable_2" table:base-cell-address="$Sets.$A$1" table:expression="maps!#ref!"/>
        <table:named-expression table:name="MemTable_1" table:base-cell-address="$Sets.$A$1" table:expression="sets!#ref!"/>
        <table:named-expression table:name="MemTable_1_2" table:base-cell-address="$Sets.$A$1" table:expression="maps!#ref!"/>
        <table:named-range table:name="MemTable_1_1" table:base-cell-address="$Sets.$A$1" table:cell-range-address="$Sets.$A$4:.$G$1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9P0" style:volatile="true" number:language="en" number:country="GB">
      <number:number number:decimal-places="0" number:min-integer-digits="1" number:grouping="true"/>
      <number:text> </number:text>
    </number:number-style>
    <number:number-style style:name="N5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n" number:country="GB">
      <number:text> - </number:text>
    </number:number-style>
    <number:text-style style:name="N5119" number:language="en" number:country="GB"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GB">
      <number:text> £- </number:text>
    </number:number-style>
    <number:text-style style:name="N5123" number:language="en" number:country="GB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 number:country="GB">
      <number:number number:decimal-places="2" number:min-integer-digits="1" number:grouping="true"/>
      <number:text> </number:text>
    </number:number-style>
    <number:number-style style:name="N5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7" number:language="en" number:country="GB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1" number:language="en" number:country="GB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n" number:country="GB">
      <number:minutes number:style="long"/>
      <number:text>:</number:text>
      <number:seconds number:style="long"/>
    </number:time-style>
    <number:time-style style:name="N5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n" number:country="GB">
      <number:minutes number:style="long"/>
      <number:text>:</number:text>
      <number:seconds number:style="long" number:decimal-places="1"/>
    </number:time-style>
    <number:number-style style:name="N5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9">29/06/2015</text:date>, <text:time>13:5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ts" style:display-name="PageStyle_Se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ps" style:display-name="PageStyle_Ma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5-06-29T13:56:18</dc:date>
    <meta:generator>OpenOffice.org/3.2$Unix OpenOffice.org_project/320m12$Build-9483</meta:generator>
    <dc:creator>Steve Powell</dc:creator>
    <meta:editing-duration>PT01H10M56S</meta:editing-duration>
    <meta:editing-cycles>2</meta:editing-cycles>
    <meta:document-statistic meta:table-count="2" meta:cell-count="14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2pt" style:font-size-asian="12pt" style:font-size-complex="12pt"/>
    </style:style>
    <style:style style:name="ch4" style:family="chart">
      <style:chart-properties chart:interpolation="cubic-spline" chart:include-hidden-cells="false" chart:auto-position="true" chart:auto-size="true" chart:treat-empty-cells="leave-gap" chart:spline-order="3"/>
    </style:style>
    <style:style style:name="ch5" style:family="chart" style:data-style-name="N3">
      <style:chart-properties chart:display-label="true" chart:tick-marks-major-inner="false" chart:tick-marks-major-outer="false" chart:logarithmic="false" chart:minimum="0" chart:maximum="100000" chart:interval-major="10000" chart:interval-minor-divisor="5" chart:reverse-direction="false" text:line-break="false" chart:link-data-style-to-source="false" chart:axis-position="0" chart:axis-label-position="outside-minimum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3">
      <style:chart-properties chart:display-label="true" chart:tick-marks-major-inner="false" chart:tick-marks-major-outer="false" chart:logarithmic="false" chart:minimum="0" chart:maximum="40000000" chart:interval-major="5000000" chart:interval-minor-divisor="5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graphic-properties svg:stroke-width="0.026cm" svg:stroke-color="#878787"/>
    </style:style>
    <style:style style:name="ch9" style:family="chart" style:data-style-name="N3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10" style:family="chart" style:data-style-name="N3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fo:font-family="Calibri" fo:font-size="10pt" style:font-size-asian="10pt" style:font-size-complex="10pt"/>
    </style:style>
    <style:style style:name="ch11" style:family="chart" style:data-style-name="N3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98b855" draw:fill-color="#98b855"/>
      <style:text-properties fo:color="#000000" fo:font-family="Calibri" fo:font-size="10pt" style:font-size-asian="10pt" style:font-size-complex="10pt"/>
    </style:style>
    <style:style style:name="ch12" style:family="chart" style:data-style-name="N3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7d5fa0" draw:fill-color="#7d5fa0"/>
      <style:text-properties fo:color="#000000" fo:font-family="Calibri" fo:font-size="10pt" style:font-size-asian="10pt" style:font-size-complex="10pt"/>
    </style:style>
    <style:style style:name="ch13" style:family="chart" style:data-style-name="N3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6aac4" draw:fill-color="#46aac4"/>
      <style:text-properties fo:color="#000000" fo:font-family="Calibri" fo:font-size="10pt" style:font-size-asian="10pt" style:font-size-complex="10pt"/>
    </style:style>
    <style:style style:name="ch14" style:family="chart" style:data-style-name="N3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f59240" draw:fill-color="#f59240"/>
      <style:text-properties fo:color="#000000" fo:font-family="Calibri"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29.459cm" svg:height="17.861cm" xlink:href=".." chart:class="chart:scatter" chart:style-name="ch1">
        <chart:title svg:x="9.998cm" svg:y="0.358cm" chart:style-name="ch2">
          <text:p>Memory Charts for SmallCollections</text:p>
        </chart:title>
        <chart:legend chart:legend-position="end" svg:x="25.146cm" svg:y="6.995cm" chart:style-name="ch3"/>
        <chart:plot-area chart:style-name="ch4" table:cell-range-address="Sets.A4:Sets.G103" chart:data-source-has-labels="row" svg:x="0.977cm" svg:y="1.484cm" svg:width="23.581cm" svg:height="15.507cm">
          <chart:axis chart:dimension="x" chart:name="primary-x" chart:style-name="ch5">
            <chart:title svg:x="12.822cm" svg:y="16.728cm" chart:style-name="ch6">
              <text:p>Number of Collections</text:p>
            </chart:title>
          </chart:axis>
          <chart:axis chart:dimension="y" chart:name="primary-y" chart:style-name="ch7">
            <chart:title svg:x="0.59cm" svg:y="8.718cm" chart:style-name="ch6">
              <text:p>Memory Used (Bytes)</text:p>
            </chart:title>
            <chart:grid chart:style-name="ch8" chart:class="major"/>
          </chart:axis>
          <chart:series chart:style-name="ch9" chart:values-cell-range-address="Sets.B5:Sets.B103" chart:label-cell-address="Sets.B4:Sets.B4" chart:class="chart:scatter">
            <chart:domain table:cell-range-address="Sets.A5:Sets.A103"/>
            <chart:data-point chart:repeated="99"/>
          </chart:series>
          <chart:series chart:style-name="ch10" chart:values-cell-range-address="Sets.C5:Sets.C103" chart:label-cell-address="Sets.C4:Sets.C4" chart:class="chart:scatter">
            <chart:data-point chart:repeated="99"/>
          </chart:series>
          <chart:series chart:style-name="ch11" chart:values-cell-range-address="Sets.D5:Sets.D103" chart:label-cell-address="Sets.D4:Sets.D4" chart:class="chart:scatter">
            <chart:data-point chart:repeated="99"/>
          </chart:series>
          <chart:series chart:style-name="ch12" chart:values-cell-range-address="Sets.E5:Sets.E103" chart:label-cell-address="Sets.E4:Sets.E4" chart:class="chart:scatter">
            <chart:data-point chart:repeated="99"/>
          </chart:series>
          <chart:series chart:style-name="ch13" chart:values-cell-range-address="Sets.F5:Sets.F103" chart:label-cell-address="Sets.F4:Sets.F4" chart:class="chart:scatter">
            <chart:data-point chart:repeated="99"/>
          </chart:series>
          <chart:series chart:style-name="ch14" chart:values-cell-range-address="Sets.G5:Sets.G103" chart:label-cell-address="Sets.G4:Sets.G4" chart:class="chart:scatter">
            <chart:data-point chart:repeated="9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ets.B4:Sets.B4">EmptySmallSets</text:p>
              </table:table-cell>
              <table:table-cell office:value-type="string">
                <text:p text:id="Sets.C4:Sets.C4">EmptyHashSets</text:p>
              </table:table-cell>
              <table:table-cell office:value-type="string">
                <text:p text:id="Sets.D4:Sets.D4">OneSmallSets</text:p>
              </table:table-cell>
              <table:table-cell office:value-type="string">
                <text:p text:id="Sets.E4:Sets.E4">OneHashSets</text:p>
              </table:table-cell>
              <table:table-cell office:value-type="string">
                <text:p text:id="Sets.F4:Sets.F4">PairSmallSets</text:p>
              </table:table-cell>
              <table:table-cell office:value-type="string">
                <text:p text:id="Sets.G4:Sets.G4">PairHashSe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 text:id="Sets.A5:Sets.A103">1000</text:p>
              </table:table-cell>
              <table:table-cell office:value-type="float" office:value="16000">
                <text:p text:id="Sets.B5:Sets.B103">16000</text:p>
              </table:table-cell>
              <table:table-cell office:value-type="float" office:value="64000">
                <text:p text:id="Sets.C5:Sets.C103">64000</text:p>
              </table:table-cell>
              <table:table-cell office:value-type="float" office:value="120000">
                <text:p text:id="Sets.D5:Sets.D103">120000</text:p>
              </table:table-cell>
              <table:table-cell office:value-type="float" office:value="232000">
                <text:p text:id="Sets.E5:Sets.E103">232000</text:p>
              </table:table-cell>
              <table:table-cell office:value-type="float" office:value="176000">
                <text:p text:id="Sets.F5:Sets.F103">176000</text:p>
              </table:table-cell>
              <table:table-cell office:value-type="float" office:value="320000">
                <text:p text:id="Sets.G5:Sets.G103">320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32000">
                <text:p>32000</text:p>
              </table:table-cell>
              <table:table-cell office:value-type="float" office:value="128000">
                <text:p>128000</text:p>
              </table:table-cell>
              <table:table-cell office:value-type="float" office:value="240000">
                <text:p>240000</text:p>
              </table:table-cell>
              <table:table-cell office:value-type="float" office:value="464000">
                <text:p>464000</text:p>
              </table:table-cell>
              <table:table-cell office:value-type="float" office:value="352000">
                <text:p>352000</text:p>
              </table:table-cell>
              <table:table-cell office:value-type="float" office:value="640000">
                <text:p>64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48000">
                <text:p>48000</text:p>
              </table:table-cell>
              <table:table-cell office:value-type="float" office:value="192000">
                <text:p>192000</text:p>
              </table:table-cell>
              <table:table-cell office:value-type="float" office:value="360000">
                <text:p>360000</text:p>
              </table:table-cell>
              <table:table-cell office:value-type="float" office:value="696088">
                <text:p>696088</text:p>
              </table:table-cell>
              <table:table-cell office:value-type="float" office:value="528000">
                <text:p>528000</text:p>
              </table:table-cell>
              <table:table-cell office:value-type="float" office:value="960000">
                <text:p>96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64000">
                <text:p>64000</text:p>
              </table:table-cell>
              <table:table-cell office:value-type="float" office:value="256000">
                <text:p>256000</text:p>
              </table:table-cell>
              <table:table-cell office:value-type="float" office:value="480112">
                <text:p>480112</text:p>
              </table:table-cell>
              <table:table-cell office:value-type="float" office:value="928344">
                <text:p>928344</text:p>
              </table:table-cell>
              <table:table-cell office:value-type="float" office:value="704000">
                <text:p>704000</text:p>
              </table:table-cell>
              <table:table-cell office:value-type="float" office:value="1280000">
                <text:p>128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80000">
                <text:p>80000</text:p>
              </table:table-cell>
              <table:table-cell office:value-type="float" office:value="320000">
                <text:p>320000</text:p>
              </table:table-cell>
              <table:table-cell office:value-type="float" office:value="600000">
                <text:p>600000</text:p>
              </table:table-cell>
              <table:table-cell office:value-type="float" office:value="1160000">
                <text:p>1160000</text:p>
              </table:table-cell>
              <table:table-cell office:value-type="float" office:value="880000">
                <text:p>88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96000">
                <text:p>96000</text:p>
              </table:table-cell>
              <table:table-cell office:value-type="float" office:value="384000">
                <text:p>384000</text:p>
              </table:table-cell>
              <table:table-cell office:value-type="float" office:value="720000">
                <text:p>720000</text:p>
              </table:table-cell>
              <table:table-cell office:value-type="float" office:value="1392000">
                <text:p>1392000</text:p>
              </table:table-cell>
              <table:table-cell office:value-type="float" office:value="1056000">
                <text:p>1056000</text:p>
              </table:table-cell>
              <table:table-cell office:value-type="float" office:value="1920000">
                <text:p>192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112000">
                <text:p>112000</text:p>
              </table:table-cell>
              <table:table-cell office:value-type="float" office:value="448000">
                <text:p>448000</text:p>
              </table:table-cell>
              <table:table-cell office:value-type="float" office:value="840000">
                <text:p>840000</text:p>
              </table:table-cell>
              <table:table-cell office:value-type="float" office:value="1624000">
                <text:p>1624000</text:p>
              </table:table-cell>
              <table:table-cell office:value-type="float" office:value="1232000">
                <text:p>1232000</text:p>
              </table:table-cell>
              <table:table-cell office:value-type="float" office:value="2240000">
                <text:p>224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128000">
                <text:p>128000</text:p>
              </table:table-cell>
              <table:table-cell office:value-type="float" office:value="512000">
                <text:p>512000</text:p>
              </table:table-cell>
              <table:table-cell office:value-type="float" office:value="960000">
                <text:p>960000</text:p>
              </table:table-cell>
              <table:table-cell office:value-type="float" office:value="1856000">
                <text:p>1856000</text:p>
              </table:table-cell>
              <table:table-cell office:value-type="float" office:value="1408000">
                <text:p>1408000</text:p>
              </table:table-cell>
              <table:table-cell office:value-type="float" office:value="2560000">
                <text:p>256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144000">
                <text:p>144000</text:p>
              </table:table-cell>
              <table:table-cell office:value-type="float" office:value="576000">
                <text:p>576000</text:p>
              </table:table-cell>
              <table:table-cell office:value-type="float" office:value="1080000">
                <text:p>1080000</text:p>
              </table:table-cell>
              <table:table-cell office:value-type="float" office:value="2088000">
                <text:p>2088000</text:p>
              </table:table-cell>
              <table:table-cell office:value-type="float" office:value="1584000">
                <text:p>1584000</text:p>
              </table:table-cell>
              <table:table-cell office:value-type="float" office:value="2880000">
                <text:p>288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160000">
                <text:p>160000</text:p>
              </table:table-cell>
              <table:table-cell office:value-type="float" office:value="640000">
                <text:p>640000</text:p>
              </table:table-cell>
              <table:table-cell office:value-type="float" office:value="1200000">
                <text:p>1200000</text:p>
              </table:table-cell>
              <table:table-cell office:value-type="float" office:value="2320000">
                <text:p>2320000</text:p>
              </table:table-cell>
              <table:table-cell office:value-type="float" office:value="1760000">
                <text:p>1760000</text:p>
              </table:table-cell>
              <table:table-cell office:value-type="float" office:value="3200000">
                <text:p>320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">
                <text:p>11000</text:p>
              </table:table-cell>
              <table:table-cell office:value-type="float" office:value="176000">
                <text:p>176000</text:p>
              </table:table-cell>
              <table:table-cell office:value-type="float" office:value="704000">
                <text:p>704000</text:p>
              </table:table-cell>
              <table:table-cell office:value-type="float" office:value="1320000">
                <text:p>1320000</text:p>
              </table:table-cell>
              <table:table-cell office:value-type="float" office:value="2552000">
                <text:p>2552000</text:p>
              </table:table-cell>
              <table:table-cell office:value-type="float" office:value="1936000">
                <text:p>1936000</text:p>
              </table:table-cell>
              <table:table-cell office:value-type="float" office:value="3520000">
                <text:p>352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">
                <text:p>12000</text:p>
              </table:table-cell>
              <table:table-cell office:value-type="float" office:value="192000">
                <text:p>192000</text:p>
              </table:table-cell>
              <table:table-cell office:value-type="float" office:value="768000">
                <text:p>768000</text:p>
              </table:table-cell>
              <table:table-cell office:value-type="float" office:value="1440000">
                <text:p>1440000</text:p>
              </table:table-cell>
              <table:table-cell office:value-type="float" office:value="2784000">
                <text:p>2784000</text:p>
              </table:table-cell>
              <table:table-cell office:value-type="float" office:value="2112000">
                <text:p>2112000</text:p>
              </table:table-cell>
              <table:table-cell office:value-type="float" office:value="3840000">
                <text:p>384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">
                <text:p>13000</text:p>
              </table:table-cell>
              <table:table-cell office:value-type="float" office:value="208000">
                <text:p>208000</text:p>
              </table:table-cell>
              <table:table-cell office:value-type="float" office:value="832000">
                <text:p>832000</text:p>
              </table:table-cell>
              <table:table-cell office:value-type="float" office:value="1560000">
                <text:p>1560000</text:p>
              </table:table-cell>
              <table:table-cell office:value-type="float" office:value="3016000">
                <text:p>3016000</text:p>
              </table:table-cell>
              <table:table-cell office:value-type="float" office:value="2288000">
                <text:p>2288000</text:p>
              </table:table-cell>
              <table:table-cell office:value-type="float" office:value="4160000">
                <text:p>416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">
                <text:p>14000</text:p>
              </table:table-cell>
              <table:table-cell office:value-type="float" office:value="224000">
                <text:p>224000</text:p>
              </table:table-cell>
              <table:table-cell office:value-type="float" office:value="896000">
                <text:p>896000</text:p>
              </table:table-cell>
              <table:table-cell office:value-type="float" office:value="1680000">
                <text:p>1680000</text:p>
              </table:table-cell>
              <table:table-cell office:value-type="float" office:value="3248000">
                <text:p>3248000</text:p>
              </table:table-cell>
              <table:table-cell office:value-type="float" office:value="2464000">
                <text:p>2464000</text:p>
              </table:table-cell>
              <table:table-cell office:value-type="float" office:value="4480000">
                <text:p>448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">
                <text:p>15000</text:p>
              </table:table-cell>
              <table:table-cell office:value-type="float" office:value="240000">
                <text:p>240000</text:p>
              </table:table-cell>
              <table:table-cell office:value-type="float" office:value="960000">
                <text:p>960000</text:p>
              </table:table-cell>
              <table:table-cell office:value-type="float" office:value="1800000">
                <text:p>1800000</text:p>
              </table:table-cell>
              <table:table-cell office:value-type="float" office:value="3480000">
                <text:p>3480000</text:p>
              </table:table-cell>
              <table:table-cell office:value-type="float" office:value="2640000">
                <text:p>2640000</text:p>
              </table:table-cell>
              <table:table-cell office:value-type="float" office:value="4800000">
                <text:p>480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">
                <text:p>16000</text:p>
              </table:table-cell>
              <table:table-cell office:value-type="float" office:value="256000">
                <text:p>256000</text:p>
              </table:table-cell>
              <table:table-cell office:value-type="float" office:value="1024000">
                <text:p>1024000</text:p>
              </table:table-cell>
              <table:table-cell office:value-type="float" office:value="1920000">
                <text:p>1920000</text:p>
              </table:table-cell>
              <table:table-cell office:value-type="float" office:value="3712000">
                <text:p>3712000</text:p>
              </table:table-cell>
              <table:table-cell office:value-type="float" office:value="2816000">
                <text:p>2816000</text:p>
              </table:table-cell>
              <table:table-cell office:value-type="float" office:value="5120000">
                <text:p>512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">
                <text:p>17000</text:p>
              </table:table-cell>
              <table:table-cell office:value-type="float" office:value="272000">
                <text:p>272000</text:p>
              </table:table-cell>
              <table:table-cell office:value-type="float" office:value="1088000">
                <text:p>1088000</text:p>
              </table:table-cell>
              <table:table-cell office:value-type="float" office:value="2040000">
                <text:p>2040000</text:p>
              </table:table-cell>
              <table:table-cell office:value-type="float" office:value="3944000">
                <text:p>3944000</text:p>
              </table:table-cell>
              <table:table-cell office:value-type="float" office:value="2992000">
                <text:p>2992000</text:p>
              </table:table-cell>
              <table:table-cell office:value-type="float" office:value="5440000">
                <text:p>544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">
                <text:p>18000</text:p>
              </table:table-cell>
              <table:table-cell office:value-type="float" office:value="288000">
                <text:p>288000</text:p>
              </table:table-cell>
              <table:table-cell office:value-type="float" office:value="1152000">
                <text:p>1152000</text:p>
              </table:table-cell>
              <table:table-cell office:value-type="float" office:value="2160000">
                <text:p>2160000</text:p>
              </table:table-cell>
              <table:table-cell office:value-type="float" office:value="4176000">
                <text:p>4176000</text:p>
              </table:table-cell>
              <table:table-cell office:value-type="float" office:value="3168000">
                <text:p>3168000</text:p>
              </table:table-cell>
              <table:table-cell office:value-type="float" office:value="5760000">
                <text:p>576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">
                <text:p>19000</text:p>
              </table:table-cell>
              <table:table-cell office:value-type="float" office:value="304000">
                <text:p>304000</text:p>
              </table:table-cell>
              <table:table-cell office:value-type="float" office:value="1216000">
                <text:p>1216000</text:p>
              </table:table-cell>
              <table:table-cell office:value-type="float" office:value="2280000">
                <text:p>2280000</text:p>
              </table:table-cell>
              <table:table-cell office:value-type="float" office:value="4408000">
                <text:p>4408000</text:p>
              </table:table-cell>
              <table:table-cell office:value-type="float" office:value="3344000">
                <text:p>3344000</text:p>
              </table:table-cell>
              <table:table-cell office:value-type="float" office:value="6080000">
                <text:p>608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">
                <text:p>20000</text:p>
              </table:table-cell>
              <table:table-cell office:value-type="float" office:value="320000">
                <text:p>320000</text:p>
              </table:table-cell>
              <table:table-cell office:value-type="float" office:value="1280000">
                <text:p>1280000</text:p>
              </table:table-cell>
              <table:table-cell office:value-type="float" office:value="2400000">
                <text:p>2400000</text:p>
              </table:table-cell>
              <table:table-cell office:value-type="float" office:value="4640000">
                <text:p>4640000</text:p>
              </table:table-cell>
              <table:table-cell office:value-type="float" office:value="3520000">
                <text:p>3520000</text:p>
              </table:table-cell>
              <table:table-cell office:value-type="float" office:value="6400000">
                <text:p>640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">
                <text:p>21000</text:p>
              </table:table-cell>
              <table:table-cell office:value-type="float" office:value="336000">
                <text:p>336000</text:p>
              </table:table-cell>
              <table:table-cell office:value-type="float" office:value="1344000">
                <text:p>1344000</text:p>
              </table:table-cell>
              <table:table-cell office:value-type="float" office:value="2520000">
                <text:p>2520000</text:p>
              </table:table-cell>
              <table:table-cell office:value-type="float" office:value="4872000">
                <text:p>4872000</text:p>
              </table:table-cell>
              <table:table-cell office:value-type="float" office:value="3696000">
                <text:p>3696000</text:p>
              </table:table-cell>
              <table:table-cell office:value-type="float" office:value="6720000">
                <text:p>672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">
                <text:p>22000</text:p>
              </table:table-cell>
              <table:table-cell office:value-type="float" office:value="352000">
                <text:p>352000</text:p>
              </table:table-cell>
              <table:table-cell office:value-type="float" office:value="1408000">
                <text:p>1408000</text:p>
              </table:table-cell>
              <table:table-cell office:value-type="float" office:value="2640000">
                <text:p>2640000</text:p>
              </table:table-cell>
              <table:table-cell office:value-type="float" office:value="5104000">
                <text:p>5104000</text:p>
              </table:table-cell>
              <table:table-cell office:value-type="float" office:value="3872000">
                <text:p>3872000</text:p>
              </table:table-cell>
              <table:table-cell office:value-type="float" office:value="7040000">
                <text:p>7040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">
                <text:p>23000</text:p>
              </table:table-cell>
              <table:table-cell office:value-type="float" office:value="368000">
                <text:p>368000</text:p>
              </table:table-cell>
              <table:table-cell office:value-type="float" office:value="1472000">
                <text:p>1472000</text:p>
              </table:table-cell>
              <table:table-cell office:value-type="float" office:value="2760000">
                <text:p>2760000</text:p>
              </table:table-cell>
              <table:table-cell office:value-type="float" office:value="5336000">
                <text:p>5336000</text:p>
              </table:table-cell>
              <table:table-cell office:value-type="float" office:value="4048000">
                <text:p>4048000</text:p>
              </table:table-cell>
              <table:table-cell office:value-type="float" office:value="7360000">
                <text:p>7360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">
                <text:p>24000</text:p>
              </table:table-cell>
              <table:table-cell office:value-type="float" office:value="384000">
                <text:p>384000</text:p>
              </table:table-cell>
              <table:table-cell office:value-type="float" office:value="1536000">
                <text:p>1536000</text:p>
              </table:table-cell>
              <table:table-cell office:value-type="float" office:value="2880000">
                <text:p>2880000</text:p>
              </table:table-cell>
              <table:table-cell office:value-type="float" office:value="5568000">
                <text:p>5568000</text:p>
              </table:table-cell>
              <table:table-cell office:value-type="float" office:value="4224000">
                <text:p>4224000</text:p>
              </table:table-cell>
              <table:table-cell office:value-type="float" office:value="7680000">
                <text:p>7680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">
                <text:p>25000</text:p>
              </table:table-cell>
              <table:table-cell office:value-type="float" office:value="400000">
                <text:p>400000</text:p>
              </table:table-cell>
              <table:table-cell office:value-type="float" office:value="1600000">
                <text:p>1600000</text:p>
              </table:table-cell>
              <table:table-cell office:value-type="float" office:value="3000000">
                <text:p>3000000</text:p>
              </table:table-cell>
              <table:table-cell office:value-type="float" office:value="5800000">
                <text:p>5800000</text:p>
              </table:table-cell>
              <table:table-cell office:value-type="float" office:value="4400000">
                <text:p>4400000</text:p>
              </table:table-cell>
              <table:table-cell office:value-type="float" office:value="8000000">
                <text:p>8000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">
                <text:p>26000</text:p>
              </table:table-cell>
              <table:table-cell office:value-type="float" office:value="416000">
                <text:p>416000</text:p>
              </table:table-cell>
              <table:table-cell office:value-type="float" office:value="1664000">
                <text:p>1664000</text:p>
              </table:table-cell>
              <table:table-cell office:value-type="float" office:value="3120000">
                <text:p>3120000</text:p>
              </table:table-cell>
              <table:table-cell office:value-type="float" office:value="6032000">
                <text:p>6032000</text:p>
              </table:table-cell>
              <table:table-cell office:value-type="float" office:value="4576000">
                <text:p>4576000</text:p>
              </table:table-cell>
              <table:table-cell office:value-type="float" office:value="8320000">
                <text:p>8320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">
                <text:p>27000</text:p>
              </table:table-cell>
              <table:table-cell office:value-type="float" office:value="432000">
                <text:p>432000</text:p>
              </table:table-cell>
              <table:table-cell office:value-type="float" office:value="1728000">
                <text:p>1728000</text:p>
              </table:table-cell>
              <table:table-cell office:value-type="float" office:value="3240000">
                <text:p>3240000</text:p>
              </table:table-cell>
              <table:table-cell office:value-type="float" office:value="6264000">
                <text:p>6264000</text:p>
              </table:table-cell>
              <table:table-cell office:value-type="float" office:value="4752000">
                <text:p>4752000</text:p>
              </table:table-cell>
              <table:table-cell office:value-type="float" office:value="8640000">
                <text:p>8640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">
                <text:p>28000</text:p>
              </table:table-cell>
              <table:table-cell office:value-type="float" office:value="448000">
                <text:p>448000</text:p>
              </table:table-cell>
              <table:table-cell office:value-type="float" office:value="1792000">
                <text:p>1792000</text:p>
              </table:table-cell>
              <table:table-cell office:value-type="float" office:value="3360000">
                <text:p>3360000</text:p>
              </table:table-cell>
              <table:table-cell office:value-type="float" office:value="6496000">
                <text:p>6496000</text:p>
              </table:table-cell>
              <table:table-cell office:value-type="float" office:value="4928000">
                <text:p>4928000</text:p>
              </table:table-cell>
              <table:table-cell office:value-type="float" office:value="8960000">
                <text:p>8960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">
                <text:p>29000</text:p>
              </table:table-cell>
              <table:table-cell office:value-type="float" office:value="464000">
                <text:p>464000</text:p>
              </table:table-cell>
              <table:table-cell office:value-type="float" office:value="1856000">
                <text:p>1856000</text:p>
              </table:table-cell>
              <table:table-cell office:value-type="float" office:value="3480000">
                <text:p>3480000</text:p>
              </table:table-cell>
              <table:table-cell office:value-type="float" office:value="6728000">
                <text:p>6728000</text:p>
              </table:table-cell>
              <table:table-cell office:value-type="float" office:value="5104000">
                <text:p>5104000</text:p>
              </table:table-cell>
              <table:table-cell office:value-type="float" office:value="9280000">
                <text:p>9280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">
                <text:p>30000</text:p>
              </table:table-cell>
              <table:table-cell office:value-type="float" office:value="480000">
                <text:p>480000</text:p>
              </table:table-cell>
              <table:table-cell office:value-type="float" office:value="1920000">
                <text:p>1920000</text:p>
              </table:table-cell>
              <table:table-cell office:value-type="float" office:value="3600000">
                <text:p>3600000</text:p>
              </table:table-cell>
              <table:table-cell office:value-type="float" office:value="6960000">
                <text:p>6960000</text:p>
              </table:table-cell>
              <table:table-cell office:value-type="float" office:value="5280000">
                <text:p>5280000</text:p>
              </table:table-cell>
              <table:table-cell office:value-type="float" office:value="9600000">
                <text:p>9600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">
                <text:p>31000</text:p>
              </table:table-cell>
              <table:table-cell office:value-type="float" office:value="496000">
                <text:p>496000</text:p>
              </table:table-cell>
              <table:table-cell office:value-type="float" office:value="1984000">
                <text:p>1984000</text:p>
              </table:table-cell>
              <table:table-cell office:value-type="float" office:value="3720000">
                <text:p>3720000</text:p>
              </table:table-cell>
              <table:table-cell office:value-type="float" office:value="7192000">
                <text:p>7192000</text:p>
              </table:table-cell>
              <table:table-cell office:value-type="float" office:value="5456000">
                <text:p>5456000</text:p>
              </table:table-cell>
              <table:table-cell office:value-type="float" office:value="9920000">
                <text:p>9920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">
                <text:p>32000</text:p>
              </table:table-cell>
              <table:table-cell office:value-type="float" office:value="512000">
                <text:p>512000</text:p>
              </table:table-cell>
              <table:table-cell office:value-type="float" office:value="2048000">
                <text:p>2048000</text:p>
              </table:table-cell>
              <table:table-cell office:value-type="float" office:value="3840000">
                <text:p>3840000</text:p>
              </table:table-cell>
              <table:table-cell office:value-type="float" office:value="7424000">
                <text:p>7424000</text:p>
              </table:table-cell>
              <table:table-cell office:value-type="float" office:value="5632000">
                <text:p>5632000</text:p>
              </table:table-cell>
              <table:table-cell office:value-type="float" office:value="10240000">
                <text:p>10240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">
                <text:p>33000</text:p>
              </table:table-cell>
              <table:table-cell office:value-type="float" office:value="528000">
                <text:p>528000</text:p>
              </table:table-cell>
              <table:table-cell office:value-type="float" office:value="2112000">
                <text:p>2112000</text:p>
              </table:table-cell>
              <table:table-cell office:value-type="float" office:value="3960000">
                <text:p>3960000</text:p>
              </table:table-cell>
              <table:table-cell office:value-type="float" office:value="7656000">
                <text:p>7656000</text:p>
              </table:table-cell>
              <table:table-cell office:value-type="float" office:value="5808000">
                <text:p>5808000</text:p>
              </table:table-cell>
              <table:table-cell office:value-type="float" office:value="10560000">
                <text:p>10560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">
                <text:p>34000</text:p>
              </table:table-cell>
              <table:table-cell office:value-type="float" office:value="544000">
                <text:p>544000</text:p>
              </table:table-cell>
              <table:table-cell office:value-type="float" office:value="2176000">
                <text:p>2176000</text:p>
              </table:table-cell>
              <table:table-cell office:value-type="float" office:value="4080000">
                <text:p>4080000</text:p>
              </table:table-cell>
              <table:table-cell office:value-type="float" office:value="7888000">
                <text:p>7888000</text:p>
              </table:table-cell>
              <table:table-cell office:value-type="float" office:value="5984000">
                <text:p>5984000</text:p>
              </table:table-cell>
              <table:table-cell office:value-type="float" office:value="10880000">
                <text:p>10880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">
                <text:p>35000</text:p>
              </table:table-cell>
              <table:table-cell office:value-type="float" office:value="560000">
                <text:p>560000</text:p>
              </table:table-cell>
              <table:table-cell office:value-type="float" office:value="2240000">
                <text:p>2240000</text:p>
              </table:table-cell>
              <table:table-cell office:value-type="float" office:value="4200000">
                <text:p>4200000</text:p>
              </table:table-cell>
              <table:table-cell office:value-type="float" office:value="8120000">
                <text:p>8120000</text:p>
              </table:table-cell>
              <table:table-cell office:value-type="float" office:value="6160000">
                <text:p>6160000</text:p>
              </table:table-cell>
              <table:table-cell office:value-type="float" office:value="11200000">
                <text:p>11200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">
                <text:p>36000</text:p>
              </table:table-cell>
              <table:table-cell office:value-type="float" office:value="576000">
                <text:p>576000</text:p>
              </table:table-cell>
              <table:table-cell office:value-type="float" office:value="2304000">
                <text:p>2304000</text:p>
              </table:table-cell>
              <table:table-cell office:value-type="float" office:value="4320000">
                <text:p>4320000</text:p>
              </table:table-cell>
              <table:table-cell office:value-type="float" office:value="8352000">
                <text:p>8352000</text:p>
              </table:table-cell>
              <table:table-cell office:value-type="float" office:value="6336000">
                <text:p>6336000</text:p>
              </table:table-cell>
              <table:table-cell office:value-type="float" office:value="11520000">
                <text:p>11520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">
                <text:p>37000</text:p>
              </table:table-cell>
              <table:table-cell office:value-type="float" office:value="592000">
                <text:p>592000</text:p>
              </table:table-cell>
              <table:table-cell office:value-type="float" office:value="2368000">
                <text:p>2368000</text:p>
              </table:table-cell>
              <table:table-cell office:value-type="float" office:value="4440000">
                <text:p>4440000</text:p>
              </table:table-cell>
              <table:table-cell office:value-type="float" office:value="8584000">
                <text:p>8584000</text:p>
              </table:table-cell>
              <table:table-cell office:value-type="float" office:value="6512000">
                <text:p>6512000</text:p>
              </table:table-cell>
              <table:table-cell office:value-type="float" office:value="11840000">
                <text:p>11840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">
                <text:p>38000</text:p>
              </table:table-cell>
              <table:table-cell office:value-type="float" office:value="608000">
                <text:p>608000</text:p>
              </table:table-cell>
              <table:table-cell office:value-type="float" office:value="2432000">
                <text:p>2432000</text:p>
              </table:table-cell>
              <table:table-cell office:value-type="float" office:value="4560000">
                <text:p>4560000</text:p>
              </table:table-cell>
              <table:table-cell office:value-type="float" office:value="8816000">
                <text:p>8816000</text:p>
              </table:table-cell>
              <table:table-cell office:value-type="float" office:value="6688000">
                <text:p>6688000</text:p>
              </table:table-cell>
              <table:table-cell office:value-type="float" office:value="12160000">
                <text:p>12160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">
                <text:p>39000</text:p>
              </table:table-cell>
              <table:table-cell office:value-type="float" office:value="624000">
                <text:p>624000</text:p>
              </table:table-cell>
              <table:table-cell office:value-type="float" office:value="2496000">
                <text:p>2496000</text:p>
              </table:table-cell>
              <table:table-cell office:value-type="float" office:value="4680000">
                <text:p>4680000</text:p>
              </table:table-cell>
              <table:table-cell office:value-type="float" office:value="9048000">
                <text:p>9048000</text:p>
              </table:table-cell>
              <table:table-cell office:value-type="float" office:value="6864000">
                <text:p>6864000</text:p>
              </table:table-cell>
              <table:table-cell office:value-type="float" office:value="12480000">
                <text:p>12480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">
                <text:p>40000</text:p>
              </table:table-cell>
              <table:table-cell office:value-type="float" office:value="640000">
                <text:p>640000</text:p>
              </table:table-cell>
              <table:table-cell office:value-type="float" office:value="2560000">
                <text:p>2560000</text:p>
              </table:table-cell>
              <table:table-cell office:value-type="float" office:value="4800000">
                <text:p>4800000</text:p>
              </table:table-cell>
              <table:table-cell office:value-type="float" office:value="9280000">
                <text:p>9280000</text:p>
              </table:table-cell>
              <table:table-cell office:value-type="float" office:value="7040000">
                <text:p>7040000</text:p>
              </table:table-cell>
              <table:table-cell office:value-type="float" office:value="12800000">
                <text:p>12800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">
                <text:p>41000</text:p>
              </table:table-cell>
              <table:table-cell office:value-type="float" office:value="656000">
                <text:p>656000</text:p>
              </table:table-cell>
              <table:table-cell office:value-type="float" office:value="2624000">
                <text:p>2624000</text:p>
              </table:table-cell>
              <table:table-cell office:value-type="float" office:value="4920000">
                <text:p>4920000</text:p>
              </table:table-cell>
              <table:table-cell office:value-type="float" office:value="9512000">
                <text:p>9512000</text:p>
              </table:table-cell>
              <table:table-cell office:value-type="float" office:value="7216000">
                <text:p>7216000</text:p>
              </table:table-cell>
              <table:table-cell office:value-type="float" office:value="13120000">
                <text:p>13120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">
                <text:p>42000</text:p>
              </table:table-cell>
              <table:table-cell office:value-type="float" office:value="672000">
                <text:p>672000</text:p>
              </table:table-cell>
              <table:table-cell office:value-type="float" office:value="2688000">
                <text:p>2688000</text:p>
              </table:table-cell>
              <table:table-cell office:value-type="float" office:value="5040000">
                <text:p>5040000</text:p>
              </table:table-cell>
              <table:table-cell office:value-type="float" office:value="9744000">
                <text:p>9744000</text:p>
              </table:table-cell>
              <table:table-cell office:value-type="float" office:value="7392000">
                <text:p>7392000</text:p>
              </table:table-cell>
              <table:table-cell office:value-type="float" office:value="13440000">
                <text:p>13440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">
                <text:p>43000</text:p>
              </table:table-cell>
              <table:table-cell office:value-type="float" office:value="688000">
                <text:p>688000</text:p>
              </table:table-cell>
              <table:table-cell office:value-type="float" office:value="2752000">
                <text:p>2752000</text:p>
              </table:table-cell>
              <table:table-cell office:value-type="float" office:value="5160000">
                <text:p>5160000</text:p>
              </table:table-cell>
              <table:table-cell office:value-type="float" office:value="9976000">
                <text:p>9976000</text:p>
              </table:table-cell>
              <table:table-cell office:value-type="float" office:value="7568000">
                <text:p>7568000</text:p>
              </table:table-cell>
              <table:table-cell office:value-type="float" office:value="13760000">
                <text:p>13760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">
                <text:p>44000</text:p>
              </table:table-cell>
              <table:table-cell office:value-type="float" office:value="704000">
                <text:p>704000</text:p>
              </table:table-cell>
              <table:table-cell office:value-type="float" office:value="2816000">
                <text:p>2816000</text:p>
              </table:table-cell>
              <table:table-cell office:value-type="float" office:value="5280000">
                <text:p>5280000</text:p>
              </table:table-cell>
              <table:table-cell office:value-type="float" office:value="10208000">
                <text:p>10208000</text:p>
              </table:table-cell>
              <table:table-cell office:value-type="float" office:value="7744000">
                <text:p>7744000</text:p>
              </table:table-cell>
              <table:table-cell office:value-type="float" office:value="14080000">
                <text:p>14080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">
                <text:p>45000</text:p>
              </table:table-cell>
              <table:table-cell office:value-type="float" office:value="720000">
                <text:p>720000</text:p>
              </table:table-cell>
              <table:table-cell office:value-type="float" office:value="2880000">
                <text:p>2880000</text:p>
              </table:table-cell>
              <table:table-cell office:value-type="float" office:value="5400000">
                <text:p>5400000</text:p>
              </table:table-cell>
              <table:table-cell office:value-type="float" office:value="10440000">
                <text:p>10440000</text:p>
              </table:table-cell>
              <table:table-cell office:value-type="float" office:value="7920000">
                <text:p>7920000</text:p>
              </table:table-cell>
              <table:table-cell office:value-type="float" office:value="14400000">
                <text:p>14400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">
                <text:p>46000</text:p>
              </table:table-cell>
              <table:table-cell office:value-type="float" office:value="736000">
                <text:p>736000</text:p>
              </table:table-cell>
              <table:table-cell office:value-type="float" office:value="2944000">
                <text:p>2944000</text:p>
              </table:table-cell>
              <table:table-cell office:value-type="float" office:value="5520000">
                <text:p>5520000</text:p>
              </table:table-cell>
              <table:table-cell office:value-type="float" office:value="10672000">
                <text:p>10672000</text:p>
              </table:table-cell>
              <table:table-cell office:value-type="float" office:value="8096000">
                <text:p>8096000</text:p>
              </table:table-cell>
              <table:table-cell office:value-type="float" office:value="14720000">
                <text:p>14720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">
                <text:p>47000</text:p>
              </table:table-cell>
              <table:table-cell office:value-type="float" office:value="752000">
                <text:p>752000</text:p>
              </table:table-cell>
              <table:table-cell office:value-type="float" office:value="3008000">
                <text:p>3008000</text:p>
              </table:table-cell>
              <table:table-cell office:value-type="float" office:value="5640000">
                <text:p>5640000</text:p>
              </table:table-cell>
              <table:table-cell office:value-type="float" office:value="10904000">
                <text:p>10904000</text:p>
              </table:table-cell>
              <table:table-cell office:value-type="float" office:value="8272000">
                <text:p>8272000</text:p>
              </table:table-cell>
              <table:table-cell office:value-type="float" office:value="15040000">
                <text:p>15040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">
                <text:p>48000</text:p>
              </table:table-cell>
              <table:table-cell office:value-type="float" office:value="768000">
                <text:p>768000</text:p>
              </table:table-cell>
              <table:table-cell office:value-type="float" office:value="3072000">
                <text:p>3072000</text:p>
              </table:table-cell>
              <table:table-cell office:value-type="float" office:value="5760000">
                <text:p>5760000</text:p>
              </table:table-cell>
              <table:table-cell office:value-type="float" office:value="11136000">
                <text:p>11136000</text:p>
              </table:table-cell>
              <table:table-cell office:value-type="float" office:value="8448000">
                <text:p>8448000</text:p>
              </table:table-cell>
              <table:table-cell office:value-type="float" office:value="15360000">
                <text:p>15360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">
                <text:p>49000</text:p>
              </table:table-cell>
              <table:table-cell office:value-type="float" office:value="784000">
                <text:p>784000</text:p>
              </table:table-cell>
              <table:table-cell office:value-type="float" office:value="3136000">
                <text:p>3136000</text:p>
              </table:table-cell>
              <table:table-cell office:value-type="float" office:value="5880000">
                <text:p>5880000</text:p>
              </table:table-cell>
              <table:table-cell office:value-type="float" office:value="11368000">
                <text:p>11368000</text:p>
              </table:table-cell>
              <table:table-cell office:value-type="float" office:value="8624000">
                <text:p>8624000</text:p>
              </table:table-cell>
              <table:table-cell office:value-type="float" office:value="15680000">
                <text:p>15680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">
                <text:p>50000</text:p>
              </table:table-cell>
              <table:table-cell office:value-type="float" office:value="800000">
                <text:p>800000</text:p>
              </table:table-cell>
              <table:table-cell office:value-type="float" office:value="3200000">
                <text:p>3200000</text:p>
              </table:table-cell>
              <table:table-cell office:value-type="float" office:value="6000000">
                <text:p>6000000</text:p>
              </table:table-cell>
              <table:table-cell office:value-type="float" office:value="11600000">
                <text:p>11600000</text:p>
              </table:table-cell>
              <table:table-cell office:value-type="float" office:value="8800000">
                <text:p>8800000</text:p>
              </table:table-cell>
              <table:table-cell office:value-type="float" office:value="16000000">
                <text:p>16000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">
                <text:p>51000</text:p>
              </table:table-cell>
              <table:table-cell office:value-type="float" office:value="816000">
                <text:p>816000</text:p>
              </table:table-cell>
              <table:table-cell office:value-type="float" office:value="3264000">
                <text:p>3264000</text:p>
              </table:table-cell>
              <table:table-cell office:value-type="float" office:value="6120000">
                <text:p>6120000</text:p>
              </table:table-cell>
              <table:table-cell office:value-type="float" office:value="11832000">
                <text:p>11832000</text:p>
              </table:table-cell>
              <table:table-cell office:value-type="float" office:value="8976000">
                <text:p>8976000</text:p>
              </table:table-cell>
              <table:table-cell office:value-type="float" office:value="16320000">
                <text:p>16320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">
                <text:p>52000</text:p>
              </table:table-cell>
              <table:table-cell office:value-type="float" office:value="832000">
                <text:p>832000</text:p>
              </table:table-cell>
              <table:table-cell office:value-type="float" office:value="3328000">
                <text:p>3328000</text:p>
              </table:table-cell>
              <table:table-cell office:value-type="float" office:value="6240000">
                <text:p>6240000</text:p>
              </table:table-cell>
              <table:table-cell office:value-type="float" office:value="12064000">
                <text:p>12064000</text:p>
              </table:table-cell>
              <table:table-cell office:value-type="float" office:value="9152000">
                <text:p>9152000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">
                <text:p>53000</text:p>
              </table:table-cell>
              <table:table-cell office:value-type="float" office:value="848000">
                <text:p>848000</text:p>
              </table:table-cell>
              <table:table-cell office:value-type="float" office:value="3392000">
                <text:p>3392000</text:p>
              </table:table-cell>
              <table:table-cell office:value-type="float" office:value="6360000">
                <text:p>6360000</text:p>
              </table:table-cell>
              <table:table-cell office:value-type="float" office:value="12296000">
                <text:p>12296000</text:p>
              </table:table-cell>
              <table:table-cell office:value-type="float" office:value="9328000">
                <text:p>9328000</text:p>
              </table:table-cell>
              <table:table-cell office:value-type="float" office:value="16960000">
                <text:p>16960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">
                <text:p>54000</text:p>
              </table:table-cell>
              <table:table-cell office:value-type="float" office:value="864000">
                <text:p>864000</text:p>
              </table:table-cell>
              <table:table-cell office:value-type="float" office:value="3456000">
                <text:p>3456000</text:p>
              </table:table-cell>
              <table:table-cell office:value-type="float" office:value="6480000">
                <text:p>6480000</text:p>
              </table:table-cell>
              <table:table-cell office:value-type="float" office:value="12528000">
                <text:p>12528000</text:p>
              </table:table-cell>
              <table:table-cell office:value-type="float" office:value="9504000">
                <text:p>9504000</text:p>
              </table:table-cell>
              <table:table-cell office:value-type="float" office:value="17280000">
                <text:p>17280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">
                <text:p>55000</text:p>
              </table:table-cell>
              <table:table-cell office:value-type="float" office:value="880000">
                <text:p>880000</text:p>
              </table:table-cell>
              <table:table-cell office:value-type="float" office:value="3520000">
                <text:p>3520000</text:p>
              </table:table-cell>
              <table:table-cell office:value-type="float" office:value="6600000">
                <text:p>6600000</text:p>
              </table:table-cell>
              <table:table-cell office:value-type="float" office:value="12760000">
                <text:p>12760000</text:p>
              </table:table-cell>
              <table:table-cell office:value-type="float" office:value="9680000">
                <text:p>9680000</text:p>
              </table:table-cell>
              <table:table-cell office:value-type="float" office:value="17600000">
                <text:p>17600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">
                <text:p>56000</text:p>
              </table:table-cell>
              <table:table-cell office:value-type="float" office:value="896000">
                <text:p>896000</text:p>
              </table:table-cell>
              <table:table-cell office:value-type="float" office:value="3584000">
                <text:p>3584000</text:p>
              </table:table-cell>
              <table:table-cell office:value-type="float" office:value="6720000">
                <text:p>6720000</text:p>
              </table:table-cell>
              <table:table-cell office:value-type="float" office:value="12992000">
                <text:p>12992000</text:p>
              </table:table-cell>
              <table:table-cell office:value-type="float" office:value="9856000">
                <text:p>9856000</text:p>
              </table:table-cell>
              <table:table-cell office:value-type="float" office:value="17920000">
                <text:p>17920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">
                <text:p>57000</text:p>
              </table:table-cell>
              <table:table-cell office:value-type="float" office:value="912000">
                <text:p>912000</text:p>
              </table:table-cell>
              <table:table-cell office:value-type="float" office:value="3648000">
                <text:p>3648000</text:p>
              </table:table-cell>
              <table:table-cell office:value-type="float" office:value="6840000">
                <text:p>6840000</text:p>
              </table:table-cell>
              <table:table-cell office:value-type="float" office:value="13224000">
                <text:p>13224000</text:p>
              </table:table-cell>
              <table:table-cell office:value-type="float" office:value="10032000">
                <text:p>10032000</text:p>
              </table:table-cell>
              <table:table-cell office:value-type="float" office:value="18240000">
                <text:p>18240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">
                <text:p>58000</text:p>
              </table:table-cell>
              <table:table-cell office:value-type="float" office:value="928000">
                <text:p>928000</text:p>
              </table:table-cell>
              <table:table-cell office:value-type="float" office:value="3712000">
                <text:p>3712000</text:p>
              </table:table-cell>
              <table:table-cell office:value-type="float" office:value="6960000">
                <text:p>6960000</text:p>
              </table:table-cell>
              <table:table-cell office:value-type="float" office:value="13456000">
                <text:p>13456000</text:p>
              </table:table-cell>
              <table:table-cell office:value-type="float" office:value="10208000">
                <text:p>10208000</text:p>
              </table:table-cell>
              <table:table-cell office:value-type="float" office:value="18560000">
                <text:p>18560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">
                <text:p>59000</text:p>
              </table:table-cell>
              <table:table-cell office:value-type="float" office:value="944000">
                <text:p>944000</text:p>
              </table:table-cell>
              <table:table-cell office:value-type="float" office:value="3776000">
                <text:p>3776000</text:p>
              </table:table-cell>
              <table:table-cell office:value-type="float" office:value="7080000">
                <text:p>7080000</text:p>
              </table:table-cell>
              <table:table-cell office:value-type="float" office:value="13688000">
                <text:p>13688000</text:p>
              </table:table-cell>
              <table:table-cell office:value-type="float" office:value="10384000">
                <text:p>10384000</text:p>
              </table:table-cell>
              <table:table-cell office:value-type="float" office:value="18880000">
                <text:p>18880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">
                <text:p>60000</text:p>
              </table:table-cell>
              <table:table-cell office:value-type="float" office:value="960000">
                <text:p>960000</text:p>
              </table:table-cell>
              <table:table-cell office:value-type="float" office:value="3840000">
                <text:p>3840000</text:p>
              </table:table-cell>
              <table:table-cell office:value-type="float" office:value="7200000">
                <text:p>7200000</text:p>
              </table:table-cell>
              <table:table-cell office:value-type="float" office:value="13920000">
                <text:p>13920000</text:p>
              </table:table-cell>
              <table:table-cell office:value-type="float" office:value="10560000">
                <text:p>10560000</text:p>
              </table:table-cell>
              <table:table-cell office:value-type="float" office:value="19200000">
                <text:p>19200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0">
                <text:p>61000</text:p>
              </table:table-cell>
              <table:table-cell office:value-type="float" office:value="976000">
                <text:p>976000</text:p>
              </table:table-cell>
              <table:table-cell office:value-type="float" office:value="3904000">
                <text:p>3904000</text:p>
              </table:table-cell>
              <table:table-cell office:value-type="float" office:value="7320000">
                <text:p>7320000</text:p>
              </table:table-cell>
              <table:table-cell office:value-type="float" office:value="14152000">
                <text:p>14152000</text:p>
              </table:table-cell>
              <table:table-cell office:value-type="float" office:value="10736000">
                <text:p>10736000</text:p>
              </table:table-cell>
              <table:table-cell office:value-type="float" office:value="19520000">
                <text:p>19520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0">
                <text:p>62000</text:p>
              </table:table-cell>
              <table:table-cell office:value-type="float" office:value="992000">
                <text:p>992000</text:p>
              </table:table-cell>
              <table:table-cell office:value-type="float" office:value="3968000">
                <text:p>3968000</text:p>
              </table:table-cell>
              <table:table-cell office:value-type="float" office:value="7440000">
                <text:p>7440000</text:p>
              </table:table-cell>
              <table:table-cell office:value-type="float" office:value="14384000">
                <text:p>14384000</text:p>
              </table:table-cell>
              <table:table-cell office:value-type="float" office:value="10912000">
                <text:p>10912000</text:p>
              </table:table-cell>
              <table:table-cell office:value-type="float" office:value="19840000">
                <text:p>19840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0">
                <text:p>63000</text:p>
              </table:table-cell>
              <table:table-cell office:value-type="float" office:value="1008000">
                <text:p>1008000</text:p>
              </table:table-cell>
              <table:table-cell office:value-type="float" office:value="4032000">
                <text:p>4032000</text:p>
              </table:table-cell>
              <table:table-cell office:value-type="float" office:value="7560000">
                <text:p>7560000</text:p>
              </table:table-cell>
              <table:table-cell office:value-type="float" office:value="14616000">
                <text:p>14616000</text:p>
              </table:table-cell>
              <table:table-cell office:value-type="float" office:value="11088000">
                <text:p>11088000</text:p>
              </table:table-cell>
              <table:table-cell office:value-type="float" office:value="20160000">
                <text:p>20160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0">
                <text:p>64000</text:p>
              </table:table-cell>
              <table:table-cell office:value-type="float" office:value="1024000">
                <text:p>1024000</text:p>
              </table:table-cell>
              <table:table-cell office:value-type="float" office:value="4096000">
                <text:p>4096000</text:p>
              </table:table-cell>
              <table:table-cell office:value-type="float" office:value="7680000">
                <text:p>7680000</text:p>
              </table:table-cell>
              <table:table-cell office:value-type="float" office:value="14848000">
                <text:p>14848000</text:p>
              </table:table-cell>
              <table:table-cell office:value-type="float" office:value="11264000">
                <text:p>11264000</text:p>
              </table:table-cell>
              <table:table-cell office:value-type="float" office:value="20480000">
                <text:p>20480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0">
                <text:p>65000</text:p>
              </table:table-cell>
              <table:table-cell office:value-type="float" office:value="1040000">
                <text:p>1040000</text:p>
              </table:table-cell>
              <table:table-cell office:value-type="float" office:value="4160000">
                <text:p>4160000</text:p>
              </table:table-cell>
              <table:table-cell office:value-type="float" office:value="7800000">
                <text:p>7800000</text:p>
              </table:table-cell>
              <table:table-cell office:value-type="float" office:value="15080000">
                <text:p>15080000</text:p>
              </table:table-cell>
              <table:table-cell office:value-type="float" office:value="11440000">
                <text:p>11440000</text:p>
              </table:table-cell>
              <table:table-cell office:value-type="float" office:value="20800000">
                <text:p>20800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0">
                <text:p>66000</text:p>
              </table:table-cell>
              <table:table-cell office:value-type="float" office:value="1056000">
                <text:p>1056000</text:p>
              </table:table-cell>
              <table:table-cell office:value-type="float" office:value="4224000">
                <text:p>4224000</text:p>
              </table:table-cell>
              <table:table-cell office:value-type="float" office:value="7920000">
                <text:p>7920000</text:p>
              </table:table-cell>
              <table:table-cell office:value-type="float" office:value="15312000">
                <text:p>15312000</text:p>
              </table:table-cell>
              <table:table-cell office:value-type="float" office:value="11616000">
                <text:p>11616000</text:p>
              </table:table-cell>
              <table:table-cell office:value-type="float" office:value="21120000">
                <text:p>21120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0">
                <text:p>67000</text:p>
              </table:table-cell>
              <table:table-cell office:value-type="float" office:value="1072000">
                <text:p>1072000</text:p>
              </table:table-cell>
              <table:table-cell office:value-type="float" office:value="4288000">
                <text:p>4288000</text:p>
              </table:table-cell>
              <table:table-cell office:value-type="float" office:value="8040000">
                <text:p>8040000</text:p>
              </table:table-cell>
              <table:table-cell office:value-type="float" office:value="15544000">
                <text:p>15544000</text:p>
              </table:table-cell>
              <table:table-cell office:value-type="float" office:value="11792000">
                <text:p>11792000</text:p>
              </table:table-cell>
              <table:table-cell office:value-type="float" office:value="21440000">
                <text:p>21440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0">
                <text:p>68000</text:p>
              </table:table-cell>
              <table:table-cell office:value-type="float" office:value="1088000">
                <text:p>1088000</text:p>
              </table:table-cell>
              <table:table-cell office:value-type="float" office:value="4352000">
                <text:p>4352000</text:p>
              </table:table-cell>
              <table:table-cell office:value-type="float" office:value="8160000">
                <text:p>8160000</text:p>
              </table:table-cell>
              <table:table-cell office:value-type="float" office:value="15776000">
                <text:p>15776000</text:p>
              </table:table-cell>
              <table:table-cell office:value-type="float" office:value="11968000">
                <text:p>11968000</text:p>
              </table:table-cell>
              <table:table-cell office:value-type="float" office:value="21760000">
                <text:p>21760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0">
                <text:p>69000</text:p>
              </table:table-cell>
              <table:table-cell office:value-type="float" office:value="1104000">
                <text:p>1104000</text:p>
              </table:table-cell>
              <table:table-cell office:value-type="float" office:value="4416000">
                <text:p>4416000</text:p>
              </table:table-cell>
              <table:table-cell office:value-type="float" office:value="8280000">
                <text:p>8280000</text:p>
              </table:table-cell>
              <table:table-cell office:value-type="float" office:value="16008000">
                <text:p>16008000</text:p>
              </table:table-cell>
              <table:table-cell office:value-type="float" office:value="12144000">
                <text:p>12144000</text:p>
              </table:table-cell>
              <table:table-cell office:value-type="float" office:value="22080000">
                <text:p>22080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0">
                <text:p>70000</text:p>
              </table:table-cell>
              <table:table-cell office:value-type="float" office:value="1120000">
                <text:p>1120000</text:p>
              </table:table-cell>
              <table:table-cell office:value-type="float" office:value="4480000">
                <text:p>4480000</text:p>
              </table:table-cell>
              <table:table-cell office:value-type="float" office:value="8400000">
                <text:p>8400000</text:p>
              </table:table-cell>
              <table:table-cell office:value-type="float" office:value="16240000">
                <text:p>16240000</text:p>
              </table:table-cell>
              <table:table-cell office:value-type="float" office:value="12320000">
                <text:p>12320000</text:p>
              </table:table-cell>
              <table:table-cell office:value-type="float" office:value="22400000">
                <text:p>22400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0">
                <text:p>71000</text:p>
              </table:table-cell>
              <table:table-cell office:value-type="float" office:value="1136000">
                <text:p>1136000</text:p>
              </table:table-cell>
              <table:table-cell office:value-type="float" office:value="4544000">
                <text:p>4544000</text:p>
              </table:table-cell>
              <table:table-cell office:value-type="float" office:value="8520000">
                <text:p>8520000</text:p>
              </table:table-cell>
              <table:table-cell office:value-type="float" office:value="16472000">
                <text:p>16472000</text:p>
              </table:table-cell>
              <table:table-cell office:value-type="float" office:value="12496000">
                <text:p>12496000</text:p>
              </table:table-cell>
              <table:table-cell office:value-type="float" office:value="22720000">
                <text:p>22720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0">
                <text:p>72000</text:p>
              </table:table-cell>
              <table:table-cell office:value-type="float" office:value="1152000">
                <text:p>1152000</text:p>
              </table:table-cell>
              <table:table-cell office:value-type="float" office:value="4608000">
                <text:p>4608000</text:p>
              </table:table-cell>
              <table:table-cell office:value-type="float" office:value="8640000">
                <text:p>8640000</text:p>
              </table:table-cell>
              <table:table-cell office:value-type="float" office:value="16704000">
                <text:p>16704000</text:p>
              </table:table-cell>
              <table:table-cell office:value-type="float" office:value="12672000">
                <text:p>12672000</text:p>
              </table:table-cell>
              <table:table-cell office:value-type="float" office:value="23040000">
                <text:p>23040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0">
                <text:p>73000</text:p>
              </table:table-cell>
              <table:table-cell office:value-type="float" office:value="1168000">
                <text:p>1168000</text:p>
              </table:table-cell>
              <table:table-cell office:value-type="float" office:value="4672000">
                <text:p>4672000</text:p>
              </table:table-cell>
              <table:table-cell office:value-type="float" office:value="8760000">
                <text:p>8760000</text:p>
              </table:table-cell>
              <table:table-cell office:value-type="float" office:value="16936000">
                <text:p>16936000</text:p>
              </table:table-cell>
              <table:table-cell office:value-type="float" office:value="12848000">
                <text:p>12848000</text:p>
              </table:table-cell>
              <table:table-cell office:value-type="float" office:value="23360000">
                <text:p>23360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0">
                <text:p>74000</text:p>
              </table:table-cell>
              <table:table-cell office:value-type="float" office:value="1184000">
                <text:p>1184000</text:p>
              </table:table-cell>
              <table:table-cell office:value-type="float" office:value="4736000">
                <text:p>4736000</text:p>
              </table:table-cell>
              <table:table-cell office:value-type="float" office:value="8880000">
                <text:p>8880000</text:p>
              </table:table-cell>
              <table:table-cell office:value-type="float" office:value="17168000">
                <text:p>17168000</text:p>
              </table:table-cell>
              <table:table-cell office:value-type="float" office:value="13024000">
                <text:p>13024000</text:p>
              </table:table-cell>
              <table:table-cell office:value-type="float" office:value="23680000">
                <text:p>23680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0">
                <text:p>75000</text:p>
              </table:table-cell>
              <table:table-cell office:value-type="float" office:value="1200000">
                <text:p>1200000</text:p>
              </table:table-cell>
              <table:table-cell office:value-type="float" office:value="4800000">
                <text:p>4800000</text:p>
              </table:table-cell>
              <table:table-cell office:value-type="float" office:value="9000000">
                <text:p>9000000</text:p>
              </table:table-cell>
              <table:table-cell office:value-type="float" office:value="17400000">
                <text:p>17400000</text:p>
              </table:table-cell>
              <table:table-cell office:value-type="float" office:value="13200000">
                <text:p>13200000</text:p>
              </table:table-cell>
              <table:table-cell office:value-type="float" office:value="24000000">
                <text:p>24000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0">
                <text:p>76000</text:p>
              </table:table-cell>
              <table:table-cell office:value-type="float" office:value="1216000">
                <text:p>1216000</text:p>
              </table:table-cell>
              <table:table-cell office:value-type="float" office:value="4864000">
                <text:p>4864000</text:p>
              </table:table-cell>
              <table:table-cell office:value-type="float" office:value="9120000">
                <text:p>9120000</text:p>
              </table:table-cell>
              <table:table-cell office:value-type="float" office:value="17632000">
                <text:p>17632000</text:p>
              </table:table-cell>
              <table:table-cell office:value-type="float" office:value="13376000">
                <text:p>13376000</text:p>
              </table:table-cell>
              <table:table-cell office:value-type="float" office:value="24320000">
                <text:p>24320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0">
                <text:p>77000</text:p>
              </table:table-cell>
              <table:table-cell office:value-type="float" office:value="1232000">
                <text:p>1232000</text:p>
              </table:table-cell>
              <table:table-cell office:value-type="float" office:value="4928000">
                <text:p>4928000</text:p>
              </table:table-cell>
              <table:table-cell office:value-type="float" office:value="9240000">
                <text:p>9240000</text:p>
              </table:table-cell>
              <table:table-cell office:value-type="float" office:value="17864000">
                <text:p>17864000</text:p>
              </table:table-cell>
              <table:table-cell office:value-type="float" office:value="13552000">
                <text:p>13552000</text:p>
              </table:table-cell>
              <table:table-cell office:value-type="float" office:value="24640000">
                <text:p>24640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0">
                <text:p>78000</text:p>
              </table:table-cell>
              <table:table-cell office:value-type="float" office:value="1248000">
                <text:p>1248000</text:p>
              </table:table-cell>
              <table:table-cell office:value-type="float" office:value="4992000">
                <text:p>4992000</text:p>
              </table:table-cell>
              <table:table-cell office:value-type="float" office:value="9360000">
                <text:p>9360000</text:p>
              </table:table-cell>
              <table:table-cell office:value-type="float" office:value="18096000">
                <text:p>18096000</text:p>
              </table:table-cell>
              <table:table-cell office:value-type="float" office:value="13728000">
                <text:p>13728000</text:p>
              </table:table-cell>
              <table:table-cell office:value-type="float" office:value="24960000">
                <text:p>24960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0">
                <text:p>79000</text:p>
              </table:table-cell>
              <table:table-cell office:value-type="float" office:value="1264000">
                <text:p>1264000</text:p>
              </table:table-cell>
              <table:table-cell office:value-type="float" office:value="5056000">
                <text:p>5056000</text:p>
              </table:table-cell>
              <table:table-cell office:value-type="float" office:value="9480000">
                <text:p>9480000</text:p>
              </table:table-cell>
              <table:table-cell office:value-type="float" office:value="18328000">
                <text:p>18328000</text:p>
              </table:table-cell>
              <table:table-cell office:value-type="float" office:value="13904000">
                <text:p>13904000</text:p>
              </table:table-cell>
              <table:table-cell office:value-type="float" office:value="25280000">
                <text:p>25280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0">
                <text:p>80000</text:p>
              </table:table-cell>
              <table:table-cell office:value-type="float" office:value="1280000">
                <text:p>1280000</text:p>
              </table:table-cell>
              <table:table-cell office:value-type="float" office:value="5120000">
                <text:p>5120000</text:p>
              </table:table-cell>
              <table:table-cell office:value-type="float" office:value="9600000">
                <text:p>9600000</text:p>
              </table:table-cell>
              <table:table-cell office:value-type="float" office:value="18560000">
                <text:p>18560000</text:p>
              </table:table-cell>
              <table:table-cell office:value-type="float" office:value="14080000">
                <text:p>14080000</text:p>
              </table:table-cell>
              <table:table-cell office:value-type="float" office:value="25600000">
                <text:p>25600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0">
                <text:p>81000</text:p>
              </table:table-cell>
              <table:table-cell office:value-type="float" office:value="1296000">
                <text:p>1296000</text:p>
              </table:table-cell>
              <table:table-cell office:value-type="float" office:value="5184000">
                <text:p>5184000</text:p>
              </table:table-cell>
              <table:table-cell office:value-type="float" office:value="9720000">
                <text:p>9720000</text:p>
              </table:table-cell>
              <table:table-cell office:value-type="float" office:value="18792000">
                <text:p>18792000</text:p>
              </table:table-cell>
              <table:table-cell office:value-type="float" office:value="14256000">
                <text:p>14256000</text:p>
              </table:table-cell>
              <table:table-cell office:value-type="float" office:value="25920000">
                <text:p>25920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0">
                <text:p>82000</text:p>
              </table:table-cell>
              <table:table-cell office:value-type="float" office:value="1312000">
                <text:p>1312000</text:p>
              </table:table-cell>
              <table:table-cell office:value-type="float" office:value="5248000">
                <text:p>5248000</text:p>
              </table:table-cell>
              <table:table-cell office:value-type="float" office:value="9840000">
                <text:p>9840000</text:p>
              </table:table-cell>
              <table:table-cell office:value-type="float" office:value="19024000">
                <text:p>19024000</text:p>
              </table:table-cell>
              <table:table-cell office:value-type="float" office:value="14432000">
                <text:p>14432000</text:p>
              </table:table-cell>
              <table:table-cell office:value-type="float" office:value="26240000">
                <text:p>26240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0">
                <text:p>83000</text:p>
              </table:table-cell>
              <table:table-cell office:value-type="float" office:value="1328000">
                <text:p>1328000</text:p>
              </table:table-cell>
              <table:table-cell office:value-type="float" office:value="5312000">
                <text:p>5312000</text:p>
              </table:table-cell>
              <table:table-cell office:value-type="float" office:value="9960000">
                <text:p>9960000</text:p>
              </table:table-cell>
              <table:table-cell office:value-type="float" office:value="19256000">
                <text:p>19256000</text:p>
              </table:table-cell>
              <table:table-cell office:value-type="float" office:value="14608000">
                <text:p>14608000</text:p>
              </table:table-cell>
              <table:table-cell office:value-type="float" office:value="26560000">
                <text:p>26560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0">
                <text:p>84000</text:p>
              </table:table-cell>
              <table:table-cell office:value-type="float" office:value="1344000">
                <text:p>1344000</text:p>
              </table:table-cell>
              <table:table-cell office:value-type="float" office:value="5376000">
                <text:p>5376000</text:p>
              </table:table-cell>
              <table:table-cell office:value-type="float" office:value="10080000">
                <text:p>10080000</text:p>
              </table:table-cell>
              <table:table-cell office:value-type="float" office:value="19488000">
                <text:p>19488000</text:p>
              </table:table-cell>
              <table:table-cell office:value-type="float" office:value="14784000">
                <text:p>14784000</text:p>
              </table:table-cell>
              <table:table-cell office:value-type="float" office:value="26880000">
                <text:p>26880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0">
                <text:p>85000</text:p>
              </table:table-cell>
              <table:table-cell office:value-type="float" office:value="1360000">
                <text:p>1360000</text:p>
              </table:table-cell>
              <table:table-cell office:value-type="float" office:value="5440000">
                <text:p>5440000</text:p>
              </table:table-cell>
              <table:table-cell office:value-type="float" office:value="10200000">
                <text:p>10200000</text:p>
              </table:table-cell>
              <table:table-cell office:value-type="float" office:value="19720000">
                <text:p>19720000</text:p>
              </table:table-cell>
              <table:table-cell office:value-type="float" office:value="14960000">
                <text:p>14960000</text:p>
              </table:table-cell>
              <table:table-cell office:value-type="float" office:value="27200000">
                <text:p>27200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0">
                <text:p>86000</text:p>
              </table:table-cell>
              <table:table-cell office:value-type="float" office:value="1376000">
                <text:p>1376000</text:p>
              </table:table-cell>
              <table:table-cell office:value-type="float" office:value="5504000">
                <text:p>5504000</text:p>
              </table:table-cell>
              <table:table-cell office:value-type="float" office:value="10320000">
                <text:p>10320000</text:p>
              </table:table-cell>
              <table:table-cell office:value-type="float" office:value="19952000">
                <text:p>19952000</text:p>
              </table:table-cell>
              <table:table-cell office:value-type="float" office:value="15136000">
                <text:p>15136000</text:p>
              </table:table-cell>
              <table:table-cell office:value-type="float" office:value="27520000">
                <text:p>27520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0">
                <text:p>87000</text:p>
              </table:table-cell>
              <table:table-cell office:value-type="float" office:value="1392000">
                <text:p>1392000</text:p>
              </table:table-cell>
              <table:table-cell office:value-type="float" office:value="5568000">
                <text:p>5568000</text:p>
              </table:table-cell>
              <table:table-cell office:value-type="float" office:value="10440000">
                <text:p>10440000</text:p>
              </table:table-cell>
              <table:table-cell office:value-type="float" office:value="20184000">
                <text:p>20184000</text:p>
              </table:table-cell>
              <table:table-cell office:value-type="float" office:value="15312000">
                <text:p>15312000</text:p>
              </table:table-cell>
              <table:table-cell office:value-type="float" office:value="27840000">
                <text:p>27840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0">
                <text:p>88000</text:p>
              </table:table-cell>
              <table:table-cell office:value-type="float" office:value="1408000">
                <text:p>1408000</text:p>
              </table:table-cell>
              <table:table-cell office:value-type="float" office:value="5632000">
                <text:p>5632000</text:p>
              </table:table-cell>
              <table:table-cell office:value-type="float" office:value="10560000">
                <text:p>10560000</text:p>
              </table:table-cell>
              <table:table-cell office:value-type="float" office:value="20416000">
                <text:p>20416000</text:p>
              </table:table-cell>
              <table:table-cell office:value-type="float" office:value="15488000">
                <text:p>15488000</text:p>
              </table:table-cell>
              <table:table-cell office:value-type="float" office:value="28160000">
                <text:p>28160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0">
                <text:p>89000</text:p>
              </table:table-cell>
              <table:table-cell office:value-type="float" office:value="1424000">
                <text:p>1424000</text:p>
              </table:table-cell>
              <table:table-cell office:value-type="float" office:value="5696000">
                <text:p>5696000</text:p>
              </table:table-cell>
              <table:table-cell office:value-type="float" office:value="10680000">
                <text:p>10680000</text:p>
              </table:table-cell>
              <table:table-cell office:value-type="float" office:value="20648000">
                <text:p>20648000</text:p>
              </table:table-cell>
              <table:table-cell office:value-type="float" office:value="15664000">
                <text:p>15664000</text:p>
              </table:table-cell>
              <table:table-cell office:value-type="float" office:value="28480000">
                <text:p>28480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0">
                <text:p>90000</text:p>
              </table:table-cell>
              <table:table-cell office:value-type="float" office:value="1440000">
                <text:p>1440000</text:p>
              </table:table-cell>
              <table:table-cell office:value-type="float" office:value="5760000">
                <text:p>5760000</text:p>
              </table:table-cell>
              <table:table-cell office:value-type="float" office:value="10800000">
                <text:p>10800000</text:p>
              </table:table-cell>
              <table:table-cell office:value-type="float" office:value="20880000">
                <text:p>20880000</text:p>
              </table:table-cell>
              <table:table-cell office:value-type="float" office:value="15840000">
                <text:p>15840000</text:p>
              </table:table-cell>
              <table:table-cell office:value-type="float" office:value="28800000">
                <text:p>28800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0">
                <text:p>91000</text:p>
              </table:table-cell>
              <table:table-cell office:value-type="float" office:value="1456000">
                <text:p>1456000</text:p>
              </table:table-cell>
              <table:table-cell office:value-type="float" office:value="5824000">
                <text:p>5824000</text:p>
              </table:table-cell>
              <table:table-cell office:value-type="float" office:value="10920000">
                <text:p>10920000</text:p>
              </table:table-cell>
              <table:table-cell office:value-type="float" office:value="21112000">
                <text:p>21112000</text:p>
              </table:table-cell>
              <table:table-cell office:value-type="float" office:value="16016000">
                <text:p>16016000</text:p>
              </table:table-cell>
              <table:table-cell office:value-type="float" office:value="29120000">
                <text:p>29120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0">
                <text:p>92000</text:p>
              </table:table-cell>
              <table:table-cell office:value-type="float" office:value="1472000">
                <text:p>1472000</text:p>
              </table:table-cell>
              <table:table-cell office:value-type="float" office:value="5888000">
                <text:p>5888000</text:p>
              </table:table-cell>
              <table:table-cell office:value-type="float" office:value="11040000">
                <text:p>11040000</text:p>
              </table:table-cell>
              <table:table-cell office:value-type="float" office:value="21344000">
                <text:p>21344000</text:p>
              </table:table-cell>
              <table:table-cell office:value-type="float" office:value="16192000">
                <text:p>16192000</text:p>
              </table:table-cell>
              <table:table-cell office:value-type="float" office:value="29440000">
                <text:p>29440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0">
                <text:p>93000</text:p>
              </table:table-cell>
              <table:table-cell office:value-type="float" office:value="1488000">
                <text:p>1488000</text:p>
              </table:table-cell>
              <table:table-cell office:value-type="float" office:value="5952000">
                <text:p>5952000</text:p>
              </table:table-cell>
              <table:table-cell office:value-type="float" office:value="11160000">
                <text:p>11160000</text:p>
              </table:table-cell>
              <table:table-cell office:value-type="float" office:value="21576000">
                <text:p>21576000</text:p>
              </table:table-cell>
              <table:table-cell office:value-type="float" office:value="16368000">
                <text:p>16368000</text:p>
              </table:table-cell>
              <table:table-cell office:value-type="float" office:value="29760000">
                <text:p>29760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0">
                <text:p>94000</text:p>
              </table:table-cell>
              <table:table-cell office:value-type="float" office:value="1504000">
                <text:p>1504000</text:p>
              </table:table-cell>
              <table:table-cell office:value-type="float" office:value="6016000">
                <text:p>6016000</text:p>
              </table:table-cell>
              <table:table-cell office:value-type="float" office:value="11280000">
                <text:p>11280000</text:p>
              </table:table-cell>
              <table:table-cell office:value-type="float" office:value="21808000">
                <text:p>21808000</text:p>
              </table:table-cell>
              <table:table-cell office:value-type="float" office:value="16544000">
                <text:p>16544000</text:p>
              </table:table-cell>
              <table:table-cell office:value-type="float" office:value="30080000">
                <text:p>30080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0">
                <text:p>95000</text:p>
              </table:table-cell>
              <table:table-cell office:value-type="float" office:value="1520000">
                <text:p>1520000</text:p>
              </table:table-cell>
              <table:table-cell office:value-type="float" office:value="6080000">
                <text:p>6080000</text:p>
              </table:table-cell>
              <table:table-cell office:value-type="float" office:value="11400000">
                <text:p>11400000</text:p>
              </table:table-cell>
              <table:table-cell office:value-type="float" office:value="22040000">
                <text:p>22040000</text:p>
              </table:table-cell>
              <table:table-cell office:value-type="float" office:value="16720000">
                <text:p>16720000</text:p>
              </table:table-cell>
              <table:table-cell office:value-type="float" office:value="30400000">
                <text:p>30400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0">
                <text:p>96000</text:p>
              </table:table-cell>
              <table:table-cell office:value-type="float" office:value="1536000">
                <text:p>1536000</text:p>
              </table:table-cell>
              <table:table-cell office:value-type="float" office:value="6144000">
                <text:p>6144000</text:p>
              </table:table-cell>
              <table:table-cell office:value-type="float" office:value="11520000">
                <text:p>11520000</text:p>
              </table:table-cell>
              <table:table-cell office:value-type="float" office:value="22272000">
                <text:p>22272000</text:p>
              </table:table-cell>
              <table:table-cell office:value-type="float" office:value="16896000">
                <text:p>16896000</text:p>
              </table:table-cell>
              <table:table-cell office:value-type="float" office:value="30720000">
                <text:p>30720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0">
                <text:p>97000</text:p>
              </table:table-cell>
              <table:table-cell office:value-type="float" office:value="1552000">
                <text:p>1552000</text:p>
              </table:table-cell>
              <table:table-cell office:value-type="float" office:value="6208000">
                <text:p>6208000</text:p>
              </table:table-cell>
              <table:table-cell office:value-type="float" office:value="11640000">
                <text:p>11640000</text:p>
              </table:table-cell>
              <table:table-cell office:value-type="float" office:value="22504000">
                <text:p>22504000</text:p>
              </table:table-cell>
              <table:table-cell office:value-type="float" office:value="17072000">
                <text:p>17072000</text:p>
              </table:table-cell>
              <table:table-cell office:value-type="float" office:value="31040000">
                <text:p>31040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0">
                <text:p>98000</text:p>
              </table:table-cell>
              <table:table-cell office:value-type="float" office:value="1568000">
                <text:p>1568000</text:p>
              </table:table-cell>
              <table:table-cell office:value-type="float" office:value="6272000">
                <text:p>6272000</text:p>
              </table:table-cell>
              <table:table-cell office:value-type="float" office:value="11760000">
                <text:p>11760000</text:p>
              </table:table-cell>
              <table:table-cell office:value-type="float" office:value="22736000">
                <text:p>22736000</text:p>
              </table:table-cell>
              <table:table-cell office:value-type="float" office:value="17248000">
                <text:p>17248000</text:p>
              </table:table-cell>
              <table:table-cell office:value-type="float" office:value="31360000">
                <text:p>31360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0">
                <text:p>99000</text:p>
              </table:table-cell>
              <table:table-cell office:value-type="float" office:value="1584000">
                <text:p>1584000</text:p>
              </table:table-cell>
              <table:table-cell office:value-type="float" office:value="6336000">
                <text:p>6336000</text:p>
              </table:table-cell>
              <table:table-cell office:value-type="float" office:value="11880000">
                <text:p>11880000</text:p>
              </table:table-cell>
              <table:table-cell office:value-type="float" office:value="22968000">
                <text:p>22968000</text:p>
              </table:table-cell>
              <table:table-cell office:value-type="float" office:value="17424000">
                <text:p>17424000</text:p>
              </table:table-cell>
              <table:table-cell office:value-type="float" office:value="31680000">
                <text:p>3168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2pt" style:font-size-asian="12pt" style:font-size-complex="12pt"/>
    </style:style>
    <style:style style:name="ch4" style:family="chart">
      <style:chart-properties chart:interpolation="cubic-spline" chart:include-hidden-cells="false" chart:auto-position="true" chart:auto-size="true" chart:treat-empty-cells="leave-gap" chart:spline-order="3"/>
    </style:style>
    <style:style style:name="ch5" style:family="chart" style:data-style-name="N3">
      <style:chart-properties chart:display-label="true" chart:tick-marks-major-inner="false" chart:tick-marks-major-outer="false" chart:logarithmic="false" chart:minimum="0" chart:maximum="100000" chart:interval-major="10000" chart:interval-minor-divisor="5" chart:reverse-direction="false" text:line-break="false" chart:link-data-style-to-source="false" chart:axis-position="0" chart:axis-label-position="outside-minimum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3">
      <style:chart-properties chart:display-label="true" chart:tick-marks-major-inner="false" chart:tick-marks-major-outer="false" chart:logarithmic="false" chart:minimum="0" chart:maximum="40000000" chart:interval-major="5000000" chart:interval-minor-divisor="5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graphic-properties svg:stroke-width="0.026cm" svg:stroke-color="#878787"/>
    </style:style>
    <style:style style:name="ch9" style:family="chart" style:data-style-name="N3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10" style:family="chart" style:data-style-name="N3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fo:font-family="Calibri" fo:font-size="10pt" style:font-size-asian="10pt" style:font-size-complex="10pt"/>
    </style:style>
    <style:style style:name="ch11" style:family="chart" style:data-style-name="N3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98b855" draw:fill-color="#98b855"/>
      <style:text-properties fo:color="#000000" fo:font-family="Calibri" fo:font-size="10pt" style:font-size-asian="10pt" style:font-size-complex="10pt"/>
    </style:style>
    <style:style style:name="ch12" style:family="chart" style:data-style-name="N3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7d5fa0" draw:fill-color="#7d5fa0"/>
      <style:text-properties fo:color="#000000" fo:font-family="Calibri" fo:font-size="10pt" style:font-size-asian="10pt" style:font-size-complex="10pt"/>
    </style:style>
    <style:style style:name="ch13" style:family="chart" style:data-style-name="N3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6aac4" draw:fill-color="#46aac4"/>
      <style:text-properties fo:color="#000000" fo:font-family="Calibri" fo:font-size="10pt" style:font-size-asian="10pt" style:font-size-complex="10pt"/>
    </style:style>
    <style:style style:name="ch14" style:family="chart" style:data-style-name="N3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f59240" draw:fill-color="#f59240"/>
      <style:text-properties fo:color="#000000" fo:font-family="Calibri"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29.363cm" svg:height="17.835cm" xlink:href=".." chart:class="chart:scatter" chart:style-name="ch1">
        <chart:title svg:x="9.95cm" svg:y="0.357cm" chart:style-name="ch2">
          <text:p>Memory Charts for SmallCollections</text:p>
        </chart:title>
        <chart:legend chart:legend-position="end" svg:x="24.819cm" svg:y="6.982cm" chart:style-name="ch3"/>
        <chart:plot-area chart:style-name="ch4" table:cell-range-address="Maps.A4:Maps.G103" chart:data-source-has-labels="row" svg:x="0.973cm" svg:y="1.482cm" svg:width="23.26cm" svg:height="15.486cm">
          <chart:axis chart:dimension="x" chart:name="primary-x" chart:style-name="ch5">
            <chart:title svg:x="12.658cm" svg:y="16.704cm" chart:style-name="ch6">
              <text:p>Number of Collections</text:p>
            </chart:title>
          </chart:axis>
          <chart:axis chart:dimension="y" chart:name="primary-y" chart:style-name="ch7">
            <chart:title svg:x="0.588cm" svg:y="8.705cm" chart:style-name="ch6">
              <text:p>Memory Used (Bytes)</text:p>
            </chart:title>
            <chart:grid chart:style-name="ch8" chart:class="major"/>
          </chart:axis>
          <chart:series chart:style-name="ch9" chart:values-cell-range-address="Maps.B5:Maps.B103" chart:label-cell-address="Maps.B4:Maps.B4" chart:class="chart:scatter">
            <chart:domain table:cell-range-address="Maps.A5:Maps.A103"/>
            <chart:data-point chart:repeated="99"/>
          </chart:series>
          <chart:series chart:style-name="ch10" chart:values-cell-range-address="Maps.C5:Maps.C103" chart:label-cell-address="Maps.C4:Maps.C4" chart:class="chart:scatter">
            <chart:data-point chart:repeated="99"/>
          </chart:series>
          <chart:series chart:style-name="ch11" chart:values-cell-range-address="Maps.D5:Maps.D103" chart:label-cell-address="Maps.D4:Maps.D4" chart:class="chart:scatter">
            <chart:data-point chart:repeated="99"/>
          </chart:series>
          <chart:series chart:style-name="ch12" chart:values-cell-range-address="Maps.E5:Maps.E103" chart:label-cell-address="Maps.E4:Maps.E4" chart:class="chart:scatter">
            <chart:data-point chart:repeated="99"/>
          </chart:series>
          <chart:series chart:style-name="ch13" chart:values-cell-range-address="Maps.F5:Maps.F103" chart:label-cell-address="Maps.F4:Maps.F4" chart:class="chart:scatter">
            <chart:data-point chart:repeated="99"/>
          </chart:series>
          <chart:series chart:style-name="ch14" chart:values-cell-range-address="Maps.G5:Maps.G103" chart:label-cell-address="Maps.G4:Maps.G4" chart:class="chart:scatter">
            <chart:data-point chart:repeated="9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Maps.B4:Maps.B4">EmptySmallMaps</text:p>
              </table:table-cell>
              <table:table-cell office:value-type="string">
                <text:p text:id="Maps.C4:Maps.C4">EmptyHashMaps</text:p>
              </table:table-cell>
              <table:table-cell office:value-type="string">
                <text:p text:id="Maps.D4:Maps.D4">OneSmallMaps</text:p>
              </table:table-cell>
              <table:table-cell office:value-type="string">
                <text:p text:id="Maps.E4:Maps.E4">OneHashMaps</text:p>
              </table:table-cell>
              <table:table-cell office:value-type="string">
                <text:p text:id="Maps.F4:Maps.F4">PairSmallMaps</text:p>
              </table:table-cell>
              <table:table-cell office:value-type="string">
                <text:p text:id="Maps.G4:Maps.G4">PairHashMap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 text:id="Maps.A5:Maps.A103">1000</text:p>
              </table:table-cell>
              <table:table-cell office:value-type="float" office:value="32000">
                <text:p text:id="Maps.B5:Maps.B103">32000</text:p>
              </table:table-cell>
              <table:table-cell office:value-type="float" office:value="48000">
                <text:p text:id="Maps.C5:Maps.C103">48000</text:p>
              </table:table-cell>
              <table:table-cell office:value-type="float" office:value="232000">
                <text:p text:id="Maps.D5:Maps.D103">232000</text:p>
              </table:table-cell>
              <table:table-cell office:value-type="float" office:value="264000">
                <text:p text:id="Maps.E5:Maps.E103">264000</text:p>
              </table:table-cell>
              <table:table-cell office:value-type="float" office:value="336000">
                <text:p text:id="Maps.F5:Maps.F103">336000</text:p>
              </table:table-cell>
              <table:table-cell office:value-type="float" office:value="400000">
                <text:p text:id="Maps.G5:Maps.G103">400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64000">
                <text:p>64000</text:p>
              </table:table-cell>
              <table:table-cell office:value-type="float" office:value="96000">
                <text:p>96000</text:p>
              </table:table-cell>
              <table:table-cell office:value-type="float" office:value="464000">
                <text:p>464000</text:p>
              </table:table-cell>
              <table:table-cell office:value-type="float" office:value="528000">
                <text:p>528000</text:p>
              </table:table-cell>
              <table:table-cell office:value-type="float" office:value="672000">
                <text:p>672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96000">
                <text:p>96000</text:p>
              </table:table-cell>
              <table:table-cell office:value-type="float" office:value="144000">
                <text:p>144000</text:p>
              </table:table-cell>
              <table:table-cell office:value-type="float" office:value="696000">
                <text:p>696000</text:p>
              </table:table-cell>
              <table:table-cell office:value-type="float" office:value="792344">
                <text:p>792344</text:p>
              </table:table-cell>
              <table:table-cell office:value-type="float" office:value="1008000">
                <text:p>1008000</text:p>
              </table:table-cell>
              <table:table-cell office:value-type="float" office:value="1200000">
                <text:p>12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128000">
                <text:p>128000</text:p>
              </table:table-cell>
              <table:table-cell office:value-type="float" office:value="192000">
                <text:p>192000</text:p>
              </table:table-cell>
              <table:table-cell office:value-type="float" office:value="928000">
                <text:p>928000</text:p>
              </table:table-cell>
              <table:table-cell office:value-type="float" office:value="1056000">
                <text:p>1056000</text:p>
              </table:table-cell>
              <table:table-cell office:value-type="float" office:value="1344000">
                <text:p>1344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60000">
                <text:p>160000</text:p>
              </table:table-cell>
              <table:table-cell office:value-type="float" office:value="240000">
                <text:p>240000</text:p>
              </table:table-cell>
              <table:table-cell office:value-type="float" office:value="1160000">
                <text:p>1160000</text:p>
              </table:table-cell>
              <table:table-cell office:value-type="float" office:value="1320000">
                <text:p>1320000</text:p>
              </table:table-cell>
              <table:table-cell office:value-type="float" office:value="1680000">
                <text:p>1680000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192000">
                <text:p>192000</text:p>
              </table:table-cell>
              <table:table-cell office:value-type="float" office:value="288000">
                <text:p>288000</text:p>
              </table:table-cell>
              <table:table-cell office:value-type="float" office:value="1392000">
                <text:p>1392000</text:p>
              </table:table-cell>
              <table:table-cell office:value-type="float" office:value="1584000">
                <text:p>1584000</text:p>
              </table:table-cell>
              <table:table-cell office:value-type="float" office:value="2016000">
                <text:p>2016000</text:p>
              </table:table-cell>
              <table:table-cell office:value-type="float" office:value="2400000">
                <text:p>24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224000">
                <text:p>224000</text:p>
              </table:table-cell>
              <table:table-cell office:value-type="float" office:value="336000">
                <text:p>336000</text:p>
              </table:table-cell>
              <table:table-cell office:value-type="float" office:value="1624000">
                <text:p>1624000</text:p>
              </table:table-cell>
              <table:table-cell office:value-type="float" office:value="1848000">
                <text:p>1848000</text:p>
              </table:table-cell>
              <table:table-cell office:value-type="float" office:value="2352000">
                <text:p>2352000</text:p>
              </table:table-cell>
              <table:table-cell office:value-type="float" office:value="2800000">
                <text:p>280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256000">
                <text:p>256000</text:p>
              </table:table-cell>
              <table:table-cell office:value-type="float" office:value="384000">
                <text:p>384000</text:p>
              </table:table-cell>
              <table:table-cell office:value-type="float" office:value="1856000">
                <text:p>1856000</text:p>
              </table:table-cell>
              <table:table-cell office:value-type="float" office:value="2112000">
                <text:p>2112000</text:p>
              </table:table-cell>
              <table:table-cell office:value-type="float" office:value="2688000">
                <text:p>2688000</text:p>
              </table:table-cell>
              <table:table-cell office:value-type="float" office:value="3200000">
                <text:p>320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288000">
                <text:p>288000</text:p>
              </table:table-cell>
              <table:table-cell office:value-type="float" office:value="432000">
                <text:p>432000</text:p>
              </table:table-cell>
              <table:table-cell office:value-type="float" office:value="2088000">
                <text:p>2088000</text:p>
              </table:table-cell>
              <table:table-cell office:value-type="float" office:value="2376000">
                <text:p>2376000</text:p>
              </table:table-cell>
              <table:table-cell office:value-type="float" office:value="3024000">
                <text:p>3024000</text:p>
              </table:table-cell>
              <table:table-cell office:value-type="float" office:value="3600000">
                <text:p>360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320000">
                <text:p>320000</text:p>
              </table:table-cell>
              <table:table-cell office:value-type="float" office:value="480000">
                <text:p>480000</text:p>
              </table:table-cell>
              <table:table-cell office:value-type="float" office:value="2320000">
                <text:p>2320000</text:p>
              </table:table-cell>
              <table:table-cell office:value-type="float" office:value="2640000">
                <text:p>2640000</text:p>
              </table:table-cell>
              <table:table-cell office:value-type="float" office:value="3360000">
                <text:p>336000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">
                <text:p>11000</text:p>
              </table:table-cell>
              <table:table-cell office:value-type="float" office:value="352000">
                <text:p>352000</text:p>
              </table:table-cell>
              <table:table-cell office:value-type="float" office:value="528000">
                <text:p>528000</text:p>
              </table:table-cell>
              <table:table-cell office:value-type="float" office:value="2552000">
                <text:p>2552000</text:p>
              </table:table-cell>
              <table:table-cell office:value-type="float" office:value="2904000">
                <text:p>2904000</text:p>
              </table:table-cell>
              <table:table-cell office:value-type="float" office:value="3696000">
                <text:p>3696000</text:p>
              </table:table-cell>
              <table:table-cell office:value-type="float" office:value="4400000">
                <text:p>440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">
                <text:p>12000</text:p>
              </table:table-cell>
              <table:table-cell office:value-type="float" office:value="384000">
                <text:p>384000</text:p>
              </table:table-cell>
              <table:table-cell office:value-type="float" office:value="576000">
                <text:p>576000</text:p>
              </table:table-cell>
              <table:table-cell office:value-type="float" office:value="2784000">
                <text:p>2784000</text:p>
              </table:table-cell>
              <table:table-cell office:value-type="float" office:value="3168000">
                <text:p>3168000</text:p>
              </table:table-cell>
              <table:table-cell office:value-type="float" office:value="4032000">
                <text:p>4032000</text:p>
              </table:table-cell>
              <table:table-cell office:value-type="float" office:value="4800000">
                <text:p>480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">
                <text:p>13000</text:p>
              </table:table-cell>
              <table:table-cell office:value-type="float" office:value="416000">
                <text:p>416000</text:p>
              </table:table-cell>
              <table:table-cell office:value-type="float" office:value="624000">
                <text:p>624000</text:p>
              </table:table-cell>
              <table:table-cell office:value-type="float" office:value="3016000">
                <text:p>3016000</text:p>
              </table:table-cell>
              <table:table-cell office:value-type="float" office:value="3432000">
                <text:p>3432000</text:p>
              </table:table-cell>
              <table:table-cell office:value-type="float" office:value="4368000">
                <text:p>4368000</text:p>
              </table:table-cell>
              <table:table-cell office:value-type="float" office:value="5200000">
                <text:p>520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">
                <text:p>14000</text:p>
              </table:table-cell>
              <table:table-cell office:value-type="float" office:value="448000">
                <text:p>448000</text:p>
              </table:table-cell>
              <table:table-cell office:value-type="float" office:value="672000">
                <text:p>672000</text:p>
              </table:table-cell>
              <table:table-cell office:value-type="float" office:value="3248000">
                <text:p>3248000</text:p>
              </table:table-cell>
              <table:table-cell office:value-type="float" office:value="3696000">
                <text:p>3696000</text:p>
              </table:table-cell>
              <table:table-cell office:value-type="float" office:value="4704000">
                <text:p>4704000</text:p>
              </table:table-cell>
              <table:table-cell office:value-type="float" office:value="5600000">
                <text:p>560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">
                <text:p>15000</text:p>
              </table:table-cell>
              <table:table-cell office:value-type="float" office:value="480000">
                <text:p>480000</text:p>
              </table:table-cell>
              <table:table-cell office:value-type="float" office:value="720000">
                <text:p>720000</text:p>
              </table:table-cell>
              <table:table-cell office:value-type="float" office:value="3480000">
                <text:p>3480000</text:p>
              </table:table-cell>
              <table:table-cell office:value-type="float" office:value="3960000">
                <text:p>3960000</text:p>
              </table:table-cell>
              <table:table-cell office:value-type="float" office:value="5040000">
                <text:p>5040000</text:p>
              </table:table-cell>
              <table:table-cell office:value-type="float" office:value="6000000">
                <text:p>600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">
                <text:p>16000</text:p>
              </table:table-cell>
              <table:table-cell office:value-type="float" office:value="512000">
                <text:p>512000</text:p>
              </table:table-cell>
              <table:table-cell office:value-type="float" office:value="768000">
                <text:p>768000</text:p>
              </table:table-cell>
              <table:table-cell office:value-type="float" office:value="3712000">
                <text:p>3712000</text:p>
              </table:table-cell>
              <table:table-cell office:value-type="float" office:value="4224000">
                <text:p>4224000</text:p>
              </table:table-cell>
              <table:table-cell office:value-type="float" office:value="5376000">
                <text:p>5376000</text:p>
              </table:table-cell>
              <table:table-cell office:value-type="float" office:value="6400000">
                <text:p>640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">
                <text:p>17000</text:p>
              </table:table-cell>
              <table:table-cell office:value-type="float" office:value="544000">
                <text:p>544000</text:p>
              </table:table-cell>
              <table:table-cell office:value-type="float" office:value="816000">
                <text:p>816000</text:p>
              </table:table-cell>
              <table:table-cell office:value-type="float" office:value="3944000">
                <text:p>3944000</text:p>
              </table:table-cell>
              <table:table-cell office:value-type="float" office:value="4488000">
                <text:p>4488000</text:p>
              </table:table-cell>
              <table:table-cell office:value-type="float" office:value="5712000">
                <text:p>5712000</text:p>
              </table:table-cell>
              <table:table-cell office:value-type="float" office:value="6800000">
                <text:p>680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">
                <text:p>18000</text:p>
              </table:table-cell>
              <table:table-cell office:value-type="float" office:value="576000">
                <text:p>576000</text:p>
              </table:table-cell>
              <table:table-cell office:value-type="float" office:value="864000">
                <text:p>864000</text:p>
              </table:table-cell>
              <table:table-cell office:value-type="float" office:value="4176000">
                <text:p>4176000</text:p>
              </table:table-cell>
              <table:table-cell office:value-type="float" office:value="4752000">
                <text:p>4752000</text:p>
              </table:table-cell>
              <table:table-cell office:value-type="float" office:value="6048000">
                <text:p>6048000</text:p>
              </table:table-cell>
              <table:table-cell office:value-type="float" office:value="7200000">
                <text:p>720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">
                <text:p>19000</text:p>
              </table:table-cell>
              <table:table-cell office:value-type="float" office:value="608000">
                <text:p>608000</text:p>
              </table:table-cell>
              <table:table-cell office:value-type="float" office:value="912000">
                <text:p>912000</text:p>
              </table:table-cell>
              <table:table-cell office:value-type="float" office:value="4408000">
                <text:p>4408000</text:p>
              </table:table-cell>
              <table:table-cell office:value-type="float" office:value="5016000">
                <text:p>5016000</text:p>
              </table:table-cell>
              <table:table-cell office:value-type="float" office:value="6384000">
                <text:p>6384000</text:p>
              </table:table-cell>
              <table:table-cell office:value-type="float" office:value="7600000">
                <text:p>760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">
                <text:p>20000</text:p>
              </table:table-cell>
              <table:table-cell office:value-type="float" office:value="640000">
                <text:p>640000</text:p>
              </table:table-cell>
              <table:table-cell office:value-type="float" office:value="960000">
                <text:p>960000</text:p>
              </table:table-cell>
              <table:table-cell office:value-type="float" office:value="4640000">
                <text:p>4640000</text:p>
              </table:table-cell>
              <table:table-cell office:value-type="float" office:value="5280000">
                <text:p>5280000</text:p>
              </table:table-cell>
              <table:table-cell office:value-type="float" office:value="6720000">
                <text:p>6720000</text:p>
              </table:table-cell>
              <table:table-cell office:value-type="float" office:value="8000000">
                <text:p>800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">
                <text:p>21000</text:p>
              </table:table-cell>
              <table:table-cell office:value-type="float" office:value="672000">
                <text:p>672000</text:p>
              </table:table-cell>
              <table:table-cell office:value-type="float" office:value="1008000">
                <text:p>1008000</text:p>
              </table:table-cell>
              <table:table-cell office:value-type="float" office:value="4872000">
                <text:p>4872000</text:p>
              </table:table-cell>
              <table:table-cell office:value-type="float" office:value="5544000">
                <text:p>5544000</text:p>
              </table:table-cell>
              <table:table-cell office:value-type="float" office:value="7056000">
                <text:p>7056000</text:p>
              </table:table-cell>
              <table:table-cell office:value-type="float" office:value="8400000">
                <text:p>840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">
                <text:p>22000</text:p>
              </table:table-cell>
              <table:table-cell office:value-type="float" office:value="704000">
                <text:p>704000</text:p>
              </table:table-cell>
              <table:table-cell office:value-type="float" office:value="1056000">
                <text:p>1056000</text:p>
              </table:table-cell>
              <table:table-cell office:value-type="float" office:value="5104000">
                <text:p>5104000</text:p>
              </table:table-cell>
              <table:table-cell office:value-type="float" office:value="5808000">
                <text:p>5808000</text:p>
              </table:table-cell>
              <table:table-cell office:value-type="float" office:value="7392000">
                <text:p>7392000</text:p>
              </table:table-cell>
              <table:table-cell office:value-type="float" office:value="8800000">
                <text:p>8800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">
                <text:p>23000</text:p>
              </table:table-cell>
              <table:table-cell office:value-type="float" office:value="736000">
                <text:p>736000</text:p>
              </table:table-cell>
              <table:table-cell office:value-type="float" office:value="1104000">
                <text:p>1104000</text:p>
              </table:table-cell>
              <table:table-cell office:value-type="float" office:value="5336000">
                <text:p>5336000</text:p>
              </table:table-cell>
              <table:table-cell office:value-type="float" office:value="6072000">
                <text:p>6072000</text:p>
              </table:table-cell>
              <table:table-cell office:value-type="float" office:value="7728000">
                <text:p>7728000</text:p>
              </table:table-cell>
              <table:table-cell office:value-type="float" office:value="9200000">
                <text:p>9200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">
                <text:p>24000</text:p>
              </table:table-cell>
              <table:table-cell office:value-type="float" office:value="768000">
                <text:p>768000</text:p>
              </table:table-cell>
              <table:table-cell office:value-type="float" office:value="1152000">
                <text:p>1152000</text:p>
              </table:table-cell>
              <table:table-cell office:value-type="float" office:value="5568000">
                <text:p>5568000</text:p>
              </table:table-cell>
              <table:table-cell office:value-type="float" office:value="6336000">
                <text:p>6336000</text:p>
              </table:table-cell>
              <table:table-cell office:value-type="float" office:value="8064000">
                <text:p>8064000</text:p>
              </table:table-cell>
              <table:table-cell office:value-type="float" office:value="9600000">
                <text:p>9600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">
                <text:p>25000</text:p>
              </table:table-cell>
              <table:table-cell office:value-type="float" office:value="800000">
                <text:p>800000</text:p>
              </table:table-cell>
              <table:table-cell office:value-type="float" office:value="1200000">
                <text:p>1200000</text:p>
              </table:table-cell>
              <table:table-cell office:value-type="float" office:value="5800000">
                <text:p>5800000</text:p>
              </table:table-cell>
              <table:table-cell office:value-type="float" office:value="6600000">
                <text:p>6600000</text:p>
              </table:table-cell>
              <table:table-cell office:value-type="float" office:value="8400000">
                <text:p>840000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">
                <text:p>26000</text:p>
              </table:table-cell>
              <table:table-cell office:value-type="float" office:value="832000">
                <text:p>832000</text:p>
              </table:table-cell>
              <table:table-cell office:value-type="float" office:value="1248000">
                <text:p>1248000</text:p>
              </table:table-cell>
              <table:table-cell office:value-type="float" office:value="6032000">
                <text:p>6032000</text:p>
              </table:table-cell>
              <table:table-cell office:value-type="float" office:value="6864000">
                <text:p>6864000</text:p>
              </table:table-cell>
              <table:table-cell office:value-type="float" office:value="8736000">
                <text:p>8736000</text:p>
              </table:table-cell>
              <table:table-cell office:value-type="float" office:value="10400000">
                <text:p>10400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">
                <text:p>27000</text:p>
              </table:table-cell>
              <table:table-cell office:value-type="float" office:value="864000">
                <text:p>864000</text:p>
              </table:table-cell>
              <table:table-cell office:value-type="float" office:value="1296000">
                <text:p>1296000</text:p>
              </table:table-cell>
              <table:table-cell office:value-type="float" office:value="6264000">
                <text:p>6264000</text:p>
              </table:table-cell>
              <table:table-cell office:value-type="float" office:value="7128000">
                <text:p>7128000</text:p>
              </table:table-cell>
              <table:table-cell office:value-type="float" office:value="9072000">
                <text:p>9072000</text:p>
              </table:table-cell>
              <table:table-cell office:value-type="float" office:value="10800000">
                <text:p>10800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">
                <text:p>28000</text:p>
              </table:table-cell>
              <table:table-cell office:value-type="float" office:value="896000">
                <text:p>896000</text:p>
              </table:table-cell>
              <table:table-cell office:value-type="float" office:value="1344000">
                <text:p>1344000</text:p>
              </table:table-cell>
              <table:table-cell office:value-type="float" office:value="6496000">
                <text:p>6496000</text:p>
              </table:table-cell>
              <table:table-cell office:value-type="float" office:value="7392000">
                <text:p>7392000</text:p>
              </table:table-cell>
              <table:table-cell office:value-type="float" office:value="9408000">
                <text:p>9408000</text:p>
              </table:table-cell>
              <table:table-cell office:value-type="float" office:value="11200000">
                <text:p>11200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">
                <text:p>29000</text:p>
              </table:table-cell>
              <table:table-cell office:value-type="float" office:value="928000">
                <text:p>928000</text:p>
              </table:table-cell>
              <table:table-cell office:value-type="float" office:value="1392000">
                <text:p>1392000</text:p>
              </table:table-cell>
              <table:table-cell office:value-type="float" office:value="6728000">
                <text:p>6728000</text:p>
              </table:table-cell>
              <table:table-cell office:value-type="float" office:value="7656000">
                <text:p>7656000</text:p>
              </table:table-cell>
              <table:table-cell office:value-type="float" office:value="9744000">
                <text:p>9744000</text:p>
              </table:table-cell>
              <table:table-cell office:value-type="float" office:value="11600000">
                <text:p>11600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">
                <text:p>30000</text:p>
              </table:table-cell>
              <table:table-cell office:value-type="float" office:value="960000">
                <text:p>960000</text:p>
              </table:table-cell>
              <table:table-cell office:value-type="float" office:value="1440000">
                <text:p>1440000</text:p>
              </table:table-cell>
              <table:table-cell office:value-type="float" office:value="6960000">
                <text:p>6960000</text:p>
              </table:table-cell>
              <table:table-cell office:value-type="float" office:value="7920000">
                <text:p>7920000</text:p>
              </table:table-cell>
              <table:table-cell office:value-type="float" office:value="10080000">
                <text:p>10080000</text:p>
              </table:table-cell>
              <table:table-cell office:value-type="float" office:value="12000000">
                <text:p>12000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">
                <text:p>31000</text:p>
              </table:table-cell>
              <table:table-cell office:value-type="float" office:value="992000">
                <text:p>992000</text:p>
              </table:table-cell>
              <table:table-cell office:value-type="float" office:value="1488000">
                <text:p>1488000</text:p>
              </table:table-cell>
              <table:table-cell office:value-type="float" office:value="7192000">
                <text:p>7192000</text:p>
              </table:table-cell>
              <table:table-cell office:value-type="float" office:value="8184000">
                <text:p>8184000</text:p>
              </table:table-cell>
              <table:table-cell office:value-type="float" office:value="10416000">
                <text:p>10416000</text:p>
              </table:table-cell>
              <table:table-cell office:value-type="float" office:value="12400000">
                <text:p>12400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">
                <text:p>32000</text:p>
              </table:table-cell>
              <table:table-cell office:value-type="float" office:value="1024000">
                <text:p>1024000</text:p>
              </table:table-cell>
              <table:table-cell office:value-type="float" office:value="1536000">
                <text:p>1536000</text:p>
              </table:table-cell>
              <table:table-cell office:value-type="float" office:value="7424000">
                <text:p>7424000</text:p>
              </table:table-cell>
              <table:table-cell office:value-type="float" office:value="8448000">
                <text:p>8448000</text:p>
              </table:table-cell>
              <table:table-cell office:value-type="float" office:value="10752000">
                <text:p>10752000</text:p>
              </table:table-cell>
              <table:table-cell office:value-type="float" office:value="12800000">
                <text:p>12800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">
                <text:p>33000</text:p>
              </table:table-cell>
              <table:table-cell office:value-type="float" office:value="1056000">
                <text:p>1056000</text:p>
              </table:table-cell>
              <table:table-cell office:value-type="float" office:value="1584000">
                <text:p>1584000</text:p>
              </table:table-cell>
              <table:table-cell office:value-type="float" office:value="7656000">
                <text:p>7656000</text:p>
              </table:table-cell>
              <table:table-cell office:value-type="float" office:value="8712000">
                <text:p>8712000</text:p>
              </table:table-cell>
              <table:table-cell office:value-type="float" office:value="11088000">
                <text:p>11088000</text:p>
              </table:table-cell>
              <table:table-cell office:value-type="float" office:value="13200000">
                <text:p>13200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">
                <text:p>34000</text:p>
              </table:table-cell>
              <table:table-cell office:value-type="float" office:value="1088000">
                <text:p>1088000</text:p>
              </table:table-cell>
              <table:table-cell office:value-type="float" office:value="1632000">
                <text:p>1632000</text:p>
              </table:table-cell>
              <table:table-cell office:value-type="float" office:value="7888000">
                <text:p>7888000</text:p>
              </table:table-cell>
              <table:table-cell office:value-type="float" office:value="8976000">
                <text:p>8976000</text:p>
              </table:table-cell>
              <table:table-cell office:value-type="float" office:value="11424000">
                <text:p>11424000</text:p>
              </table:table-cell>
              <table:table-cell office:value-type="float" office:value="13600000">
                <text:p>13600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">
                <text:p>35000</text:p>
              </table:table-cell>
              <table:table-cell office:value-type="float" office:value="1120000">
                <text:p>1120000</text:p>
              </table:table-cell>
              <table:table-cell office:value-type="float" office:value="1680000">
                <text:p>1680000</text:p>
              </table:table-cell>
              <table:table-cell office:value-type="float" office:value="8120000">
                <text:p>8120000</text:p>
              </table:table-cell>
              <table:table-cell office:value-type="float" office:value="9240000">
                <text:p>9240000</text:p>
              </table:table-cell>
              <table:table-cell office:value-type="float" office:value="11760000">
                <text:p>11760000</text:p>
              </table:table-cell>
              <table:table-cell office:value-type="float" office:value="14000000">
                <text:p>14000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">
                <text:p>36000</text:p>
              </table:table-cell>
              <table:table-cell office:value-type="float" office:value="1152000">
                <text:p>1152000</text:p>
              </table:table-cell>
              <table:table-cell office:value-type="float" office:value="1728000">
                <text:p>1728000</text:p>
              </table:table-cell>
              <table:table-cell office:value-type="float" office:value="8352000">
                <text:p>8352000</text:p>
              </table:table-cell>
              <table:table-cell office:value-type="float" office:value="9504000">
                <text:p>9504000</text:p>
              </table:table-cell>
              <table:table-cell office:value-type="float" office:value="12096000">
                <text:p>12096000</text:p>
              </table:table-cell>
              <table:table-cell office:value-type="float" office:value="14400000">
                <text:p>14400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">
                <text:p>37000</text:p>
              </table:table-cell>
              <table:table-cell office:value-type="float" office:value="1184000">
                <text:p>1184000</text:p>
              </table:table-cell>
              <table:table-cell office:value-type="float" office:value="1776000">
                <text:p>1776000</text:p>
              </table:table-cell>
              <table:table-cell office:value-type="float" office:value="8584000">
                <text:p>8584000</text:p>
              </table:table-cell>
              <table:table-cell office:value-type="float" office:value="9768000">
                <text:p>9768000</text:p>
              </table:table-cell>
              <table:table-cell office:value-type="float" office:value="12432000">
                <text:p>12432000</text:p>
              </table:table-cell>
              <table:table-cell office:value-type="float" office:value="14800000">
                <text:p>14800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">
                <text:p>38000</text:p>
              </table:table-cell>
              <table:table-cell office:value-type="float" office:value="1216000">
                <text:p>1216000</text:p>
              </table:table-cell>
              <table:table-cell office:value-type="float" office:value="1824000">
                <text:p>1824000</text:p>
              </table:table-cell>
              <table:table-cell office:value-type="float" office:value="8816000">
                <text:p>8816000</text:p>
              </table:table-cell>
              <table:table-cell office:value-type="float" office:value="10032000">
                <text:p>10032000</text:p>
              </table:table-cell>
              <table:table-cell office:value-type="float" office:value="12768000">
                <text:p>12768000</text:p>
              </table:table-cell>
              <table:table-cell office:value-type="float" office:value="15200000">
                <text:p>15200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">
                <text:p>39000</text:p>
              </table:table-cell>
              <table:table-cell office:value-type="float" office:value="1248000">
                <text:p>1248000</text:p>
              </table:table-cell>
              <table:table-cell office:value-type="float" office:value="1872000">
                <text:p>1872000</text:p>
              </table:table-cell>
              <table:table-cell office:value-type="float" office:value="9048000">
                <text:p>9048000</text:p>
              </table:table-cell>
              <table:table-cell office:value-type="float" office:value="10296000">
                <text:p>10296000</text:p>
              </table:table-cell>
              <table:table-cell office:value-type="float" office:value="13104000">
                <text:p>13104000</text:p>
              </table:table-cell>
              <table:table-cell office:value-type="float" office:value="15600000">
                <text:p>15600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">
                <text:p>40000</text:p>
              </table:table-cell>
              <table:table-cell office:value-type="float" office:value="1280000">
                <text:p>1280000</text:p>
              </table:table-cell>
              <table:table-cell office:value-type="float" office:value="1920000">
                <text:p>1920000</text:p>
              </table:table-cell>
              <table:table-cell office:value-type="float" office:value="9280000">
                <text:p>9280000</text:p>
              </table:table-cell>
              <table:table-cell office:value-type="float" office:value="10560000">
                <text:p>10560000</text:p>
              </table:table-cell>
              <table:table-cell office:value-type="float" office:value="13440000">
                <text:p>13440000</text:p>
              </table:table-cell>
              <table:table-cell office:value-type="float" office:value="16000000">
                <text:p>16000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">
                <text:p>41000</text:p>
              </table:table-cell>
              <table:table-cell office:value-type="float" office:value="1312000">
                <text:p>1312000</text:p>
              </table:table-cell>
              <table:table-cell office:value-type="float" office:value="1968000">
                <text:p>1968000</text:p>
              </table:table-cell>
              <table:table-cell office:value-type="float" office:value="9512000">
                <text:p>9512000</text:p>
              </table:table-cell>
              <table:table-cell office:value-type="float" office:value="10824000">
                <text:p>10824000</text:p>
              </table:table-cell>
              <table:table-cell office:value-type="float" office:value="13776000">
                <text:p>13776000</text:p>
              </table:table-cell>
              <table:table-cell office:value-type="float" office:value="16400000">
                <text:p>16400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">
                <text:p>42000</text:p>
              </table:table-cell>
              <table:table-cell office:value-type="float" office:value="1344000">
                <text:p>1344000</text:p>
              </table:table-cell>
              <table:table-cell office:value-type="float" office:value="2016000">
                <text:p>2016000</text:p>
              </table:table-cell>
              <table:table-cell office:value-type="float" office:value="9744000">
                <text:p>9744000</text:p>
              </table:table-cell>
              <table:table-cell office:value-type="float" office:value="11088000">
                <text:p>11088000</text:p>
              </table:table-cell>
              <table:table-cell office:value-type="float" office:value="14112000">
                <text:p>14112000</text:p>
              </table:table-cell>
              <table:table-cell office:value-type="float" office:value="16800000">
                <text:p>16800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">
                <text:p>43000</text:p>
              </table:table-cell>
              <table:table-cell office:value-type="float" office:value="1376000">
                <text:p>1376000</text:p>
              </table:table-cell>
              <table:table-cell office:value-type="float" office:value="2064000">
                <text:p>2064000</text:p>
              </table:table-cell>
              <table:table-cell office:value-type="float" office:value="9976000">
                <text:p>9976000</text:p>
              </table:table-cell>
              <table:table-cell office:value-type="float" office:value="11352000">
                <text:p>11352000</text:p>
              </table:table-cell>
              <table:table-cell office:value-type="float" office:value="14448000">
                <text:p>14448000</text:p>
              </table:table-cell>
              <table:table-cell office:value-type="float" office:value="17200000">
                <text:p>17200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">
                <text:p>44000</text:p>
              </table:table-cell>
              <table:table-cell office:value-type="float" office:value="1408000">
                <text:p>1408000</text:p>
              </table:table-cell>
              <table:table-cell office:value-type="float" office:value="2112000">
                <text:p>2112000</text:p>
              </table:table-cell>
              <table:table-cell office:value-type="float" office:value="10208000">
                <text:p>10208000</text:p>
              </table:table-cell>
              <table:table-cell office:value-type="float" office:value="11616000">
                <text:p>11616000</text:p>
              </table:table-cell>
              <table:table-cell office:value-type="float" office:value="14784000">
                <text:p>14784000</text:p>
              </table:table-cell>
              <table:table-cell office:value-type="float" office:value="17600000">
                <text:p>17600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">
                <text:p>45000</text:p>
              </table:table-cell>
              <table:table-cell office:value-type="float" office:value="1440000">
                <text:p>1440000</text:p>
              </table:table-cell>
              <table:table-cell office:value-type="float" office:value="2160000">
                <text:p>2160000</text:p>
              </table:table-cell>
              <table:table-cell office:value-type="float" office:value="10440000">
                <text:p>10440000</text:p>
              </table:table-cell>
              <table:table-cell office:value-type="float" office:value="11880000">
                <text:p>11880000</text:p>
              </table:table-cell>
              <table:table-cell office:value-type="float" office:value="15120000">
                <text:p>15120000</text:p>
              </table:table-cell>
              <table:table-cell office:value-type="float" office:value="18000000">
                <text:p>18000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">
                <text:p>46000</text:p>
              </table:table-cell>
              <table:table-cell office:value-type="float" office:value="1472000">
                <text:p>1472000</text:p>
              </table:table-cell>
              <table:table-cell office:value-type="float" office:value="2208000">
                <text:p>2208000</text:p>
              </table:table-cell>
              <table:table-cell office:value-type="float" office:value="10672000">
                <text:p>10672000</text:p>
              </table:table-cell>
              <table:table-cell office:value-type="float" office:value="12144000">
                <text:p>12144000</text:p>
              </table:table-cell>
              <table:table-cell office:value-type="float" office:value="15456000">
                <text:p>15456000</text:p>
              </table:table-cell>
              <table:table-cell office:value-type="float" office:value="18400000">
                <text:p>18400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">
                <text:p>47000</text:p>
              </table:table-cell>
              <table:table-cell office:value-type="float" office:value="1504000">
                <text:p>1504000</text:p>
              </table:table-cell>
              <table:table-cell office:value-type="float" office:value="2256000">
                <text:p>2256000</text:p>
              </table:table-cell>
              <table:table-cell office:value-type="float" office:value="10904000">
                <text:p>10904000</text:p>
              </table:table-cell>
              <table:table-cell office:value-type="float" office:value="12408000">
                <text:p>12408000</text:p>
              </table:table-cell>
              <table:table-cell office:value-type="float" office:value="15792000">
                <text:p>15792000</text:p>
              </table:table-cell>
              <table:table-cell office:value-type="float" office:value="18800000">
                <text:p>18800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">
                <text:p>48000</text:p>
              </table:table-cell>
              <table:table-cell office:value-type="float" office:value="1536000">
                <text:p>1536000</text:p>
              </table:table-cell>
              <table:table-cell office:value-type="float" office:value="2304000">
                <text:p>2304000</text:p>
              </table:table-cell>
              <table:table-cell office:value-type="float" office:value="11136000">
                <text:p>11136000</text:p>
              </table:table-cell>
              <table:table-cell office:value-type="float" office:value="12672000">
                <text:p>12672000</text:p>
              </table:table-cell>
              <table:table-cell office:value-type="float" office:value="16128000">
                <text:p>16128000</text:p>
              </table:table-cell>
              <table:table-cell office:value-type="float" office:value="19200000">
                <text:p>19200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">
                <text:p>49000</text:p>
              </table:table-cell>
              <table:table-cell office:value-type="float" office:value="1568000">
                <text:p>1568000</text:p>
              </table:table-cell>
              <table:table-cell office:value-type="float" office:value="2352000">
                <text:p>2352000</text:p>
              </table:table-cell>
              <table:table-cell office:value-type="float" office:value="11368000">
                <text:p>11368000</text:p>
              </table:table-cell>
              <table:table-cell office:value-type="float" office:value="12936000">
                <text:p>12936000</text:p>
              </table:table-cell>
              <table:table-cell office:value-type="float" office:value="16464000">
                <text:p>16464000</text:p>
              </table:table-cell>
              <table:table-cell office:value-type="float" office:value="19600000">
                <text:p>19600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">
                <text:p>50000</text:p>
              </table:table-cell>
              <table:table-cell office:value-type="float" office:value="1600000">
                <text:p>1600000</text:p>
              </table:table-cell>
              <table:table-cell office:value-type="float" office:value="2400000">
                <text:p>2400000</text:p>
              </table:table-cell>
              <table:table-cell office:value-type="float" office:value="11600000">
                <text:p>11600000</text:p>
              </table:table-cell>
              <table:table-cell office:value-type="float" office:value="13200000">
                <text:p>13200000</text:p>
              </table:table-cell>
              <table:table-cell office:value-type="float" office:value="16800000">
                <text:p>16800000</text:p>
              </table:table-cell>
              <table:table-cell office:value-type="float" office:value="20000000">
                <text:p>20000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">
                <text:p>51000</text:p>
              </table:table-cell>
              <table:table-cell office:value-type="float" office:value="1632000">
                <text:p>1632000</text:p>
              </table:table-cell>
              <table:table-cell office:value-type="float" office:value="2448000">
                <text:p>2448000</text:p>
              </table:table-cell>
              <table:table-cell office:value-type="float" office:value="11832000">
                <text:p>11832000</text:p>
              </table:table-cell>
              <table:table-cell office:value-type="float" office:value="13464000">
                <text:p>13464000</text:p>
              </table:table-cell>
              <table:table-cell office:value-type="float" office:value="17136000">
                <text:p>17136000</text:p>
              </table:table-cell>
              <table:table-cell office:value-type="float" office:value="20400000">
                <text:p>20400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">
                <text:p>52000</text:p>
              </table:table-cell>
              <table:table-cell office:value-type="float" office:value="1664000">
                <text:p>1664000</text:p>
              </table:table-cell>
              <table:table-cell office:value-type="float" office:value="2496000">
                <text:p>2496000</text:p>
              </table:table-cell>
              <table:table-cell office:value-type="float" office:value="12064000">
                <text:p>12064000</text:p>
              </table:table-cell>
              <table:table-cell office:value-type="float" office:value="13728000">
                <text:p>13728000</text:p>
              </table:table-cell>
              <table:table-cell office:value-type="float" office:value="17472000">
                <text:p>17472000</text:p>
              </table:table-cell>
              <table:table-cell office:value-type="float" office:value="20800000">
                <text:p>20800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">
                <text:p>53000</text:p>
              </table:table-cell>
              <table:table-cell office:value-type="float" office:value="1696000">
                <text:p>1696000</text:p>
              </table:table-cell>
              <table:table-cell office:value-type="float" office:value="2544000">
                <text:p>2544000</text:p>
              </table:table-cell>
              <table:table-cell office:value-type="float" office:value="12296000">
                <text:p>12296000</text:p>
              </table:table-cell>
              <table:table-cell office:value-type="float" office:value="13992000">
                <text:p>13992000</text:p>
              </table:table-cell>
              <table:table-cell office:value-type="float" office:value="17808000">
                <text:p>17808000</text:p>
              </table:table-cell>
              <table:table-cell office:value-type="float" office:value="21200000">
                <text:p>21200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">
                <text:p>54000</text:p>
              </table:table-cell>
              <table:table-cell office:value-type="float" office:value="1728000">
                <text:p>1728000</text:p>
              </table:table-cell>
              <table:table-cell office:value-type="float" office:value="2592000">
                <text:p>2592000</text:p>
              </table:table-cell>
              <table:table-cell office:value-type="float" office:value="12528000">
                <text:p>12528000</text:p>
              </table:table-cell>
              <table:table-cell office:value-type="float" office:value="14256000">
                <text:p>14256000</text:p>
              </table:table-cell>
              <table:table-cell office:value-type="float" office:value="18144000">
                <text:p>18144000</text:p>
              </table:table-cell>
              <table:table-cell office:value-type="float" office:value="21600000">
                <text:p>21600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">
                <text:p>55000</text:p>
              </table:table-cell>
              <table:table-cell office:value-type="float" office:value="1760000">
                <text:p>1760000</text:p>
              </table:table-cell>
              <table:table-cell office:value-type="float" office:value="2640000">
                <text:p>2640000</text:p>
              </table:table-cell>
              <table:table-cell office:value-type="float" office:value="12760000">
                <text:p>12760000</text:p>
              </table:table-cell>
              <table:table-cell office:value-type="float" office:value="14520000">
                <text:p>14520000</text:p>
              </table:table-cell>
              <table:table-cell office:value-type="float" office:value="18480000">
                <text:p>18480000</text:p>
              </table:table-cell>
              <table:table-cell office:value-type="float" office:value="22000000">
                <text:p>22000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">
                <text:p>56000</text:p>
              </table:table-cell>
              <table:table-cell office:value-type="float" office:value="1792000">
                <text:p>1792000</text:p>
              </table:table-cell>
              <table:table-cell office:value-type="float" office:value="2688000">
                <text:p>2688000</text:p>
              </table:table-cell>
              <table:table-cell office:value-type="float" office:value="12992000">
                <text:p>12992000</text:p>
              </table:table-cell>
              <table:table-cell office:value-type="float" office:value="14784000">
                <text:p>14784000</text:p>
              </table:table-cell>
              <table:table-cell office:value-type="float" office:value="18816000">
                <text:p>18816000</text:p>
              </table:table-cell>
              <table:table-cell office:value-type="float" office:value="22400000">
                <text:p>22400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">
                <text:p>57000</text:p>
              </table:table-cell>
              <table:table-cell office:value-type="float" office:value="1824000">
                <text:p>1824000</text:p>
              </table:table-cell>
              <table:table-cell office:value-type="float" office:value="2736000">
                <text:p>2736000</text:p>
              </table:table-cell>
              <table:table-cell office:value-type="float" office:value="13224000">
                <text:p>13224000</text:p>
              </table:table-cell>
              <table:table-cell office:value-type="float" office:value="15048000">
                <text:p>15048000</text:p>
              </table:table-cell>
              <table:table-cell office:value-type="float" office:value="19152000">
                <text:p>19152000</text:p>
              </table:table-cell>
              <table:table-cell office:value-type="float" office:value="22800000">
                <text:p>22800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">
                <text:p>58000</text:p>
              </table:table-cell>
              <table:table-cell office:value-type="float" office:value="1856000">
                <text:p>1856000</text:p>
              </table:table-cell>
              <table:table-cell office:value-type="float" office:value="2784000">
                <text:p>2784000</text:p>
              </table:table-cell>
              <table:table-cell office:value-type="float" office:value="13456000">
                <text:p>13456000</text:p>
              </table:table-cell>
              <table:table-cell office:value-type="float" office:value="15312000">
                <text:p>15312000</text:p>
              </table:table-cell>
              <table:table-cell office:value-type="float" office:value="19488000">
                <text:p>19488000</text:p>
              </table:table-cell>
              <table:table-cell office:value-type="float" office:value="23200000">
                <text:p>23200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">
                <text:p>59000</text:p>
              </table:table-cell>
              <table:table-cell office:value-type="float" office:value="1888000">
                <text:p>1888000</text:p>
              </table:table-cell>
              <table:table-cell office:value-type="float" office:value="2832000">
                <text:p>2832000</text:p>
              </table:table-cell>
              <table:table-cell office:value-type="float" office:value="13688000">
                <text:p>13688000</text:p>
              </table:table-cell>
              <table:table-cell office:value-type="float" office:value="15576000">
                <text:p>15576000</text:p>
              </table:table-cell>
              <table:table-cell office:value-type="float" office:value="19824000">
                <text:p>19824000</text:p>
              </table:table-cell>
              <table:table-cell office:value-type="float" office:value="23600000">
                <text:p>23600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">
                <text:p>60000</text:p>
              </table:table-cell>
              <table:table-cell office:value-type="float" office:value="1920000">
                <text:p>1920000</text:p>
              </table:table-cell>
              <table:table-cell office:value-type="float" office:value="2880000">
                <text:p>2880000</text:p>
              </table:table-cell>
              <table:table-cell office:value-type="float" office:value="13920000">
                <text:p>13920000</text:p>
              </table:table-cell>
              <table:table-cell office:value-type="float" office:value="15840000">
                <text:p>15840000</text:p>
              </table:table-cell>
              <table:table-cell office:value-type="float" office:value="20160000">
                <text:p>20160000</text:p>
              </table:table-cell>
              <table:table-cell office:value-type="float" office:value="24000000">
                <text:p>24000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0">
                <text:p>61000</text:p>
              </table:table-cell>
              <table:table-cell office:value-type="float" office:value="1952000">
                <text:p>1952000</text:p>
              </table:table-cell>
              <table:table-cell office:value-type="float" office:value="2928000">
                <text:p>2928000</text:p>
              </table:table-cell>
              <table:table-cell office:value-type="float" office:value="14152000">
                <text:p>14152000</text:p>
              </table:table-cell>
              <table:table-cell office:value-type="float" office:value="16104000">
                <text:p>16104000</text:p>
              </table:table-cell>
              <table:table-cell office:value-type="float" office:value="20496000">
                <text:p>20496000</text:p>
              </table:table-cell>
              <table:table-cell office:value-type="float" office:value="24400000">
                <text:p>24400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0">
                <text:p>62000</text:p>
              </table:table-cell>
              <table:table-cell office:value-type="float" office:value="1984000">
                <text:p>1984000</text:p>
              </table:table-cell>
              <table:table-cell office:value-type="float" office:value="2976000">
                <text:p>2976000</text:p>
              </table:table-cell>
              <table:table-cell office:value-type="float" office:value="14384000">
                <text:p>14384000</text:p>
              </table:table-cell>
              <table:table-cell office:value-type="float" office:value="16368000">
                <text:p>16368000</text:p>
              </table:table-cell>
              <table:table-cell office:value-type="float" office:value="20832000">
                <text:p>20832000</text:p>
              </table:table-cell>
              <table:table-cell office:value-type="float" office:value="24800000">
                <text:p>24800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0">
                <text:p>63000</text:p>
              </table:table-cell>
              <table:table-cell office:value-type="float" office:value="2016000">
                <text:p>2016000</text:p>
              </table:table-cell>
              <table:table-cell office:value-type="float" office:value="3024000">
                <text:p>3024000</text:p>
              </table:table-cell>
              <table:table-cell office:value-type="float" office:value="14616000">
                <text:p>14616000</text:p>
              </table:table-cell>
              <table:table-cell office:value-type="float" office:value="16632000">
                <text:p>16632000</text:p>
              </table:table-cell>
              <table:table-cell office:value-type="float" office:value="21168000">
                <text:p>21168000</text:p>
              </table:table-cell>
              <table:table-cell office:value-type="float" office:value="25200000">
                <text:p>25200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0">
                <text:p>64000</text:p>
              </table:table-cell>
              <table:table-cell office:value-type="float" office:value="2048000">
                <text:p>2048000</text:p>
              </table:table-cell>
              <table:table-cell office:value-type="float" office:value="3072000">
                <text:p>3072000</text:p>
              </table:table-cell>
              <table:table-cell office:value-type="float" office:value="14848000">
                <text:p>14848000</text:p>
              </table:table-cell>
              <table:table-cell office:value-type="float" office:value="16896000">
                <text:p>16896000</text:p>
              </table:table-cell>
              <table:table-cell office:value-type="float" office:value="21504000">
                <text:p>21504000</text:p>
              </table:table-cell>
              <table:table-cell office:value-type="float" office:value="25600000">
                <text:p>25600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0">
                <text:p>65000</text:p>
              </table:table-cell>
              <table:table-cell office:value-type="float" office:value="2080000">
                <text:p>2080000</text:p>
              </table:table-cell>
              <table:table-cell office:value-type="float" office:value="3120000">
                <text:p>3120000</text:p>
              </table:table-cell>
              <table:table-cell office:value-type="float" office:value="15080000">
                <text:p>15080000</text:p>
              </table:table-cell>
              <table:table-cell office:value-type="float" office:value="17160000">
                <text:p>17160000</text:p>
              </table:table-cell>
              <table:table-cell office:value-type="float" office:value="21840000">
                <text:p>21840000</text:p>
              </table:table-cell>
              <table:table-cell office:value-type="float" office:value="26000000">
                <text:p>26000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0">
                <text:p>66000</text:p>
              </table:table-cell>
              <table:table-cell office:value-type="float" office:value="2112000">
                <text:p>2112000</text:p>
              </table:table-cell>
              <table:table-cell office:value-type="float" office:value="3168000">
                <text:p>3168000</text:p>
              </table:table-cell>
              <table:table-cell office:value-type="float" office:value="15312000">
                <text:p>15312000</text:p>
              </table:table-cell>
              <table:table-cell office:value-type="float" office:value="17424000">
                <text:p>17424000</text:p>
              </table:table-cell>
              <table:table-cell office:value-type="float" office:value="22176000">
                <text:p>22176000</text:p>
              </table:table-cell>
              <table:table-cell office:value-type="float" office:value="26400000">
                <text:p>26400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0">
                <text:p>67000</text:p>
              </table:table-cell>
              <table:table-cell office:value-type="float" office:value="2144000">
                <text:p>2144000</text:p>
              </table:table-cell>
              <table:table-cell office:value-type="float" office:value="3216000">
                <text:p>3216000</text:p>
              </table:table-cell>
              <table:table-cell office:value-type="float" office:value="15544000">
                <text:p>15544000</text:p>
              </table:table-cell>
              <table:table-cell office:value-type="float" office:value="17688000">
                <text:p>17688000</text:p>
              </table:table-cell>
              <table:table-cell office:value-type="float" office:value="22512000">
                <text:p>22512000</text:p>
              </table:table-cell>
              <table:table-cell office:value-type="float" office:value="26800000">
                <text:p>26800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0">
                <text:p>68000</text:p>
              </table:table-cell>
              <table:table-cell office:value-type="float" office:value="2176000">
                <text:p>2176000</text:p>
              </table:table-cell>
              <table:table-cell office:value-type="float" office:value="3264000">
                <text:p>3264000</text:p>
              </table:table-cell>
              <table:table-cell office:value-type="float" office:value="15776000">
                <text:p>15776000</text:p>
              </table:table-cell>
              <table:table-cell office:value-type="float" office:value="17952000">
                <text:p>17952000</text:p>
              </table:table-cell>
              <table:table-cell office:value-type="float" office:value="22848000">
                <text:p>22848000</text:p>
              </table:table-cell>
              <table:table-cell office:value-type="float" office:value="27200000">
                <text:p>27200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0">
                <text:p>69000</text:p>
              </table:table-cell>
              <table:table-cell office:value-type="float" office:value="2208000">
                <text:p>2208000</text:p>
              </table:table-cell>
              <table:table-cell office:value-type="float" office:value="3312000">
                <text:p>3312000</text:p>
              </table:table-cell>
              <table:table-cell office:value-type="float" office:value="16008000">
                <text:p>16008000</text:p>
              </table:table-cell>
              <table:table-cell office:value-type="float" office:value="18216000">
                <text:p>18216000</text:p>
              </table:table-cell>
              <table:table-cell office:value-type="float" office:value="23184000">
                <text:p>23184000</text:p>
              </table:table-cell>
              <table:table-cell office:value-type="float" office:value="27600000">
                <text:p>27600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0">
                <text:p>70000</text:p>
              </table:table-cell>
              <table:table-cell office:value-type="float" office:value="2240000">
                <text:p>2240000</text:p>
              </table:table-cell>
              <table:table-cell office:value-type="float" office:value="3360000">
                <text:p>3360000</text:p>
              </table:table-cell>
              <table:table-cell office:value-type="float" office:value="16240000">
                <text:p>16240000</text:p>
              </table:table-cell>
              <table:table-cell office:value-type="float" office:value="18480000">
                <text:p>18480000</text:p>
              </table:table-cell>
              <table:table-cell office:value-type="float" office:value="23520000">
                <text:p>23520000</text:p>
              </table:table-cell>
              <table:table-cell office:value-type="float" office:value="28000000">
                <text:p>28000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0">
                <text:p>71000</text:p>
              </table:table-cell>
              <table:table-cell office:value-type="float" office:value="2272000">
                <text:p>2272000</text:p>
              </table:table-cell>
              <table:table-cell office:value-type="float" office:value="3408000">
                <text:p>3408000</text:p>
              </table:table-cell>
              <table:table-cell office:value-type="float" office:value="16472000">
                <text:p>16472000</text:p>
              </table:table-cell>
              <table:table-cell office:value-type="float" office:value="18744000">
                <text:p>18744000</text:p>
              </table:table-cell>
              <table:table-cell office:value-type="float" office:value="23856000">
                <text:p>23856000</text:p>
              </table:table-cell>
              <table:table-cell office:value-type="float" office:value="28400000">
                <text:p>28400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0">
                <text:p>72000</text:p>
              </table:table-cell>
              <table:table-cell office:value-type="float" office:value="2304000">
                <text:p>2304000</text:p>
              </table:table-cell>
              <table:table-cell office:value-type="float" office:value="3456000">
                <text:p>3456000</text:p>
              </table:table-cell>
              <table:table-cell office:value-type="float" office:value="16704000">
                <text:p>16704000</text:p>
              </table:table-cell>
              <table:table-cell office:value-type="float" office:value="19008000">
                <text:p>19008000</text:p>
              </table:table-cell>
              <table:table-cell office:value-type="float" office:value="24192000">
                <text:p>24192000</text:p>
              </table:table-cell>
              <table:table-cell office:value-type="float" office:value="28800000">
                <text:p>28800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0">
                <text:p>73000</text:p>
              </table:table-cell>
              <table:table-cell office:value-type="float" office:value="2336000">
                <text:p>2336000</text:p>
              </table:table-cell>
              <table:table-cell office:value-type="float" office:value="3504000">
                <text:p>3504000</text:p>
              </table:table-cell>
              <table:table-cell office:value-type="float" office:value="16936000">
                <text:p>16936000</text:p>
              </table:table-cell>
              <table:table-cell office:value-type="float" office:value="19272000">
                <text:p>19272000</text:p>
              </table:table-cell>
              <table:table-cell office:value-type="float" office:value="24528000">
                <text:p>24528000</text:p>
              </table:table-cell>
              <table:table-cell office:value-type="float" office:value="29200000">
                <text:p>29200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0">
                <text:p>74000</text:p>
              </table:table-cell>
              <table:table-cell office:value-type="float" office:value="2368000">
                <text:p>2368000</text:p>
              </table:table-cell>
              <table:table-cell office:value-type="float" office:value="3552000">
                <text:p>3552000</text:p>
              </table:table-cell>
              <table:table-cell office:value-type="float" office:value="17168000">
                <text:p>17168000</text:p>
              </table:table-cell>
              <table:table-cell office:value-type="float" office:value="19536000">
                <text:p>19536000</text:p>
              </table:table-cell>
              <table:table-cell office:value-type="float" office:value="24864000">
                <text:p>24864000</text:p>
              </table:table-cell>
              <table:table-cell office:value-type="float" office:value="29600000">
                <text:p>29600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0">
                <text:p>75000</text:p>
              </table:table-cell>
              <table:table-cell office:value-type="float" office:value="2400000">
                <text:p>2400000</text:p>
              </table:table-cell>
              <table:table-cell office:value-type="float" office:value="3600000">
                <text:p>3600000</text:p>
              </table:table-cell>
              <table:table-cell office:value-type="float" office:value="17400000">
                <text:p>17400000</text:p>
              </table:table-cell>
              <table:table-cell office:value-type="float" office:value="19800000">
                <text:p>19800000</text:p>
              </table:table-cell>
              <table:table-cell office:value-type="float" office:value="25200000">
                <text:p>25200000</text:p>
              </table:table-cell>
              <table:table-cell office:value-type="float" office:value="30000000">
                <text:p>30000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0">
                <text:p>76000</text:p>
              </table:table-cell>
              <table:table-cell office:value-type="float" office:value="2432000">
                <text:p>2432000</text:p>
              </table:table-cell>
              <table:table-cell office:value-type="float" office:value="3648000">
                <text:p>3648000</text:p>
              </table:table-cell>
              <table:table-cell office:value-type="float" office:value="17632000">
                <text:p>17632000</text:p>
              </table:table-cell>
              <table:table-cell office:value-type="float" office:value="20064000">
                <text:p>20064000</text:p>
              </table:table-cell>
              <table:table-cell office:value-type="float" office:value="25536000">
                <text:p>25536000</text:p>
              </table:table-cell>
              <table:table-cell office:value-type="float" office:value="30400000">
                <text:p>30400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0">
                <text:p>77000</text:p>
              </table:table-cell>
              <table:table-cell office:value-type="float" office:value="2464000">
                <text:p>2464000</text:p>
              </table:table-cell>
              <table:table-cell office:value-type="float" office:value="3696000">
                <text:p>3696000</text:p>
              </table:table-cell>
              <table:table-cell office:value-type="float" office:value="17864000">
                <text:p>17864000</text:p>
              </table:table-cell>
              <table:table-cell office:value-type="float" office:value="20328000">
                <text:p>20328000</text:p>
              </table:table-cell>
              <table:table-cell office:value-type="float" office:value="25872000">
                <text:p>25872000</text:p>
              </table:table-cell>
              <table:table-cell office:value-type="float" office:value="30800000">
                <text:p>30800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0">
                <text:p>78000</text:p>
              </table:table-cell>
              <table:table-cell office:value-type="float" office:value="2496000">
                <text:p>2496000</text:p>
              </table:table-cell>
              <table:table-cell office:value-type="float" office:value="3744000">
                <text:p>3744000</text:p>
              </table:table-cell>
              <table:table-cell office:value-type="float" office:value="18096000">
                <text:p>18096000</text:p>
              </table:table-cell>
              <table:table-cell office:value-type="float" office:value="20592000">
                <text:p>20592000</text:p>
              </table:table-cell>
              <table:table-cell office:value-type="float" office:value="26208000">
                <text:p>26208000</text:p>
              </table:table-cell>
              <table:table-cell office:value-type="float" office:value="31200000">
                <text:p>31200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0">
                <text:p>79000</text:p>
              </table:table-cell>
              <table:table-cell office:value-type="float" office:value="2528000">
                <text:p>2528000</text:p>
              </table:table-cell>
              <table:table-cell office:value-type="float" office:value="3792000">
                <text:p>3792000</text:p>
              </table:table-cell>
              <table:table-cell office:value-type="float" office:value="18328000">
                <text:p>18328000</text:p>
              </table:table-cell>
              <table:table-cell office:value-type="float" office:value="20856000">
                <text:p>20856000</text:p>
              </table:table-cell>
              <table:table-cell office:value-type="float" office:value="26544000">
                <text:p>26544000</text:p>
              </table:table-cell>
              <table:table-cell office:value-type="float" office:value="31600000">
                <text:p>31600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0">
                <text:p>80000</text:p>
              </table:table-cell>
              <table:table-cell office:value-type="float" office:value="2560000">
                <text:p>2560000</text:p>
              </table:table-cell>
              <table:table-cell office:value-type="float" office:value="3840000">
                <text:p>3840000</text:p>
              </table:table-cell>
              <table:table-cell office:value-type="float" office:value="18560000">
                <text:p>18560000</text:p>
              </table:table-cell>
              <table:table-cell office:value-type="float" office:value="21120000">
                <text:p>21120000</text:p>
              </table:table-cell>
              <table:table-cell office:value-type="float" office:value="26880000">
                <text:p>26880000</text:p>
              </table:table-cell>
              <table:table-cell office:value-type="float" office:value="32000000">
                <text:p>32000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0">
                <text:p>81000</text:p>
              </table:table-cell>
              <table:table-cell office:value-type="float" office:value="2592000">
                <text:p>2592000</text:p>
              </table:table-cell>
              <table:table-cell office:value-type="float" office:value="3888000">
                <text:p>3888000</text:p>
              </table:table-cell>
              <table:table-cell office:value-type="float" office:value="18792000">
                <text:p>18792000</text:p>
              </table:table-cell>
              <table:table-cell office:value-type="float" office:value="21384000">
                <text:p>21384000</text:p>
              </table:table-cell>
              <table:table-cell office:value-type="float" office:value="27216000">
                <text:p>27216000</text:p>
              </table:table-cell>
              <table:table-cell office:value-type="float" office:value="32400000">
                <text:p>32400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0">
                <text:p>82000</text:p>
              </table:table-cell>
              <table:table-cell office:value-type="float" office:value="2624000">
                <text:p>2624000</text:p>
              </table:table-cell>
              <table:table-cell office:value-type="float" office:value="3936000">
                <text:p>3936000</text:p>
              </table:table-cell>
              <table:table-cell office:value-type="float" office:value="19024000">
                <text:p>19024000</text:p>
              </table:table-cell>
              <table:table-cell office:value-type="float" office:value="21648000">
                <text:p>21648000</text:p>
              </table:table-cell>
              <table:table-cell office:value-type="float" office:value="27552000">
                <text:p>27552000</text:p>
              </table:table-cell>
              <table:table-cell office:value-type="float" office:value="32800000">
                <text:p>32800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0">
                <text:p>83000</text:p>
              </table:table-cell>
              <table:table-cell office:value-type="float" office:value="2656000">
                <text:p>2656000</text:p>
              </table:table-cell>
              <table:table-cell office:value-type="float" office:value="3984000">
                <text:p>3984000</text:p>
              </table:table-cell>
              <table:table-cell office:value-type="float" office:value="19256000">
                <text:p>19256000</text:p>
              </table:table-cell>
              <table:table-cell office:value-type="float" office:value="21912000">
                <text:p>21912000</text:p>
              </table:table-cell>
              <table:table-cell office:value-type="float" office:value="27888000">
                <text:p>27888000</text:p>
              </table:table-cell>
              <table:table-cell office:value-type="float" office:value="33200000">
                <text:p>33200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0">
                <text:p>84000</text:p>
              </table:table-cell>
              <table:table-cell office:value-type="float" office:value="2688000">
                <text:p>2688000</text:p>
              </table:table-cell>
              <table:table-cell office:value-type="float" office:value="4032000">
                <text:p>4032000</text:p>
              </table:table-cell>
              <table:table-cell office:value-type="float" office:value="19488000">
                <text:p>19488000</text:p>
              </table:table-cell>
              <table:table-cell office:value-type="float" office:value="22176000">
                <text:p>22176000</text:p>
              </table:table-cell>
              <table:table-cell office:value-type="float" office:value="28224000">
                <text:p>28224000</text:p>
              </table:table-cell>
              <table:table-cell office:value-type="float" office:value="33600000">
                <text:p>33600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0">
                <text:p>85000</text:p>
              </table:table-cell>
              <table:table-cell office:value-type="float" office:value="2720000">
                <text:p>2720000</text:p>
              </table:table-cell>
              <table:table-cell office:value-type="float" office:value="4080000">
                <text:p>4080000</text:p>
              </table:table-cell>
              <table:table-cell office:value-type="float" office:value="19720000">
                <text:p>19720000</text:p>
              </table:table-cell>
              <table:table-cell office:value-type="float" office:value="22440000">
                <text:p>22440000</text:p>
              </table:table-cell>
              <table:table-cell office:value-type="float" office:value="28560000">
                <text:p>28560000</text:p>
              </table:table-cell>
              <table:table-cell office:value-type="float" office:value="34000000">
                <text:p>34000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0">
                <text:p>86000</text:p>
              </table:table-cell>
              <table:table-cell office:value-type="float" office:value="2752000">
                <text:p>2752000</text:p>
              </table:table-cell>
              <table:table-cell office:value-type="float" office:value="4128000">
                <text:p>4128000</text:p>
              </table:table-cell>
              <table:table-cell office:value-type="float" office:value="19952000">
                <text:p>19952000</text:p>
              </table:table-cell>
              <table:table-cell office:value-type="float" office:value="22704000">
                <text:p>22704000</text:p>
              </table:table-cell>
              <table:table-cell office:value-type="float" office:value="28896000">
                <text:p>28896000</text:p>
              </table:table-cell>
              <table:table-cell office:value-type="float" office:value="34400000">
                <text:p>34400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0">
                <text:p>87000</text:p>
              </table:table-cell>
              <table:table-cell office:value-type="float" office:value="2784000">
                <text:p>2784000</text:p>
              </table:table-cell>
              <table:table-cell office:value-type="float" office:value="4176000">
                <text:p>4176000</text:p>
              </table:table-cell>
              <table:table-cell office:value-type="float" office:value="20184000">
                <text:p>20184000</text:p>
              </table:table-cell>
              <table:table-cell office:value-type="float" office:value="22968000">
                <text:p>22968000</text:p>
              </table:table-cell>
              <table:table-cell office:value-type="float" office:value="29232000">
                <text:p>29232000</text:p>
              </table:table-cell>
              <table:table-cell office:value-type="float" office:value="34800000">
                <text:p>34800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0">
                <text:p>88000</text:p>
              </table:table-cell>
              <table:table-cell office:value-type="float" office:value="2816000">
                <text:p>2816000</text:p>
              </table:table-cell>
              <table:table-cell office:value-type="float" office:value="4224000">
                <text:p>4224000</text:p>
              </table:table-cell>
              <table:table-cell office:value-type="float" office:value="20416000">
                <text:p>20416000</text:p>
              </table:table-cell>
              <table:table-cell office:value-type="float" office:value="23232000">
                <text:p>23232000</text:p>
              </table:table-cell>
              <table:table-cell office:value-type="float" office:value="29568000">
                <text:p>29568000</text:p>
              </table:table-cell>
              <table:table-cell office:value-type="float" office:value="35200000">
                <text:p>35200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0">
                <text:p>89000</text:p>
              </table:table-cell>
              <table:table-cell office:value-type="float" office:value="2848000">
                <text:p>2848000</text:p>
              </table:table-cell>
              <table:table-cell office:value-type="float" office:value="4272000">
                <text:p>4272000</text:p>
              </table:table-cell>
              <table:table-cell office:value-type="float" office:value="20648000">
                <text:p>20648000</text:p>
              </table:table-cell>
              <table:table-cell office:value-type="float" office:value="23496000">
                <text:p>23496000</text:p>
              </table:table-cell>
              <table:table-cell office:value-type="float" office:value="29904000">
                <text:p>29904000</text:p>
              </table:table-cell>
              <table:table-cell office:value-type="float" office:value="35600000">
                <text:p>35600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0">
                <text:p>90000</text:p>
              </table:table-cell>
              <table:table-cell office:value-type="float" office:value="2880000">
                <text:p>2880000</text:p>
              </table:table-cell>
              <table:table-cell office:value-type="float" office:value="4320000">
                <text:p>4320000</text:p>
              </table:table-cell>
              <table:table-cell office:value-type="float" office:value="20880000">
                <text:p>20880000</text:p>
              </table:table-cell>
              <table:table-cell office:value-type="float" office:value="23760000">
                <text:p>23760000</text:p>
              </table:table-cell>
              <table:table-cell office:value-type="float" office:value="30240000">
                <text:p>30240000</text:p>
              </table:table-cell>
              <table:table-cell office:value-type="float" office:value="36000000">
                <text:p>36000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0">
                <text:p>91000</text:p>
              </table:table-cell>
              <table:table-cell office:value-type="float" office:value="2912000">
                <text:p>2912000</text:p>
              </table:table-cell>
              <table:table-cell office:value-type="float" office:value="4368000">
                <text:p>4368000</text:p>
              </table:table-cell>
              <table:table-cell office:value-type="float" office:value="21112000">
                <text:p>21112000</text:p>
              </table:table-cell>
              <table:table-cell office:value-type="float" office:value="24024000">
                <text:p>24024000</text:p>
              </table:table-cell>
              <table:table-cell office:value-type="float" office:value="30576000">
                <text:p>30576000</text:p>
              </table:table-cell>
              <table:table-cell office:value-type="float" office:value="36400000">
                <text:p>36400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0">
                <text:p>92000</text:p>
              </table:table-cell>
              <table:table-cell office:value-type="float" office:value="2944000">
                <text:p>2944000</text:p>
              </table:table-cell>
              <table:table-cell office:value-type="float" office:value="4416000">
                <text:p>4416000</text:p>
              </table:table-cell>
              <table:table-cell office:value-type="float" office:value="21344000">
                <text:p>21344000</text:p>
              </table:table-cell>
              <table:table-cell office:value-type="float" office:value="24288000">
                <text:p>24288000</text:p>
              </table:table-cell>
              <table:table-cell office:value-type="float" office:value="30912000">
                <text:p>30912000</text:p>
              </table:table-cell>
              <table:table-cell office:value-type="float" office:value="36800000">
                <text:p>36800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0">
                <text:p>93000</text:p>
              </table:table-cell>
              <table:table-cell office:value-type="float" office:value="2976000">
                <text:p>2976000</text:p>
              </table:table-cell>
              <table:table-cell office:value-type="float" office:value="4464000">
                <text:p>4464000</text:p>
              </table:table-cell>
              <table:table-cell office:value-type="float" office:value="21576000">
                <text:p>21576000</text:p>
              </table:table-cell>
              <table:table-cell office:value-type="float" office:value="24552000">
                <text:p>24552000</text:p>
              </table:table-cell>
              <table:table-cell office:value-type="float" office:value="31248000">
                <text:p>31248000</text:p>
              </table:table-cell>
              <table:table-cell office:value-type="float" office:value="37200000">
                <text:p>37200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0">
                <text:p>94000</text:p>
              </table:table-cell>
              <table:table-cell office:value-type="float" office:value="3008000">
                <text:p>3008000</text:p>
              </table:table-cell>
              <table:table-cell office:value-type="float" office:value="4512000">
                <text:p>4512000</text:p>
              </table:table-cell>
              <table:table-cell office:value-type="float" office:value="21808000">
                <text:p>21808000</text:p>
              </table:table-cell>
              <table:table-cell office:value-type="float" office:value="24816000">
                <text:p>24816000</text:p>
              </table:table-cell>
              <table:table-cell office:value-type="float" office:value="31584000">
                <text:p>31584000</text:p>
              </table:table-cell>
              <table:table-cell office:value-type="float" office:value="37600000">
                <text:p>37600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0">
                <text:p>95000</text:p>
              </table:table-cell>
              <table:table-cell office:value-type="float" office:value="3040000">
                <text:p>3040000</text:p>
              </table:table-cell>
              <table:table-cell office:value-type="float" office:value="4560000">
                <text:p>4560000</text:p>
              </table:table-cell>
              <table:table-cell office:value-type="float" office:value="22040000">
                <text:p>22040000</text:p>
              </table:table-cell>
              <table:table-cell office:value-type="float" office:value="25080000">
                <text:p>25080000</text:p>
              </table:table-cell>
              <table:table-cell office:value-type="float" office:value="31920000">
                <text:p>31920000</text:p>
              </table:table-cell>
              <table:table-cell office:value-type="float" office:value="38000000">
                <text:p>38000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0">
                <text:p>96000</text:p>
              </table:table-cell>
              <table:table-cell office:value-type="float" office:value="3072000">
                <text:p>3072000</text:p>
              </table:table-cell>
              <table:table-cell office:value-type="float" office:value="4608000">
                <text:p>4608000</text:p>
              </table:table-cell>
              <table:table-cell office:value-type="float" office:value="22272000">
                <text:p>22272000</text:p>
              </table:table-cell>
              <table:table-cell office:value-type="float" office:value="25344000">
                <text:p>25344000</text:p>
              </table:table-cell>
              <table:table-cell office:value-type="float" office:value="32256000">
                <text:p>32256000</text:p>
              </table:table-cell>
              <table:table-cell office:value-type="float" office:value="38400000">
                <text:p>38400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0">
                <text:p>97000</text:p>
              </table:table-cell>
              <table:table-cell office:value-type="float" office:value="3104000">
                <text:p>3104000</text:p>
              </table:table-cell>
              <table:table-cell office:value-type="float" office:value="4656000">
                <text:p>4656000</text:p>
              </table:table-cell>
              <table:table-cell office:value-type="float" office:value="22504000">
                <text:p>22504000</text:p>
              </table:table-cell>
              <table:table-cell office:value-type="float" office:value="25608000">
                <text:p>25608000</text:p>
              </table:table-cell>
              <table:table-cell office:value-type="float" office:value="32592000">
                <text:p>32592000</text:p>
              </table:table-cell>
              <table:table-cell office:value-type="float" office:value="38800000">
                <text:p>38800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0">
                <text:p>98000</text:p>
              </table:table-cell>
              <table:table-cell office:value-type="float" office:value="3136000">
                <text:p>3136000</text:p>
              </table:table-cell>
              <table:table-cell office:value-type="float" office:value="4704000">
                <text:p>4704000</text:p>
              </table:table-cell>
              <table:table-cell office:value-type="float" office:value="22736000">
                <text:p>22736000</text:p>
              </table:table-cell>
              <table:table-cell office:value-type="float" office:value="25872000">
                <text:p>25872000</text:p>
              </table:table-cell>
              <table:table-cell office:value-type="float" office:value="32928000">
                <text:p>32928000</text:p>
              </table:table-cell>
              <table:table-cell office:value-type="float" office:value="39200000">
                <text:p>39200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0">
                <text:p>99000</text:p>
              </table:table-cell>
              <table:table-cell office:value-type="float" office:value="3168000">
                <text:p>3168000</text:p>
              </table:table-cell>
              <table:table-cell office:value-type="float" office:value="4752000">
                <text:p>4752000</text:p>
              </table:table-cell>
              <table:table-cell office:value-type="float" office:value="22968000">
                <text:p>22968000</text:p>
              </table:table-cell>
              <table:table-cell office:value-type="float" office:value="26136000">
                <text:p>26136000</text:p>
              </table:table-cell>
              <table:table-cell office:value-type="float" office:value="33264000">
                <text:p>33264000</text:p>
              </table:table-cell>
              <table:table-cell office:value-type="float" office:value="39600000">
                <text:p>3960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